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Menlo" svg:font-family="Menlo"/>
    <style:font-face style:name="Segoe UI" svg:font-family="'Segoe UI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0.238cm"/>
    </style:style>
    <style:style style:name="co9" style:family="table-column">
      <style:table-column-properties fo:break-before="auto" style:column-width="0.397cm"/>
    </style:style>
    <style:style style:name="co10" style:family="table-column">
      <style:table-column-properties fo:break-before="auto" style:column-width="0.45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0.741cm"/>
    </style:style>
    <style:style style:name="co13" style:family="table-column">
      <style:table-column-properties fo:break-before="auto" style:column-width="1.058cm"/>
    </style:style>
    <style:style style:name="co14" style:family="table-column">
      <style:table-column-properties fo:break-before="auto" style:column-width="0.5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0.767cm"/>
    </style:style>
    <style:style style:name="co17" style:family="table-column">
      <style:table-column-properties fo:break-before="auto" style:column-width="0.635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61cm"/>
    </style:style>
    <style:style style:name="co20" style:family="table-column">
      <style:table-column-properties fo:break-before="auto" style:column-width="0.794cm"/>
    </style:style>
    <style:style style:name="co21" style:family="table-column">
      <style:table-column-properties fo:break-before="auto" style:column-width="0.609cm"/>
    </style:style>
    <style:style style:name="co22" style:family="table-column">
      <style:table-column-properties fo:break-before="auto" style:column-width="0.556cm"/>
    </style:style>
    <style:style style:name="co23" style:family="table-column">
      <style:table-column-properties fo:break-before="auto" style:column-width="0.979cm"/>
    </style:style>
    <style:style style:name="co24" style:family="table-column">
      <style:table-column-properties fo:break-before="auto" style:column-width="0.953cm"/>
    </style:style>
    <style:style style:name="co25" style:family="table-column">
      <style:table-column-properties fo:break-before="auto" style:column-width="2.115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661cm"/>
    </style:style>
    <style:style style:name="co28" style:family="table-column">
      <style:table-column-properties fo:break-before="auto" style:column-width="0.75cm"/>
    </style:style>
    <style:style style:name="co29" style:family="table-column">
      <style:table-column-properties fo:break-before="auto" style:column-width="0.97cm"/>
    </style:style>
    <style:style style:name="co30" style:family="table-column">
      <style:table-column-properties fo:break-before="auto" style:column-width="1.08cm"/>
    </style:style>
    <style:style style:name="co31" style:family="table-column">
      <style:table-column-properties fo:break-before="auto" style:column-width="1.741cm"/>
    </style:style>
    <style:style style:name="co32" style:family="table-column">
      <style:table-column-properties fo:break-before="auto" style:column-width="0.947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0.882cm"/>
    </style:style>
    <style:style style:name="co35" style:family="table-column">
      <style:table-column-properties fo:break-before="auto" style:column-width="1.168cm"/>
    </style:style>
    <style:style style:name="co36" style:family="table-column">
      <style:table-column-properties fo:break-before="auto" style:column-width="1.279cm"/>
    </style:style>
    <style:style style:name="co37" style:family="table-column">
      <style:table-column-properties fo:break-before="auto" style:column-width="1.102cm"/>
    </style:style>
    <style:style style:name="co38" style:family="table-column">
      <style:table-column-properties fo:break-before="auto" style:column-width="2.159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623cm"/>
    </style:style>
    <style:style style:name="co41" style:family="table-column">
      <style:table-column-properties fo:break-before="auto" style:column-width="1.432cm"/>
    </style:style>
    <style:style style:name="co42" style:family="table-column">
      <style:table-column-properties fo:break-before="auto" style:column-width="0.529cm"/>
    </style:style>
    <style:style style:name="co43" style:family="table-column">
      <style:table-column-properties fo:break-before="auto" style:column-width="1.367cm"/>
    </style:style>
    <style:style style:name="co44" style:family="table-column">
      <style:table-column-properties fo:break-before="auto" style:column-width="0.441cm"/>
    </style:style>
    <style:style style:name="co45" style:family="table-column">
      <style:table-column-properties fo:break-before="auto" style:column-width="2.667cm"/>
    </style:style>
    <style:style style:name="co46" style:family="table-column">
      <style:table-column-properties fo:break-before="auto" style:column-width="2.82cm"/>
    </style:style>
    <style:style style:name="co47" style:family="table-column">
      <style:table-column-properties fo:break-before="auto" style:column-width="1.429cm"/>
    </style:style>
    <style:style style:name="co48" style:family="table-column">
      <style:table-column-properties fo:break-before="auto" style:column-width="0.847cm"/>
    </style:style>
    <style:style style:name="co49" style:family="table-column">
      <style:table-column-properties fo:break-before="auto" style:column-width="1.323cm"/>
    </style:style>
    <style:style style:name="co50" style:family="table-column">
      <style:table-column-properties fo:break-before="auto" style:column-width="1.64cm"/>
    </style:style>
    <style:style style:name="co51" style:family="table-column">
      <style:table-column-properties fo:break-before="auto" style:column-width="1.376cm"/>
    </style:style>
    <style:style style:name="co52" style:family="table-column">
      <style:table-column-properties fo:break-before="auto" style:column-width="1.508cm"/>
    </style:style>
    <style:style style:name="co53" style:family="table-column">
      <style:table-column-properties fo:break-before="auto" style:column-width="1.138cm"/>
    </style:style>
    <style:style style:name="co54" style:family="table-column">
      <style:table-column-properties fo:break-before="auto" style:column-width="1.455cm"/>
    </style:style>
    <style:style style:name="co55" style:family="table-column">
      <style:table-column-properties fo:break-before="auto" style:column-width="1.244cm"/>
    </style:style>
    <style:style style:name="co56" style:family="table-column">
      <style:table-column-properties fo:break-before="auto" style:column-width="1.588cm"/>
    </style:style>
    <style:style style:name="co57" style:family="table-column">
      <style:table-column-properties fo:break-before="auto" style:column-width="2.909cm"/>
    </style:style>
    <style:style style:name="co58" style:family="table-column">
      <style:table-column-properties fo:break-before="auto" style:column-width="1.164cm"/>
    </style:style>
    <style:style style:name="co59" style:family="table-column">
      <style:table-column-properties fo:break-before="auto" style:column-width="0.344cm"/>
    </style:style>
    <style:style style:name="co60" style:family="table-column">
      <style:table-column-properties fo:break-before="auto" style:column-width="1.349cm"/>
    </style:style>
    <style:style style:name="co61" style:family="table-column">
      <style:table-column-properties fo:break-before="auto" style:column-width="1.296cm"/>
    </style:style>
    <style:style style:name="co62" style:family="table-column">
      <style:table-column-properties fo:break-before="auto" style:column-width="1.191cm"/>
    </style:style>
    <style:style style:name="co63" style:family="table-column">
      <style:table-column-properties fo:break-before="auto" style:column-width="0.291cm"/>
    </style:style>
    <style:style style:name="co64" style:family="table-column">
      <style:table-column-properties fo:break-before="auto" style:column-width="2.461cm"/>
    </style:style>
    <style:style style:name="co65" style:family="table-column">
      <style:table-column-properties fo:break-before="auto" style:column-width="0.688cm"/>
    </style:style>
    <style:style style:name="co66" style:family="table-column">
      <style:table-column-properties fo:break-before="auto" style:column-width="1.005cm"/>
    </style:style>
    <style:style style:name="co67" style:family="table-column">
      <style:table-column-properties fo:break-before="auto" style:column-width="2.143cm"/>
    </style:style>
    <style:style style:name="co68" style:family="table-column">
      <style:table-column-properties fo:break-before="auto" style:column-width="2.355cm"/>
    </style:style>
    <style:style style:name="co69" style:family="table-column">
      <style:table-column-properties fo:break-before="auto" style:column-width="2.672cm"/>
    </style:style>
    <style:style style:name="co70" style:family="table-column">
      <style:table-column-properties fo:break-before="auto" style:column-width="0.476cm"/>
    </style:style>
    <style:style style:name="co71" style:family="table-column">
      <style:table-column-properties fo:break-before="auto" style:column-width="1.482cm"/>
    </style:style>
    <style:style style:name="co72" style:family="table-column">
      <style:table-column-properties fo:break-before="auto" style:column-width="0.318cm"/>
    </style:style>
    <style:style style:name="co73" style:family="table-column">
      <style:table-column-properties fo:break-before="auto" style:column-width="3.923cm"/>
    </style:style>
    <style:style style:name="co74" style:family="table-column">
      <style:table-column-properties fo:break-before="auto" style:column-width="1.085cm"/>
    </style:style>
    <style:style style:name="co75" style:family="table-column">
      <style:table-column-properties fo:break-before="auto" style:column-width="1.032cm"/>
    </style:style>
    <style:style style:name="co76" style:family="table-column">
      <style:table-column-properties fo:break-before="auto" style:column-width="1.667cm"/>
    </style:style>
    <style:style style:name="co77" style:family="table-column">
      <style:table-column-properties fo:break-before="auto" style:column-width="0.873cm"/>
    </style:style>
    <style:style style:name="co78" style:family="table-column">
      <style:table-column-properties fo:break-before="auto" style:column-width="1.141cm"/>
    </style:style>
    <style:style style:name="co79" style:family="table-column">
      <style:table-column-properties fo:break-before="auto" style:column-width="1.746cm"/>
    </style:style>
    <style:style style:name="co80" style:family="table-column">
      <style:table-column-properties fo:break-before="auto" style:column-width="1.799cm"/>
    </style:style>
    <style:style style:name="co81" style:family="table-column">
      <style:table-column-properties fo:break-before="auto" style:column-width="1.905cm"/>
    </style:style>
    <style:style style:name="co82" style:family="table-column">
      <style:table-column-properties fo:break-before="auto" style:column-width="2.037cm"/>
    </style:style>
    <style:style style:name="co83" style:family="table-column">
      <style:table-column-properties fo:break-before="auto" style:column-width="1.879cm"/>
    </style:style>
    <style:style style:name="co84" style:family="table-column">
      <style:table-column-properties fo:break-before="auto" style:column-width="1.773cm"/>
    </style:style>
    <style:style style:name="co85" style:family="table-column">
      <style:table-column-properties fo:break-before="auto" style:column-width="5.556cm"/>
    </style:style>
    <style:style style:name="co86" style:family="table-column">
      <style:table-column-properties fo:break-before="auto" style:column-width="2.223cm"/>
    </style:style>
    <style:style style:name="co87" style:family="table-column">
      <style:table-column-properties fo:break-before="auto" style:column-width="4.974cm"/>
    </style:style>
    <style:style style:name="co88" style:family="table-column">
      <style:table-column-properties fo:break-before="auto" style:column-width="4.551cm"/>
    </style:style>
    <style:style style:name="co89" style:family="table-column">
      <style:table-column-properties fo:break-before="auto" style:column-width="16.775cm"/>
    </style:style>
    <style:style style:name="co90" style:family="table-column">
      <style:table-column-properties fo:break-before="auto" style:column-width="5.133cm"/>
    </style:style>
    <style:style style:name="co91" style:family="table-column">
      <style:table-column-properties fo:break-before="auto" style:column-width="3.969cm"/>
    </style:style>
    <style:style style:name="co92" style:family="table-column">
      <style:table-column-properties fo:break-before="auto" style:column-width="3.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388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style:style style:name="ce2" style:family="table-cell" style:parent-style-name="Default"/>
    <style:style style:name="ce78" style:family="table-cell" style:parent-style-name="Default" style:data-style-name="N0">
      <style:table-cell-properties fo:border-bottom="2.01pt solid #000000" style:text-align-source="fix" style:repeat-content="false" fo:border-left="none" fo:border-right="2.49pt solid #000000" fo:border-top="none" style:vertical-align="middle"/>
      <style:paragraph-properties fo:text-align="center"/>
    </style:style>
    <style:style style:name="ce4" style:family="table-cell" style:parent-style-name="Default" style:data-style-name="N0"/>
    <style:style style:name="ce61" style:family="table-cell" style:parent-style-name="Default" style:data-style-name="N0">
      <style:table-cell-properties fo:border-bottom="0.06pt solid #000000" fo:border-left="0.06pt solid #000000" fo:border-right="2.49pt solid #000000" fo:border-top="none"/>
    </style:style>
    <style:style style:name="ce62" style:family="table-cell" style:parent-style-name="Default" style:data-style-name="N0">
      <style:table-cell-properties fo:border-bottom="0.06pt solid #000000" fo:border-left="0.06pt solid #000000" fo:border-right="2.49pt solid #000000" fo:border-top="0.06pt solid #000000"/>
    </style:style>
    <style:style style:name="ce63" style:family="table-cell" style:parent-style-name="Default" style:data-style-name="N0">
      <style:table-cell-properties fo:border-bottom="2.01pt solid #000000" fo:border-left="0.06pt solid #000000" fo:border-right="2.49pt solid #000000" fo:border-top="0.06pt solid #000000"/>
    </style:style>
    <style:style style:name="ce1" style:family="table-cell" style:parent-style-name="Default" style:data-style-name="N0"/>
    <style:style style:name="ce50" style:family="table-cell" style:parent-style-name="Default" style:data-style-name="N0">
      <style:text-properties fo:color="#393939" style:font-name="Segoe UI" fo:font-size="19pt" fo:font-weight="bold" style:font-name-asian="Segoe UI" style:font-size-asian="19pt" style:font-weight-asian="bold" style:font-name-complex="Segoe UI" style:font-size-complex="19pt" style:font-weight-complex="bold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2.01pt solid #000000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0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 style:data-style-name="N0">
      <style:table-cell-properties fo:border="0.06pt solid #000000"/>
    </style:style>
    <style:style style:name="ce55" style:family="table-cell" style:parent-style-name="Per_20_cent" style:data-style-name="N10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Per_20_cent" style:data-style-name="N10">
      <style:table-cell-properties fo:border="0.06pt solid #000000"/>
    </style:style>
    <style:style style:name="ce57" style:family="table-cell" style:parent-style-name="Per_20_cent" style:data-style-name="N10">
      <style:table-cell-properties fo:border-bottom="2.01pt solid #000000" fo:border-left="0.06pt solid #000000" fo:border-right="0.06pt solid #000000" fo:border-top="0.06pt solid #000000"/>
    </style:style>
    <style:style style:name="ce76" style:family="table-cell" style:parent-style-name="Per_20_cent" style:data-style-name="N119">
      <style:table-cell-properties fo:border-bottom="0.06pt solid #000000" fo:border-left="0.06pt solid #000000" fo:border-right="0.06pt solid #000000" fo:border-top="none"/>
    </style:style>
    <style:style style:name="ce94" style:family="table-cell" style:parent-style-name="Default" style:data-style-name="N0">
      <style:table-cell-properties fo:background-color="transparent"/>
    </style:style>
    <style:style style:name="ce64" style:family="table-cell" style:parent-style-name="Per_20_cent" style:data-style-name="N10"/>
    <style:style style:name="ce65" style:family="table-cell" style:parent-style-name="Per_20_cent" style:data-style-name="N10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fo:font-size="8pt" style:font-size-asian="8pt" style:font-size-complex="8pt"/>
    </style:style>
    <style:style style:name="ce43" style:family="table-cell" style:parent-style-name="Per_20_cent" style:data-style-name="N1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18" style:family="table-cell" style:parent-style-name="Default" style:data-style-name="N112">
      <style:text-properties fo:font-size="8pt" style:font-size-asian="8pt" style:font-size-complex="8pt"/>
    </style:style>
    <style:style style:name="ce8" style:family="table-cell" style:parent-style-name="Default" style:data-style-name="N112">
      <style:text-properties fo:color="#2a2a2a" fo:font-size="8pt" style:font-size-asian="8pt" style:font-size-complex="8pt"/>
    </style:style>
    <style:style style:name="ce39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8pt" style:font-size-asian="8pt" style:font-size-complex="8pt"/>
    </style:style>
    <style:style style:name="ce38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99">
      <style:text-properties fo:font-size="8pt" style:font-size-asian="8pt" style:font-size-complex="8pt"/>
    </style:style>
    <style:style style:name="ce9" style:family="table-cell" style:parent-style-name="Default" style:data-style-name="N112">
      <style:table-cell-properties fo:background-color="#e7e6e6"/>
      <style:text-properties fo:font-size="8pt" style:font-size-asian="8pt" style:font-size-complex="8pt"/>
    </style:style>
    <style:style style:name="ce48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7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start" fo:margin-left="0cm"/>
      <style:text-properties fo:color="#000000" fo:font-size="8pt" style:font-size-asian="8pt" style:font-size-complex="8pt"/>
    </style:style>
    <style:style style:name="ce47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 style:data-style-name="N36">
      <style:text-properties fo:font-size="8pt" style:font-size-asian="8pt" style:font-size-complex="8pt"/>
    </style:style>
    <style:style style:name="ce20" style:family="table-cell" style:parent-style-name="Default" style:data-style-name="N2">
      <style:text-properties fo:font-size="8pt" style:font-size-asian="8pt" style:font-size-complex="8pt"/>
    </style:style>
    <style:style style:name="ce29" style:family="table-cell" style:parent-style-name="Default" style:data-style-name="N10111">
      <style:text-properties fo:font-size="8pt" style:font-size-asian="8pt" style:font-size-complex="8pt"/>
    </style:style>
    <style:style style:name="ce27" style:family="table-cell" style:parent-style-name="Default" style:data-style-name="N0">
      <style:text-properties fo:color="#e6db74" style:font-name="Menlo" fo:font-size="11pt" style:font-name-asian="Menlo" style:font-size-asian="11pt" style:font-name-complex="Menlo" style:font-size-complex="11pt"/>
    </style:style>
    <style:style style:name="ce25" style:family="table-cell" style:parent-style-name="Default" style:data-style-name="N111">
      <style:text-properties fo:font-size="8pt" style:font-size-asian="8pt" style:font-size-complex="8pt"/>
    </style:style>
    <style:style style:name="ce30" style:family="table-cell" style:parent-style-name="Default" style:data-style-name="N0">
      <style:text-properties fo:color="#2a2a2a" fo:font-size="8pt" style:font-size-asian="8pt" style:font-size-complex="8pt"/>
    </style:style>
    <style:style style:name="ce123" style:family="table-cell" style:parent-style-name="Default" style:data-style-name="N121">
      <style:text-properties fo:font-size="8pt" style:font-size-asian="8pt" style:font-size-complex="8pt"/>
    </style:style>
    <style:style style:name="ce23" style:family="table-cell" style:parent-style-name="Default" style:data-style-name="N0">
      <style:text-properties fo:color="#000000" fo:font-size="8pt" style:font-size-asian="8pt" style:font-size-complex="8pt"/>
    </style:style>
    <style:style style:name="ce11" style:family="table-cell" style:parent-style-name="Default" style:data-style-name="N112">
      <style:text-properties fo:color="#000000" fo:font-size="8pt" style:font-size-asian="8pt" style:font-size-complex="8pt"/>
    </style:style>
    <style:style style:name="ce36" style:family="table-cell" style:parent-style-name="Default" style:data-style-name="N10112">
      <style:text-properties fo:font-size="8pt" style:font-size-asian="8pt" style:font-size-complex="8pt"/>
    </style:style>
    <style:style style:name="ce35" style:family="table-cell" style:parent-style-name="Default" style:data-style-name="N0">
      <style:text-properties fo:color="#1f2328"/>
    </style:style>
    <style:style style:name="ce40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center"/>
      <style:text-properties fo:color="#000000" fo:font-size="8pt" style:font-size-asian="8pt" style:font-size-complex="8pt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5" style:family="table-cell" style:parent-style-name="Default" style:data-style-name="N112">
      <style:table-cell-properties style:vertical-align="middle"/>
      <style:text-properties fo:font-size="8pt" style:font-size-asian="8pt" style:font-size-complex="8pt"/>
    </style:style>
    <style:style style:name="ce16" style:family="table-cell" style:parent-style-name="Default" style:data-style-name="N112">
      <style:table-cell-properties style:vertical-align="middle"/>
      <style:text-properties fo:color="#2a2a2a" fo:font-size="8pt" style:font-size-asian="8pt" style:font-size-complex="8pt"/>
    </style:style>
    <style:style style:name="ce6" style:family="table-cell" style:parent-style-name="Default" style:data-style-name="N0">
      <style:table-cell-properties fo:background-color="#e7e6e6"/>
      <style:text-properties fo:font-size="8pt" style:font-size-asian="8pt" style:font-size-complex="8pt"/>
    </style:style>
    <style:style style:name="ce10" style:family="table-cell" style:parent-style-name="Default" style:data-style-name="N112">
      <style:table-cell-properties fo:background-color="#e7e6e6"/>
      <style:text-properties fo:color="#2a2a2a" fo:font-size="8pt" style:font-size-asian="8pt" style:font-size-complex="8pt"/>
    </style:style>
    <style:style style:name="ce28" style:family="table-cell" style:parent-style-name="Default" style:data-style-name="N113"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1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VER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78" office:value-type="string" calcext:value-type="string" table:number-columns-spanned="1" table:number-rows-spanned="2">
            <text:p>AREA</text:p>
          </table:table-cell>
          <table:table-cell table:style-name="ce79" office:value-type="string" calcext:value-type="string" table:number-columns-spanned="3" table:number-rows-spanned="1">
            <text:p>FUNCTIONS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covered-table-cell table:style-name="ce4"/>
          <table:table-cell table:style-name="ce58" office:value-type="string" calcext:value-type="string">
            <text:p>IMPLEMENTED</text:p>
          </table:table-cell>
          <table:table-cell table:style-name="ce56" office:value-type="string" calcext:value-type="string">
            <text:p>TOTAL</text:p>
          </table:table-cell>
          <table:table-cell table:style-name="ce56" office:value-type="string" calcext:value-type="string">
            <text:p>COVERAGE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AUTOMATION</text:p>
          </table:table-cell>
          <table:table-cell table:style-name="ce59" table:formula="of:=COUNTIF([AUTOMATION.B$3:.B$245];&quot;=DONE&quot;)" office:value-type="float" office:value="0" calcext:value-type="float">
            <text:p>0</text:p>
          </table:table-cell>
          <table:table-cell table:style-name="ce54" table:formula="of:=COUNTA([AUTOMATION.A$3:.A$245])" office:value-type="float" office:value="3" calcext:value-type="float">
            <text:p>3</text:p>
          </table:table-cell>
          <table:table-cell table:style-name="ce55" table:formula="of:=[.B3]/[.C3]" office:value-type="percentage" office:value="0" calcext:value-type="percentage">
            <text:p>0%</text:p>
          </table:table-cell>
          <table:table-cell table:formula="of:=[.C3]-[.B3]" office:value-type="float" office:value="3" calcext:value-type="float">
            <text:p>3</text:p>
          </table:table-cell>
          <table:table-cell table:style-name="ce64" table:formula="of:=[.E3]/[.C$18]" office:value-type="percentage" office:value="0.00564971751412429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COMPATIBILITY</text:p>
          </table:table-cell>
          <table:table-cell table:style-name="ce60" table:formula="of:=COUNTIF([COMPATIBILITY.B$3:.B$92];&quot;=DONE&quot;)" office:value-type="float" office:value="1" calcext:value-type="float">
            <text:p>1</text:p>
          </table:table-cell>
          <table:table-cell table:style-name="ce52" table:formula="of:=COUNTA([COMPATIBILITY.A$3:.A$92])" office:value-type="float" office:value="40" calcext:value-type="float">
            <text:p>40</text:p>
          </table:table-cell>
          <table:table-cell table:style-name="ce53" table:formula="of:=[.B4]/[.C4]" office:value-type="percentage" office:value="0.025" calcext:value-type="percentage">
            <text:p>3%</text:p>
          </table:table-cell>
          <table:table-cell table:formula="of:=[.C4]-[.B4]" office:value-type="float" office:value="39" calcext:value-type="float">
            <text:p>39</text:p>
          </table:table-cell>
          <table:table-cell table:style-name="ce64" table:formula="of:=[.E4]/[.C$18]" office:value-type="percentage" office:value="0.0734463276836158" calcext:value-type="percentage">
            <text:p>7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CUBE</text:p>
          </table:table-cell>
          <table:table-cell table:style-name="ce60" table:formula="of:=COUNTIF([CUBE.B$3:.B$92];&quot;=DONE&quot;)" office:value-type="float" office:value="0" calcext:value-type="float">
            <text:p>0</text:p>
          </table:table-cell>
          <table:table-cell table:style-name="ce52" table:formula="of:=COUNTA([CUBE.A$3:.A$92])" office:value-type="float" office:value="7" calcext:value-type="float">
            <text:p>7</text:p>
          </table:table-cell>
          <table:table-cell table:style-name="ce53" table:formula="of:=[.B5]/[.C5]" office:value-type="percentage" office:value="0" calcext:value-type="percentage">
            <text:p>0%</text:p>
          </table:table-cell>
          <table:table-cell table:formula="of:=[.C5]-[.B5]" office:value-type="float" office:value="7" calcext:value-type="float">
            <text:p>7</text:p>
          </table:table-cell>
          <table:table-cell table:style-name="ce64" table:formula="of:=[.E5]/[.C$18]" office:value-type="percentage" office:value="0.0131826741996234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DATABASE</text:p>
          </table:table-cell>
          <table:table-cell table:style-name="ce60" table:formula="of:=COUNTIF([DATABASE.B$3:.B$92];&quot;=DONE&quot;)" office:value-type="float" office:value="0" calcext:value-type="float">
            <text:p>0</text:p>
          </table:table-cell>
          <table:table-cell table:style-name="ce52" table:formula="of:=COUNTA([DATABASE.A$3:.A$92])" office:value-type="float" office:value="12" calcext:value-type="float">
            <text:p>12</text:p>
          </table:table-cell>
          <table:table-cell table:style-name="ce53" table:formula="of:=[.B6]/[.C6]" office:value-type="percentage" office:value="0" calcext:value-type="percentage">
            <text:p>0%</text:p>
          </table:table-cell>
          <table:table-cell table:formula="of:=[.C6]-[.B6]" office:value-type="float" office:value="12" calcext:value-type="float">
            <text:p>12</text:p>
          </table:table-cell>
          <table:table-cell table:style-name="ce64" table:formula="of:=[.E6]/[.C$18]" office:value-type="percentage" office:value="0.0225988700564972" calcext:value-type="percentage">
            <text:p>2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DATE &amp; TIME</text:p>
          </table:table-cell>
          <table:table-cell table:style-name="ce60" table:formula="of:=COUNTIF(['DATE &amp; TIME'.B$3:.B$245];&quot;=DONE&quot;)" office:value-type="float" office:value="2" calcext:value-type="float">
            <text:p>2</text:p>
          </table:table-cell>
          <table:table-cell table:style-name="ce52" table:formula="of:=COUNTA(['DATE &amp; TIME'.A$3:.A$245])" office:value-type="float" office:value="25" calcext:value-type="float">
            <text:p>25</text:p>
          </table:table-cell>
          <table:table-cell table:style-name="ce53" table:formula="of:=[.B7]/[.C7]" office:value-type="percentage" office:value="0.08" calcext:value-type="percentage">
            <text:p>8%</text:p>
          </table:table-cell>
          <table:table-cell table:style-name="ce94" table:formula="of:=[.C7]-[.B7]" office:value-type="float" office:value="23" calcext:value-type="float">
            <text:p>23</text:p>
          </table:table-cell>
          <table:table-cell table:style-name="ce65" table:formula="of:=[.E7]/[.C$18]" office:value-type="percentage" office:value="0.0433145009416196" calcext:value-type="percentage">
            <text:p>4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ENGINEERING</text:p>
          </table:table-cell>
          <table:table-cell table:style-name="ce60" table:formula="of:=COUNTIF([ENGINEERING.B$3:.B$66];&quot;=DONE&quot;)" office:value-type="float" office:value="0" calcext:value-type="float">
            <text:p>0</text:p>
          </table:table-cell>
          <table:table-cell table:style-name="ce52" table:formula="of:=COUNTA([ENGINEERING.A$3:.A$66])" office:value-type="float" office:value="54" calcext:value-type="float">
            <text:p>54</text:p>
          </table:table-cell>
          <table:table-cell table:style-name="ce53" table:formula="of:=[.B8]/[.C8]" office:value-type="percentage" office:value="0" calcext:value-type="percentage">
            <text:p>0%</text:p>
          </table:table-cell>
          <table:table-cell table:style-name="ce94" table:formula="of:=[.C8]-[.B8]" office:value-type="float" office:value="54" calcext:value-type="float">
            <text:p>54</text:p>
          </table:table-cell>
          <table:table-cell table:style-name="ce64" table:formula="of:=[.E8]/[.C$18]" office:value-type="percentage" office:value="0.101694915254237" calcext:value-type="percentage">
            <text:p>10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FINANCIAL</text:p>
          </table:table-cell>
          <table:table-cell table:style-name="ce60" table:formula="of:=COUNTIF([FINANCIAL.B$3:.B$245];&quot;=DONE&quot;)" office:value-type="float" office:value="4" calcext:value-type="float">
            <text:p>4</text:p>
          </table:table-cell>
          <table:table-cell table:style-name="ce52" table:formula="of:=COUNTA([FINANCIAL.A$3:.A$245])" office:value-type="float" office:value="55" calcext:value-type="float">
            <text:p>55</text:p>
          </table:table-cell>
          <table:table-cell table:style-name="ce53" table:formula="of:=[.B9]/[.C9]" office:value-type="percentage" office:value="0.0727272727272727" calcext:value-type="percentage">
            <text:p>7%</text:p>
          </table:table-cell>
          <table:table-cell table:style-name="ce94" table:formula="of:=[.C9]-[.B9]" office:value-type="float" office:value="51" calcext:value-type="float">
            <text:p>51</text:p>
          </table:table-cell>
          <table:table-cell table:style-name="ce64" table:formula="of:=[.E9]/[.C$18]" office:value-type="percentage" office:value="0.096045197740113" calcext:value-type="percentage">
            <text:p>10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INFORMATION</text:p>
          </table:table-cell>
          <table:table-cell table:style-name="ce60" table:formula="of:=COUNTIF([INFORMATION.B$3:.B$278];&quot;=DONE&quot;)" office:value-type="float" office:value="1" calcext:value-type="float">
            <text:p>1</text:p>
          </table:table-cell>
          <table:table-cell table:style-name="ce52" table:formula="of:=COUNTA([INFORMATION.A$3:.A$278])" office:value-type="float" office:value="22" calcext:value-type="float">
            <text:p>22</text:p>
          </table:table-cell>
          <table:table-cell table:style-name="ce53" table:formula="of:=[.B10]/[.C10]" office:value-type="percentage" office:value="0.0454545454545455" calcext:value-type="percentage">
            <text:p>5%</text:p>
          </table:table-cell>
          <table:table-cell table:style-name="ce94" table:formula="of:=[.C10]-[.B10]" office:value-type="float" office:value="21" calcext:value-type="float">
            <text:p>21</text:p>
          </table:table-cell>
          <table:table-cell table:style-name="ce64" table:formula="of:=[.E10]/[.C$18]" office:value-type="percentage" office:value="0.0395480225988701" calcext:value-type="percentage">
            <text:p>4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LOGICAL</text:p>
          </table:table-cell>
          <table:table-cell table:style-name="ce60" table:formula="of:=COUNTIF([LOGICAL.B$3:.B$276];&quot;=DONE&quot;)" office:value-type="float" office:value="5" calcext:value-type="float">
            <text:p>5</text:p>
          </table:table-cell>
          <table:table-cell table:style-name="ce52" table:formula="of:=COUNTA([LOGICAL.A$3:.A$276])" office:value-type="float" office:value="19" calcext:value-type="float">
            <text:p>19</text:p>
          </table:table-cell>
          <table:table-cell table:style-name="ce53" table:formula="of:=[.B11]/[.C11]" office:value-type="percentage" office:value="0.263157894736842" calcext:value-type="percentage">
            <text:p>26%</text:p>
          </table:table-cell>
          <table:table-cell table:style-name="ce94" table:formula="of:=[.C11]-[.B11]" office:value-type="float" office:value="14" calcext:value-type="float">
            <text:p>14</text:p>
          </table:table-cell>
          <table:table-cell table:style-name="ce64" table:formula="of:=[.E11]/[.C$18]" office:value-type="percentage" office:value="0.0263653483992467" calcext:value-type="percentage">
            <text:p>3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LOOKUP</text:p>
          </table:table-cell>
          <table:table-cell table:style-name="ce60" table:formula="of:=COUNTIF([LOOKUP.B$3:.B$268];&quot;=DONE&quot;)" office:value-type="float" office:value="1" calcext:value-type="float">
            <text:p>1</text:p>
          </table:table-cell>
          <table:table-cell table:style-name="ce52" table:formula="of:=COUNTA([LOOKUP.A$3:.A$268])" office:value-type="float" office:value="40" calcext:value-type="float">
            <text:p>40</text:p>
          </table:table-cell>
          <table:table-cell table:style-name="ce53" table:formula="of:=[.B12]/[.C12]" office:value-type="percentage" office:value="0.025" calcext:value-type="percentage">
            <text:p>3%</text:p>
          </table:table-cell>
          <table:table-cell table:style-name="ce94" table:formula="of:=[.C12]-[.B12]" office:value-type="float" office:value="39" calcext:value-type="float">
            <text:p>39</text:p>
          </table:table-cell>
          <table:table-cell table:style-name="ce64" table:formula="of:=[.E12]/[.C$18]" office:value-type="percentage" office:value="0.0734463276836158" calcext:value-type="percentage">
            <text:p>7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MATH &amp; TRIG</text:p>
          </table:table-cell>
          <table:table-cell table:style-name="ce60" table:formula="of:=COUNTIF(['MATH_&amp;_TRIG'.B$3:.B$219];&quot;=DONE&quot;)" office:value-type="float" office:value="24" calcext:value-type="float">
            <text:p>24</text:p>
          </table:table-cell>
          <table:table-cell table:style-name="ce52" table:formula="of:=COUNTA(['MATH_&amp;_TRIG'.A$3:.A$219])" office:value-type="float" office:value="80" calcext:value-type="float">
            <text:p>80</text:p>
          </table:table-cell>
          <table:table-cell table:style-name="ce53" table:formula="of:=[.B13]/[.C13]" office:value-type="percentage" office:value="0.3" calcext:value-type="percentage">
            <text:p>30%</text:p>
          </table:table-cell>
          <table:table-cell table:style-name="ce94" table:formula="of:=[.C13]-[.B13]" office:value-type="float" office:value="56" calcext:value-type="float">
            <text:p>56</text:p>
          </table:table-cell>
          <table:table-cell table:style-name="ce64" table:formula="of:=[.E13]/[.C$18]" office:value-type="percentage" office:value="0.105461393596987" calcext:value-type="percentage">
            <text:p>1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STATISTICAL</text:p>
          </table:table-cell>
          <table:table-cell table:style-name="ce60" table:formula="of:=COUNTIF([STATISTICAL.B$3:.B$189];&quot;=DONE&quot;)" office:value-type="float" office:value="2" calcext:value-type="float">
            <text:p>2</text:p>
          </table:table-cell>
          <table:table-cell table:style-name="ce52" table:formula="of:=COUNTA([STATISTICAL.A$3:.A$189])" office:value-type="float" office:value="111" calcext:value-type="float">
            <text:p>111</text:p>
          </table:table-cell>
          <table:table-cell table:style-name="ce53" table:formula="of:=[.B14]/[.C14]" office:value-type="percentage" office:value="0.018018018018018" calcext:value-type="percentage">
            <text:p>2%</text:p>
          </table:table-cell>
          <table:table-cell table:style-name="ce94" table:formula="of:=[.C14]-[.B14]" office:value-type="float" office:value="109" calcext:value-type="float">
            <text:p>109</text:p>
          </table:table-cell>
          <table:table-cell table:style-name="ce64" table:formula="of:=[.E14]/[.C$18]" office:value-type="percentage" office:value="0.205273069679849" calcext:value-type="percentage">
            <text:p>21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TEXT</text:p>
          </table:table-cell>
          <table:table-cell table:style-name="ce60" table:formula="of:=COUNTIF([TEXT.B$3:.B$260];&quot;=DONE&quot;)" office:value-type="float" office:value="2" calcext:value-type="float">
            <text:p>2</text:p>
          </table:table-cell>
          <table:table-cell table:style-name="ce52" table:formula="of:=COUNTA([TEXT.A$3:.A$260])" office:value-type="float" office:value="45" calcext:value-type="float">
            <text:p>45</text:p>
          </table:table-cell>
          <table:table-cell table:style-name="ce53" table:formula="of:=[.B15]/[.C15]" office:value-type="percentage" office:value="0.0444444444444444" calcext:value-type="percentage">
            <text:p>4%</text:p>
          </table:table-cell>
          <table:table-cell table:style-name="ce94" table:formula="of:=[.C15]-[.B15]" office:value-type="float" office:value="43" calcext:value-type="float">
            <text:p>43</text:p>
          </table:table-cell>
          <table:table-cell table:style-name="ce64" table:formula="of:=[.E15]/[.C$18]" office:value-type="percentage" office:value="0.0809792843691149" calcext:value-type="percentage">
            <text:p>8%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WEB</text:p>
          </table:table-cell>
          <table:table-cell table:style-name="ce60" table:formula="of:=COUNTIF([WEB.B$3:.B$263];&quot;=DONE&quot;)" office:value-type="float" office:value="0" calcext:value-type="float">
            <text:p>0</text:p>
          </table:table-cell>
          <table:table-cell table:style-name="ce52" table:formula="of:=COUNTA([WEB.A$3:.A$263])" office:value-type="float" office:value="3" calcext:value-type="float">
            <text:p>3</text:p>
          </table:table-cell>
          <table:table-cell table:style-name="ce53" table:formula="of:=[.B16]/[.C16]" office:value-type="percentage" office:value="0" calcext:value-type="percentage">
            <text:p>0%</text:p>
          </table:table-cell>
          <table:table-cell table:formula="of:=[.C16]-[.B16]" office:value-type="float" office:value="3" calcext:value-type="float">
            <text:p>3</text:p>
          </table:table-cell>
          <table:table-cell table:style-name="ce64" table:formula="of:=[.E16]/[.C$18]" office:value-type="percentage" office:value="0.00564971751412429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OPERATORS</text:p>
          </table:table-cell>
          <table:table-cell table:style-name="ce58" table:formula="of:=COUNTIF([OPERATORS.B$3:.B$300];&quot;=DONE&quot;)" office:value-type="float" office:value="8" calcext:value-type="float">
            <text:p>8</text:p>
          </table:table-cell>
          <table:table-cell table:style-name="ce56" table:formula="of:=COUNTA([OPERATORS.A$3:.A$300])" office:value-type="float" office:value="15" calcext:value-type="float">
            <text:p>15</text:p>
          </table:table-cell>
          <table:table-cell table:style-name="ce57" table:formula="of:=[.B17]/[.C17]" office:value-type="percentage" office:value="0.533333333333333" calcext:value-type="percentage">
            <text:p>53%</text:p>
          </table:table-cell>
          <table:table-cell table:formula="of:=[.C17]-[.B17]" office:value-type="float" office:value="7" calcext:value-type="float">
            <text:p>7</text:p>
          </table:table-cell>
          <table:table-cell table:style-name="ce64" table:formula="of:=[.E17]/[.C$18]" office:value-type="percentage" office:value="0.0131826741996234" calcext:value-type="percentage">
            <text:p>1%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TOTAL</text:p>
          </table:table-cell>
          <table:table-cell table:style-name="ce59" table:formula="of:=SUM([.B3:.B17])" office:value-type="float" office:value="50" calcext:value-type="float">
            <text:p>50</text:p>
          </table:table-cell>
          <table:table-cell table:style-name="ce54" table:formula="of:=SUM([.C3:.C17])" office:value-type="float" office:value="531" calcext:value-type="float">
            <text:p>531</text:p>
          </table:table-cell>
          <table:table-cell table:style-name="ce76" table:formula="of:=[.B18]/[.C18]" office:value-type="percentage" office:value="0.0941619585687382" calcext:value-type="percentage">
            <text:p>9.4%</text:p>
          </table:table-cell>
          <table:table-cell/>
          <table:table-cell table:style-name="ce64" table:formula="of:=[.E18]/[.C$18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8]-[.B18]" office:value-type="float" office:value="481" calcext:value-type="float">
            <text:p>481</text:p>
          </table:table-cell>
          <table:table-cell table:number-columns-repeated="2"/>
          <table:table-cell table:style-name="ce64" table:formula="of:=[.E19]/[.C$18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50" table:number-columns-repeated="2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ATION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2];&quot;=DONE&quot;)/COUNTA([.A3:.A52])" office:value-type="percentage" office:value="0" calcext:value-type="percentage">
            <text:p>0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CAL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EUROCONVERT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REGISTER.ID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TIBILITY" table:style-name="ta1">
        <table:table-column table:style-name="co25" table:default-cell-style-name="ce45"/>
        <table:table-column table:style-name="co26" table:default-cell-style-name="ce44"/>
        <table:table-column table:style-name="co27" table:default-cell-style-name="ce5"/>
        <table:table-column table:style-name="co13" table:default-cell-style-name="ce5"/>
        <table:table-column table:style-name="co28" table:default-cell-style-name="ce5"/>
        <table:table-column table:style-name="co29" table:number-columns-repeated="2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0" table:default-cell-style-name="ce5"/>
        <table:table-column table:style-name="co37" table:default-cell-style-name="ce5"/>
        <table:table-column table:style-name="co18" table:default-cell-style-name="ce5"/>
        <table:table-column table:style-name="co33" table:default-cell-style-name="ce5"/>
        <table:table-column table:style-name="co35" table:number-columns-repeated="4" table:default-cell-style-name="ce5"/>
        <table:table-column table:style-name="co33" table:number-columns-repeated="4" table:default-cell-style-name="ce5"/>
        <table:table-column table:style-name="co35" table:default-cell-style-name="ce5"/>
        <table:table-column table:style-name="co36" table:number-columns-repeated="2" table:default-cell-style-name="ce5"/>
        <table:table-column table:style-name="co37" table:number-columns-repeated="2" table:default-cell-style-name="ce5"/>
        <table:table-column table:style-name="co35" table:default-cell-style-name="ce5"/>
        <table:table-column table:style-name="co38" table:default-cell-style-name="ce5"/>
        <table:table-column table:style-name="co33" table:number-columns-repeated="10" table:default-cell-style-name="ce5"/>
        <table:table-column table:style-name="co36" table:number-columns-repeated="2" table:default-cell-style-name="ce5"/>
        <table:table-column table:style-name="co33" table:number-columns-repeated="4" table:default-cell-style-name="ce5"/>
        <table:table-column table:style-name="co39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92];&quot;=DONE&quot;)/COUNTA([.A3:.A92])" office:value-type="percentage" office:value="0.025" calcext:value-type="percentage">
            <text:p>3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BETA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BETAINV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BINOM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1">
          <table:table-cell table:style-name="ce39" office:value-type="string" calcext:value-type="string">
            <text:p>CEILING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2.5" calcext:value-type="float">
            <text:p>2.5</text:p>
          </table:table-cell>
          <table:table-cell office:value-type="float" office:value="-255.5" calcext:value-type="float">
            <text:p>-255.5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0.234" calcext:value-type="float">
            <text:p>0.234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M.MICROSOFT.CEILING([.C6];1)" office:value-type="float" office:value="3" calcext:value-type="float">
            <text:p>3.0</text:p>
          </table:table-cell>
          <table:table-cell table:style-name="ce18" table:formula="of:=COM.MICROSOFT.CEILING([.D6];-2)" office:value-type="float" office:value="-256" calcext:value-type="float">
            <text:p>-256.0</text:p>
          </table:table-cell>
          <table:table-cell table:style-name="ce18" table:formula="of:=COM.MICROSOFT.CEILING([.E6];2)" office:value-type="float" office:value="-2" calcext:value-type="float">
            <text:p>-2.0</text:p>
          </table:table-cell>
          <table:table-cell table:style-name="ce18" table:formula="of:=COM.MICROSOFT.CEILING([.F6];0)" office:value-type="float" office:value="0" calcext:value-type="float">
            <text:p>0.0</text:p>
          </table:table-cell>
          <table:table-cell table:style-name="ce18" table:formula="of:=COM.MICROSOFT.CEILING([.G6];0.01)" office:value-type="float" office:value="0.24" calcext:value-type="float">
            <text:p>0.2</text:p>
          </table:table-cell>
          <table:table-cell table:style-name="ce18" table:formula="of:=COM.MICROSOFT.CEILING([.H6];-2)" office:value-type="float" office:value="0" calcext:value-type="float">
            <text:p>0.0</text:p>
          </table:table-cell>
          <table:table-cell table:style-name="ce18" table:formula="of:=COM.MICROSOFT.CEILING([.I6];0)" office:value-type="string" office:string-value="" calcext:value-type="error">
            <text:p>#VALUE!</text:p>
          </table:table-cell>
          <table:table-cell table:style-name="ce18" table:formula="of:=COM.MICROSOFT.CEILING([.J6];0)" office:value-type="float" office:value="0" calcext:value-type="float">
            <text:p>0.0</text:p>
          </table:table-cell>
          <table:table-cell table:style-name="ce18" table:formula="of:=COM.MICROSOFT.CEILING(2.3;[.K6])" office:value-type="string" office:string-value="" calcext:value-type="error">
            <text:p>#VALUE!</text:p>
          </table:table-cell>
          <table:table-cell table:style-name="ce18" table:formula="of:=COM.MICROSOFT.CEILING(2.3;[.L6])" office:value-type="string" office:string-value="" calcext:value-type="error">
            <text:p>#N/A</text:p>
          </table:table-cell>
          <table:table-cell table:style-name="ce18" table:formula="of:=COM.MICROSOFT.CEILING(2.3;[.M6])" office:value-type="string" office:string-value="" calcext:value-type="error">
            <text:p>#DIV/0!</text:p>
          </table:table-cell>
          <table:table-cell table:style-name="ce18" table:formula="of:=COM.MICROSOFT.CEILING(2.3;[.N6])" office:value-type="string" office:string-value="" calcext:value-type="error">
            <text:p>#NAME?</text:p>
          </table:table-cell>
          <table:table-cell table:style-name="ce18" table:formula="of:=COM.MICROSOFT.CEILING(2.3;[.O6])" office:value-type="string" office:string-value="" calcext:value-type="error">
            <text:p>#NULL!</text:p>
          </table:table-cell>
          <table:table-cell table:style-name="ce18" table:formula="of:=COM.MICROSOFT.CEILING(2.3;[.P6])" office:value-type="string" office:string-value="" calcext:value-type="error">
            <text:p>#NUM!</text:p>
          </table:table-cell>
          <table:table-cell table:style-name="ce18" table:formula="of:=COM.MICROSOFT.CEILING(2.3;[.Q6])" office:value-type="string" office:string-value="" calcext:value-type="error">
            <text:p>#REF!</text:p>
          </table:table-cell>
          <table:table-cell table:style-name="ce9"/>
          <table:table-cell table:style-name="Default" table:number-columns-repeated="16"/>
          <table:table-cell table:number-columns-repeated="975"/>
        </table:table-row>
        <table:table-row table:style-name="ro3">
          <table:table-cell table:style-name="ce42" office:value-type="string" calcext:value-type="string">
            <text:p>CHI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HIINV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3">
          <table:table-cell table:style-name="ce42" office:value-type="string" calcext:value-type="string">
            <text:p>CHITE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CONFIDENC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OVA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RITBINOM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EXPONDIS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F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INV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FLOOR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F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HYPGEOM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IN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GNORMD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GBINOMDIS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NORM.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S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S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ERCENTIL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ERCENTRANK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OISSO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QUARTIL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31"/>
          <table:table-cell table:style-name="Default" table:number-columns-repeated="17"/>
          <table:table-cell table:number-columns-repeated="975"/>
        </table:table-row>
        <table:table-row table:style-name="ro1">
          <table:table-cell table:style-name="ce107" office:value-type="string" calcext:value-type="string">
            <text:p>STDE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TDEV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T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T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TTE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V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VAR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office:value-type="string" calcext:value-type="string">
            <text:p>WEIBULL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ZTEST</text:p>
          </table:table-cell>
          <table:table-cell table:number-columns-repeated="102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BE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9];&quot;=DONE&quot;)/COUNTA([.A3:.A59])" office:value-type="percentage" office:value="0" calcext:value-type="percentage">
            <text:p>0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CUBEKPIMEMBE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UBEMEMBER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3">
          <table:table-cell table:style-name="ce42" office:value-type="string" calcext:value-type="string">
            <text:p>CUBEMEMBERPROPERTY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CUBERANKEDMEMBE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42" office:value-type="string" calcext:value-type="string">
            <text:p>CUBESE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UBESETCOUN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3">
          <table:table-cell table:style-name="ce42" office:value-type="string" calcext:value-type="string">
            <text:p>CUBEVALU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ASE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9];&quot;=DONE&quot;)/COUNTA([.A3:.A59])" office:value-type="percentage" office:value="0" calcext:value-type="percentage">
            <text:p>0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4">
          <table:table-cell table:style-name="ce42" office:value-type="string" calcext:value-type="string">
            <text:p>DAVERAGE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4">
          <table:table-cell table:style-name="ce42" office:value-type="string" calcext:value-type="string">
            <text:p>DCOUNT</text:p>
          </table:table-cell>
          <table:table-cell table:style-name="ce48"/>
          <table:table-cell table:number-columns-repeated="7"/>
          <table:table-cell table:style-name="ce18"/>
          <table:table-cell table:number-columns-repeated="1014"/>
        </table:table-row>
        <table:table-row table:style-name="ro4">
          <table:table-cell table:style-name="ce42" office:value-type="string" calcext:value-type="string">
            <text:p>DCOUNTA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4">
          <table:table-cell table:style-name="ce42" office:value-type="string" calcext:value-type="string">
            <text:p>DGET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4">
          <table:table-cell table:style-name="ce42" office:value-type="string" calcext:value-type="string">
            <text:p>DMAX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4">
          <table:table-cell table:style-name="ce42" office:value-type="string" calcext:value-type="string">
            <text:p>DMIN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4">
          <table:table-cell table:style-name="ce42" office:value-type="string" calcext:value-type="string">
            <text:p>DPRODUCT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4">
          <table:table-cell table:style-name="ce42" office:value-type="string" calcext:value-type="string">
            <text:p>DSTDEV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STDEVP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SUM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VAR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42" office:value-type="string" calcext:value-type="string">
            <text:p>DVARP</text:p>
          </table:table-cell>
          <table:table-cell table:style-name="ce4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E &amp; TIME" table:style-name="ta1">
        <table:table-column table:style-name="co40" table:default-cell-style-name="ce45"/>
        <table:table-column table:style-name="co26" table:default-cell-style-name="ce44"/>
        <table:table-column table:style-name="co41" table:default-cell-style-name="ce5"/>
        <table:table-column table:style-name="co42" table:default-cell-style-name="ce5"/>
        <table:table-column table:style-name="co43" table:default-cell-style-name="ce5"/>
        <table:table-column table:style-name="co27" table:default-cell-style-name="ce5"/>
        <table:table-column table:style-name="co44" table:default-cell-style-name="ce5"/>
        <table:table-column table:style-name="co30" table:default-cell-style-name="ce5"/>
        <table:table-column table:style-name="co45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0" table:default-cell-style-name="ce5"/>
        <table:table-column table:style-name="co37" table:default-cell-style-name="ce5"/>
        <table:table-column table:style-name="co18" table:default-cell-style-name="ce5"/>
        <table:table-column table:style-name="co45" table:default-cell-style-name="ce5"/>
        <table:table-column table:style-name="co46" table:default-cell-style-name="ce5"/>
        <table:table-column table:style-name="co45" table:default-cell-style-name="ce5"/>
        <table:table-column table:style-name="co46" table:number-columns-repeated="2" table:default-cell-style-name="ce5"/>
        <table:table-column table:style-name="co36" table:number-columns-repeated="2" table:default-cell-style-name="ce5"/>
        <table:table-column table:style-name="co46" table:default-cell-style-name="ce5"/>
        <table:table-column table:style-name="co33" table:default-cell-style-name="ce5"/>
        <table:table-column table:style-name="co35" table:default-cell-style-name="ce5"/>
        <table:table-column table:style-name="co36" table:number-columns-repeated="2" table:default-cell-style-name="ce5"/>
        <table:table-column table:style-name="co37" table:number-columns-repeated="2" table:default-cell-style-name="ce5"/>
        <table:table-column table:style-name="co18" table:default-cell-style-name="ce5"/>
        <table:table-column table:style-name="co38" table:default-cell-style-name="ce5"/>
        <table:table-column table:style-name="co36" table:number-columns-repeated="3" table:default-cell-style-name="ce5"/>
        <table:table-column table:style-name="co35" table:default-cell-style-name="ce5"/>
        <table:table-column table:style-name="co36" table:number-columns-repeated="3" table:default-cell-style-name="ce5"/>
        <table:table-column table:style-name="co33" table:number-columns-repeated="2" table:default-cell-style-name="ce5"/>
        <table:table-column table:style-name="co35" table:default-cell-style-name="ce5"/>
        <table:table-column table:style-name="co36" table:number-columns-repeated="2" table:default-cell-style-name="ce5"/>
        <table:table-column table:style-name="co37" table:number-columns-repeated="2" table:default-cell-style-name="ce5"/>
        <table:table-column table:style-name="co18" table:default-cell-style-name="ce5"/>
        <table:table-column table:style-name="co34" table:default-cell-style-name="ce5"/>
        <table:table-column table:style-name="co39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75];&quot;=DONE&quot;)/COUNTA([.A3:.A275])" office:value-type="percentage" office:value="0.08" calcext:value-type="percentage">
            <text:p>8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DA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DATEDIF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ATEVALU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DAY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DAYS</text:p>
          </table:table-cell>
          <table:table-cell/>
          <table:table-cell table:style-name="ce19"/>
          <table:table-cell table:number-columns-repeated="14"/>
          <table:table-cell table:style-name="ce20" table:number-columns-repeated="2"/>
          <table:table-cell table:style-name="ce19"/>
          <table:table-cell table:number-columns-repeated="1004"/>
        </table:table-row>
        <table:table-row table:style-name="ro3">
          <table:table-cell table:style-name="ce42" office:value-type="string" calcext:value-type="string">
            <text:p>DAYS360</text:p>
          </table:table-cell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08" office:value-type="string" calcext:value-type="string">
            <text:p>EDA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EOMON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HOU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OWEEKNU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UTE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MONT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NETWORKDAY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NETWORKDAYS.INTL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NOW</text:p>
          </table:table-cell>
          <table:table-cell table:style-name="ce38" office:value-type="string" calcext:value-type="string">
            <text:p>DONE</text:p>
          </table:table-cell>
          <table:table-cell table:number-columns-repeated="20"/>
          <table:table-cell table:formula="of:=IF(NOW();1;0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08" office:value-type="string" calcext:value-type="string">
            <text:p>SECON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IM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IMEVALU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TODAY</text:p>
          </table:table-cell>
          <table:table-cell table:style-name="ce38" office:value-type="string" calcext:value-type="string">
            <text:p>DONE</text:p>
          </table:table-cell>
          <table:table-cell table:style-name="ce19"/>
          <table:table-cell table:number-columns-repeated="19"/>
          <table:table-cell table:formula="of:=IF(TODAY();1;0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08" office:value-type="string" calcext:value-type="string">
            <text:p>WEEKDAY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WEEKNUM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WORKDA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WORKDAY.INTL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YE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YEARFRA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/>
          <table:table-cell table:number-columns-repeated="1023"/>
        </table:table-row>
        <table:table-row table:style-name="ro3">
          <table:table-cell table:style-name="ce47"/>
          <table:table-cell/>
          <table:table-cell table:style-name="ce19"/>
          <table:table-cell table:number-columns-repeated="1021"/>
        </table:table-row>
        <table:table-row table:style-name="ro3">
          <table:table-cell table:style-name="ce42"/>
          <table:table-cell/>
          <table:table-cell table:style-name="ce29"/>
          <table:table-cell table:number-columns-repeated="8"/>
          <table:table-cell table:style-name="ce19"/>
          <table:table-cell table:number-columns-repeated="3"/>
          <table:table-cell table:style-name="ce25"/>
          <table:table-cell table:number-columns-repeated="1008"/>
        </table:table-row>
        <table:table-row table:style-name="ro3">
          <table:table-cell table:style-name="ce42"/>
          <table:table-cell/>
          <table:table-cell table:style-name="ce19"/>
          <table:table-cell table:number-columns-repeated="1021"/>
        </table:table-row>
        <table:table-row table:style-name="ro5">
          <table:table-cell table:number-columns-repeated="2"/>
          <table:table-cell table:style-name="ce19" table:number-columns-repeated="2"/>
          <table:table-cell table:style-name="ce20"/>
          <table:table-cell table:number-columns-repeated="3"/>
          <table:table-cell table:style-name="ce27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19" table:number-columns-repeated="2"/>
          <table:table-cell table:style-name="ce20"/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GINEERING" table:style-name="ta1">
        <table:table-column table:style-name="co47" table:default-cell-style-name="ce45"/>
        <table:table-column table:style-name="co48" table:default-cell-style-name="ce44"/>
        <table:table-column table:style-name="co49" table:default-cell-style-name="ce5"/>
        <table:table-column table:style-name="co50" table:default-cell-style-name="ce5"/>
        <table:table-column table:style-name="co27" table:default-cell-style-name="ce5"/>
        <table:table-column table:style-name="co5" table:default-cell-style-name="ce5"/>
        <table:table-column table:style-name="co51" table:default-cell-style-name="ce5"/>
        <table:table-column table:style-name="co15" table:number-columns-repeated="2" table:default-cell-style-name="ce5"/>
        <table:table-column table:style-name="co32" table:default-cell-style-name="ce5"/>
        <table:table-column table:style-name="co18" table:default-cell-style-name="ce5"/>
        <table:table-column table:style-name="co21" table:default-cell-style-name="ce5"/>
        <table:table-column table:style-name="co52" table:default-cell-style-name="ce5"/>
        <table:table-column table:style-name="co36" table:default-cell-style-name="ce5"/>
        <table:table-column table:style-name="co30" table:default-cell-style-name="ce5"/>
        <table:table-column table:style-name="co20" table:default-cell-style-name="ce5"/>
        <table:table-column table:style-name="co27" table:default-cell-style-name="ce5"/>
        <table:table-column table:style-name="co53" table:default-cell-style-name="ce5"/>
        <table:table-column table:style-name="co5" table:default-cell-style-name="ce5"/>
        <table:table-column table:style-name="co54" table:default-cell-style-name="ce5"/>
        <table:table-column table:style-name="co55" table:number-columns-repeated="2" table:default-cell-style-name="ce5"/>
        <table:table-column table:style-name="co15" table:default-cell-style-name="ce5"/>
        <table:table-column table:style-name="co56" table:default-cell-style-name="ce5"/>
        <table:table-column table:style-name="co57" table:default-cell-style-name="ce5"/>
        <table:table-column table:style-name="co33" table:default-cell-style-name="ce5"/>
        <table:table-column table:style-name="co7" table:default-cell-style-name="ce5"/>
        <table:table-column table:style-name="co48" table:default-cell-style-name="ce5"/>
        <table:table-column table:style-name="co18" table:default-cell-style-name="ce5"/>
        <table:table-column table:style-name="co16" table:default-cell-style-name="ce5"/>
        <table:table-column table:style-name="co20" table:default-cell-style-name="ce5"/>
        <table:table-column table:style-name="co27" table:default-cell-style-name="ce5"/>
        <table:table-column table:style-name="co19" table:default-cell-style-name="ce5"/>
        <table:table-column table:style-name="co58" table:default-cell-style-name="ce5"/>
        <table:table-column table:style-name="co24" table:number-columns-repeated="2" table:default-cell-style-name="ce5"/>
        <table:table-column table:style-name="co18" table:number-columns-repeated="6" table:default-cell-style-name="ce5"/>
        <table:table-column table:style-name="co15" table:number-columns-repeated="2" table:default-cell-style-name="ce5"/>
        <table:table-column table:style-name="co18" table:default-cell-style-name="ce5"/>
        <table:table-column table:style-name="co15" table:number-columns-repeated="4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66];&quot;=DONE&quot;)/COUNTA([.A3:.A66])" office:value-type="percentage" office:value="0" calcext:value-type="percentage">
            <text:p>0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BESSELI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ESSELJ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ESSELK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ESSELY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N2DEC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N2HEX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N2OC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AND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LSHIF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OR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RSHIF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BITXOR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COMPLEX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CONVER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C2BIN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C2HEX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C2OCT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DELTA</text:p>
          </table:table-cell>
          <table:table-cell table:style-name="Default" table:number-columns-repeated="1023"/>
        </table:table-row>
        <table:table-row table:style-name="ro6">
          <table:table-cell table:style-name="ce108" office:value-type="string" calcext:value-type="string">
            <text:p>ERF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ERF.PRECISE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ERF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ERFC.PRECISE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GESTEP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HEX2BI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HEX2DE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HEX2OC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ABS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AGINARY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ARGUMEN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NJUGATE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S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S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O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S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CSC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DIV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EXP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L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LOG10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LOG2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POWER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PRODUC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REAL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E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EC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I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INH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QRT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UB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SUM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IMTA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OCT2BIN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OCT2DEC</text:p>
          </table:table-cell>
          <table:table-cell table:style-name="Default" table:number-columns-repeated="1023"/>
        </table:table-row>
        <table:table-row table:style-name="ro1">
          <table:table-cell table:style-name="ce107" office:value-type="string" calcext:value-type="string">
            <text:p>OCT2HEX</text:p>
          </table:table-cell>
          <table:table-cell table:style-name="Default" table:number-columns-repeated="1023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NCIAL" table:style-name="ta1">
        <table:table-column table:style-name="co49" table:default-cell-style-name="ce45"/>
        <table:table-column table:style-name="co7" table:default-cell-style-name="ce44"/>
        <table:table-column table:style-name="co11" table:default-cell-style-name="ce5"/>
        <table:table-column table:style-name="co59" table:number-columns-repeated="2" table:default-cell-style-name="ce5"/>
        <table:table-column table:style-name="co16" table:default-cell-style-name="ce5"/>
        <table:table-column table:style-name="co10" table:default-cell-style-name="ce5"/>
        <table:table-column table:style-name="co12" table:default-cell-style-name="ce5"/>
        <table:table-column table:style-name="co16" table:default-cell-style-name="ce5"/>
        <table:table-column table:style-name="co32" table:default-cell-style-name="ce5"/>
        <table:table-column table:style-name="co14" table:default-cell-style-name="ce5"/>
        <table:table-column table:style-name="co15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60" table:number-columns-repeated="6" table:default-cell-style-name="ce5"/>
        <table:table-column table:style-name="co61" table:default-cell-style-name="ce5"/>
        <table:table-column table:style-name="co60" table:default-cell-style-name="ce5"/>
        <table:table-column table:style-name="co15" table:number-columns-repeated="4" table:default-cell-style-name="ce5"/>
        <table:table-column table:style-name="co62" table:number-columns-repeated="2" table:default-cell-style-name="ce5"/>
        <table:table-column table:style-name="co15" table:default-cell-style-name="ce5"/>
        <table:table-column table:style-name="co19" table:default-cell-style-name="ce5"/>
        <table:table-column table:style-name="co60" table:number-columns-repeated="2" table:default-cell-style-name="ce5"/>
        <table:table-column table:style-name="co61" table:default-cell-style-name="ce5"/>
        <table:table-column table:style-name="co60" table:number-columns-repeated="2" table:default-cell-style-name="ce5"/>
        <table:table-column table:style-name="co61" table:number-columns-repeated="11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45];&quot;=DONE&quot;)/COUNTA([.A3:.A245])" office:value-type="percentage" office:value="0.0727272727272727" calcext:value-type="percentage">
            <text:p>7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ACCRIN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ACCRINTM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AMORDEGR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AMORLINC</text:p>
          </table:table-cell>
          <table:table-cell table:number-columns-repeated="11"/>
          <table:table-cell table:style-name="ce30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OUPDAYBS</text:p>
          </table:table-cell>
          <table:table-cell table:number-columns-repeated="11"/>
          <table:table-cell table:style-name="ce30" table:number-columns-repeated="5"/>
          <table:table-cell table:number-columns-repeated="26"/>
          <table:table-cell table:style-name="ce30" table:number-columns-repeated="5"/>
          <table:table-cell table:number-columns-repeated="976"/>
        </table:table-row>
        <table:table-row table:style-name="ro3">
          <table:table-cell table:style-name="ce42" office:value-type="string" calcext:value-type="string">
            <text:p>COUPDAYS</text:p>
          </table:table-cell>
          <table:table-cell table:number-columns-repeated="11"/>
          <table:table-cell table:style-name="ce30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COUPDAYSN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OUPNC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OUPNUM</text:p>
          </table:table-cell>
          <table:table-cell table:number-columns-repeated="1023"/>
        </table:table-row>
        <table:table-row table:style-name="ro5">
          <table:table-cell table:style-name="ce42" office:value-type="string" calcext:value-type="string">
            <text:p>COUPPCD</text:p>
          </table:table-cell>
          <table:table-cell table:number-columns-repeated="17"/>
          <table:table-cell table:style-name="ce27"/>
          <table:table-cell table:number-columns-repeated="1005"/>
        </table:table-row>
        <table:table-row table:style-name="ro1">
          <table:table-cell table:style-name="ce108" office:value-type="string" calcext:value-type="string">
            <text:p>CUMIPMT</text:p>
          </table:table-cell>
          <table:table-cell table:style-name="Default" table:number-columns-repeated="1023"/>
        </table:table-row>
        <table:table-row table:style-name="ro3">
          <table:table-cell table:style-name="ce42" office:value-type="string" calcext:value-type="string">
            <text:p>CUMPRIN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B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DB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IS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OLLARD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OLLARFR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DURATIO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EFFEC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F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FVSCHEDUL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NTRATE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IPM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style-name="ce123" table:formula="of:=IPMT([.C25]/12; 1; 3*12; 8000)" office:value-type="currency" office:currency="EUR" office:value="-2000" calcext:value-type="currency">
            <text:p>-€2,000.00</text:p>
          </table:table-cell>
          <table:table-cell table:style-name="ce123" table:formula="of:=IPMT([.D25]/12; 1; 3*12; 8000)" office:value-type="currency" office:currency="EUR" office:value="-4000" calcext:value-type="currency">
            <text:p>-€4,000.00</text:p>
          </table:table-cell>
          <table:table-cell table:style-name="ce123" table:formula="of:=IPMT([.E25]/12; 1; 3*12; 8000)" office:value-type="currency" office:currency="EUR" office:value="-4666.66666666667" calcext:value-type="currency">
            <text:p>-€4,666.67</text:p>
          </table:table-cell>
          <table:table-cell table:style-name="ce123" table:formula="of:=IPMT([.F25]/12; 1; 3*12; 8000)" office:value-type="currency" office:currency="EUR" office:value="-2666.66666666667" calcext:value-type="currency">
            <text:p>-€2,666.67</text:p>
          </table:table-cell>
          <table:table-cell table:style-name="ce123" table:formula="of:=IPMT([.G25]/12; 1; 3*12; 8000)" office:value-type="currency" office:currency="EUR" office:value="-6000" calcext:value-type="currency">
            <text:p>-€6,000.00</text:p>
          </table:table-cell>
          <table:table-cell table:style-name="ce123" table:formula="of:=IPMT([.H25]/12; 1; 3*12; 8000)" office:value-type="currency" office:currency="EUR" office:value="-0" calcext:value-type="currency">
            <text:p>€0.00</text:p>
          </table:table-cell>
          <table:table-cell table:formula="of:=IPMT([.I25]/12; 1; 3*12; 8000)" office:value-type="string" office:string-value="" calcext:value-type="error">
            <text:p>#VALUE!</text:p>
          </table:table-cell>
          <table:table-cell table:style-name="ce123" table:formula="of:=IPMT([.J25]/12; 1; 3*12; 8000)" office:value-type="currency" office:currency="EUR" office:value="-666.666666666667" calcext:value-type="currency">
            <text:p>-€666.67</text:p>
          </table:table-cell>
          <table:table-cell table:formula="of:=IPMT([.K25]/12; 1; 3*12; 8000)" office:value-type="string" office:string-value="" calcext:value-type="error">
            <text:p>#N/A</text:p>
          </table:table-cell>
          <table:table-cell table:formula="of:=IPMT([.L25]/12; 1; 3*12; 8000)" office:value-type="string" office:string-value="" calcext:value-type="error">
            <text:p>#VALUE!</text:p>
          </table:table-cell>
          <table:table-cell table:formula="of:=IPMT([.M25]/12; 1; 3*12; 8000)" office:value-type="string" office:string-value="" calcext:value-type="error">
            <text:p>#DIV/0!</text:p>
          </table:table-cell>
          <table:table-cell table:formula="of:=IPMT([.N25]/12; 1; 3*12; 8000)" office:value-type="string" office:string-value="" calcext:value-type="error">
            <text:p>#NAME?</text:p>
          </table:table-cell>
          <table:table-cell table:formula="of:=IPMT([.O25]/12; 1; 3*12; 8000)" office:value-type="string" office:string-value="" calcext:value-type="error">
            <text:p>#NULL!</text:p>
          </table:table-cell>
          <table:table-cell table:formula="of:=IPMT([.P25]/12; 1; 3*12; 8000)" office:value-type="string" office:string-value="" calcext:value-type="error">
            <text:p>#NUM!</text:p>
          </table:table-cell>
          <table:table-cell table:formula="of:=IPMT([.Q25]/12; 1; 3*12; 8000)" office:value-type="string" office:string-value="" calcext:value-type="error">
            <text:p>#REF!</text:p>
          </table:table-cell>
          <table:table-cell table:number-matrix-columns-spanned="1" table:number-matrix-rows-spanned="1" table:formula="of:=IPMT([.C25:.G25]; 1; 3*12; 8000)" office:value-type="float" office:value="-24000" calcext:value-type="float">
            <text:p>-24000</text:p>
          </table:table-cell>
          <table:table-cell table:number-matrix-columns-spanned="16" table:number-matrix-rows-spanned="1" table:formula="of:=IPMT([.C25:.G25]; 1; 3*12; 8000)" office:value-type="float" office:value="-24000" calcext:value-type="float">
            <text:p>-24000</text:p>
          </table:table-cell>
          <table:table-cell office:value-type="float" office:value="-48000" calcext:value-type="float">
            <text:p>-48000</text:p>
          </table:table-cell>
          <table:table-cell office:value-type="float" office:value="-56000" calcext:value-type="float">
            <text:p>-56000</text:p>
          </table:table-cell>
          <table:table-cell office:value-type="float" office:value="-32000" calcext:value-type="float">
            <text:p>-32000</text:p>
          </table:table-cell>
          <table:table-cell office:value-type="float" office:value="-72000" calcext:value-type="float">
            <text:p>-7200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 table:number-columns-spanned="1" table:number-rows-spanned="2">
            <text:p>IRR</text:p>
          </table:table-cell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3">
          <table:table-cell table:style-name="ce42" office:value-type="string" calcext:value-type="string">
            <text:p>ISPM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MDURATIO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MIRR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NOMINAL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NPER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formula="of:=NPER([.C32]/12;[.D32];[.E32];10000;1)" office:value-type="float" office:value="-449.507488596936" calcext:value-type="float">
            <text:p>-449.507488596936</text:p>
          </table:table-cell>
          <table:table-cell table:formula="of:=NPER([.D32]/12;[.E32];[.F32];10000;1)" office:value-type="string" office:string-value="" calcext:value-type="error">
            <text:p>#NUM!</text:p>
          </table:table-cell>
          <table:table-cell table:formula="of:=NPER([.E32]/12;[.F32]*1000;[.G32])" office:value-type="float" office:value="-0.00125" calcext:value-type="float">
            <text:p>-0.00125</text:p>
          </table:table-cell>
          <table:table-cell table:formula="of:=NPER([.F32]/12;[.H32];[.C32];10000;1)" office:value-type="float" office:value="40.0196138982555" calcext:value-type="float">
            <text:p>40.0196138982555</text:p>
          </table:table-cell>
          <table:table-cell table:formula="of:=NPER([.G32]/12;[.H32];[.I32];10000;1)" office:value-type="string" office:string-value="" calcext:value-type="error">
            <text:p>#VALUE!</text:p>
          </table:table-cell>
          <table:table-cell table:formula="of:=NPER([.H32]/12;[.I32];[.J32];10000;1)" office:value-type="string" office:string-value="" calcext:value-type="error">
            <text:p>#VALUE!</text:p>
          </table:table-cell>
          <table:table-cell table:formula="of:=NPER([.I32]/12;[.J32];[.K32];10000;1)" office:value-type="string" office:string-value="" calcext:value-type="error">
            <text:p>#VALUE!</text:p>
          </table:table-cell>
          <table:table-cell table:formula="of:=NPER([.J32]/12;[.K32];[.L32];10000;1)" office:value-type="string" office:string-value="" calcext:value-type="error">
            <text:p>#N/A</text:p>
          </table:table-cell>
          <table:table-cell table:formula="of:=NPER([.K32]/12;[.L32];[.M32];10000;1)" office:value-type="string" office:string-value="" calcext:value-type="error">
            <text:p>#N/A</text:p>
          </table:table-cell>
          <table:table-cell table:formula="of:=NPER([.L32]/12;[.M32];[.N32];10000;1)" office:value-type="string" office:string-value="" calcext:value-type="error">
            <text:p>#VALUE!</text:p>
          </table:table-cell>
          <table:table-cell table:formula="of:=NPER([.M32]/12;[.N32];[.O32];10000;1)" office:value-type="string" office:string-value="" calcext:value-type="error">
            <text:p>#DIV/0!</text:p>
          </table:table-cell>
          <table:table-cell table:formula="of:=NPER([.N32]/12;[.O32];[.P32];10000;1)" office:value-type="string" office:string-value="" calcext:value-type="error">
            <text:p>#NAME?</text:p>
          </table:table-cell>
          <table:table-cell table:formula="of:=NPER([.O32]/12;[.P32];[.Q32];10000;1)" office:value-type="string" office:string-value="" calcext:value-type="error">
            <text:p>#NULL!</text:p>
          </table:table-cell>
          <table:table-cell table:formula="of:=NPER([.P32]/12;[.Q32];[.R32];10000;1)" office:value-type="string" office:string-value="" calcext:value-type="error">
            <text:p>#NUM!</text:p>
          </table:table-cell>
          <table:table-cell table:formula="of:=NPER([.Q32]/12;[.R32];[.S32];10000;1)" office:value-type="string" office:string-value="" calcext:value-type="error">
            <text:p>#REF!</text:p>
          </table:table-cell>
          <table:table-cell table:number-matrix-columns-spanned="1" table:number-matrix-rows-spanned="1" table:formula="of:=NPER([.C32:.Q32];[.D32];[.E32];10000;1)" office:value-type="float" office:value="-60.0012913428809" calcext:value-type="float">
            <text:p>-60.0012913428809</text:p>
          </table:table-cell>
          <table:table-cell table:number-matrix-columns-spanned="16" table:number-matrix-rows-spanned="1" table:formula="of:=NPER([.C32:.Q32];[.D32];[.E32];10000;1)" office:value-type="float" office:value="-60.0012913428809" calcext:value-type="float">
            <text:p>-60.0012913428809</text:p>
          </table:table-cell>
          <table:table-cell office:value-type="string" office:string-value="" calcext:value-type="error">
            <text:p>#NUM!</text:p>
          </table:table-cell>
          <table:table-cell office:value-type="float" office:value="-5000" calcext:value-type="float">
            <text:p>-5000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UM!</text:p>
          </table:table-cell>
          <table:table-cell office:value-type="float" office:value="-5000" calcext:value-type="float">
            <text:p>-5000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NP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ODDF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ODDF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ODDL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ODDL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DURATION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PM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style-name="ce123" table:formula="of:=PMT([.C39]/12;[.D39];[.E39];10000;1)" office:value-type="currency" office:currency="EUR" office:value="-5063.11311135333" calcext:value-type="currency">
            <text:p>-€5,063.11</text:p>
          </table:table-cell>
          <table:table-cell table:style-name="ce123" table:formula="of:=PMT([.D39]/12;[.E39];[.F39];10000;1)" office:value-type="string" office:string-value="" calcext:value-type="error">
            <text:p>#NUM!</text:p>
          </table:table-cell>
          <table:table-cell table:style-name="ce123" table:formula="of:=PMT([.E39]/12;[.F39];[.G39];10000;1)" office:value-type="currency" office:currency="EUR" office:value="-2501.25" calcext:value-type="currency">
            <text:p>-€2,501.25</text:p>
          </table:table-cell>
          <table:table-cell table:style-name="ce123" table:formula="of:=PMT([.F39]/12;[.G39];[.H39];10000;1)" office:value-type="currency" office:currency="EUR" office:value="-777.848911651729" calcext:value-type="currency">
            <text:p>-€777.85</text:p>
          </table:table-cell>
          <table:table-cell table:style-name="ce123" table:formula="of:=PMT([.G39]/12;[.H39];[.I39];10000;1)" office:value-type="string" office:string-value="" calcext:value-type="error">
            <text:p>#VALUE!</text:p>
          </table:table-cell>
          <table:table-cell table:style-name="ce123" table:formula="of:=PMT([.H39]/12;[.I39];[.J39];10000;1)" office:value-type="string" office:string-value="" calcext:value-type="error">
            <text:p>#VALUE!</text:p>
          </table:table-cell>
          <table:table-cell table:formula="of:=PMT([.I39]/12;[.J39];[.K39];10000;1)" office:value-type="string" office:string-value="" calcext:value-type="error">
            <text:p>#VALUE!</text:p>
          </table:table-cell>
          <table:table-cell table:style-name="ce123" table:formula="of:=PMT([.J39]/12;[.K39];[.L39];10000;1)" office:value-type="string" office:string-value="" calcext:value-type="error">
            <text:p>#N/A</text:p>
          </table:table-cell>
          <table:table-cell table:formula="of:=PMT([.K39]/12;[.L39];[.M39];10000;1)" office:value-type="string" office:string-value="" calcext:value-type="error">
            <text:p>#N/A</text:p>
          </table:table-cell>
          <table:table-cell table:formula="of:=PMT([.L39]/12;[.M39];[.N39];10000;1)" office:value-type="string" office:string-value="" calcext:value-type="error">
            <text:p>#VALUE!</text:p>
          </table:table-cell>
          <table:table-cell table:formula="of:=PMT([.M39]/12;[.N39];[.O39];10000;1)" office:value-type="string" office:string-value="" calcext:value-type="error">
            <text:p>#DIV/0!</text:p>
          </table:table-cell>
          <table:table-cell table:formula="of:=PMT([.N39]/12;[.O39];[.P39];10000;1)" office:value-type="string" office:string-value="" calcext:value-type="error">
            <text:p>#NAME?</text:p>
          </table:table-cell>
          <table:table-cell table:formula="of:=PMT([.O39]/12;[.P39];[.Q39];10000;1)" office:value-type="string" office:string-value="" calcext:value-type="error">
            <text:p>#NULL!</text:p>
          </table:table-cell>
          <table:table-cell table:formula="of:=PMT([.P39]/12;[.Q39];[.R39];10000;1)" office:value-type="string" office:string-value="" calcext:value-type="error">
            <text:p>#NUM!</text:p>
          </table:table-cell>
          <table:table-cell table:formula="of:=PMT([.Q39]/12;[.R39];[.S39];10000;1)" office:value-type="string" office:string-value="" calcext:value-type="error">
            <text:p>#REF!</text:p>
          </table:table-cell>
          <table:table-cell table:number-matrix-columns-spanned="1" table:number-matrix-rows-spanned="1" table:formula="of:=PMT([.C39]/12;[.D39];[.E39];[.F39:.G39];1)" office:value-type="float" office:value="-2.02524524454133" calcext:value-type="float">
            <text:p>-2.02524524454133</text:p>
          </table:table-cell>
          <table:table-cell table:number-matrix-columns-spanned="16" table:number-matrix-rows-spanned="1" table:formula="of:=PMT([.C39]/12;[.D39:.E39];[.E39:.F39];[.F39:.G39];1)" office:value-type="float" office:value="-2.02524524454133" calcext:value-type="float">
            <text:p>-2.02524524454133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PPM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RICEDIS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RICEMAT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PV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VALUE!" office:value-type="string" office:string-value="" calcext:value-type="error">
            <text:p>#VALUE!</text:p>
          </table:table-cell>
          <table:table-cell table:style-name="ce30" table:formula="of:=#DIV/0!" office:value-type="string" office:string-value="" calcext:value-type="error">
            <text:p>#DIV/0!</text:p>
          </table:table-cell>
          <table:table-cell table:style-name="ce30" table:formula="of:=#NAME?" office:value-type="string" office:string-value="" calcext:value-type="error">
            <text:p>#NAME?</text:p>
          </table:table-cell>
          <table:table-cell table:style-name="ce30" table:formula="of:=#NULL!" office:value-type="string" office:string-value="" calcext:value-type="error">
            <text:p>#NULL!</text:p>
          </table:table-cell>
          <table:table-cell table:style-name="ce30" table:formula="of:=#NUM!" office:value-type="string" office:string-value="" calcext:value-type="error">
            <text:p>#NUM!</text:p>
          </table:table-cell>
          <table:table-cell table:style-name="ce30" table:formula="of:=#REF!" office:value-type="string" office:string-value="" calcext:value-type="error">
            <text:p>#REF!</text:p>
          </table:table-cell>
          <table:table-cell table:style-name="ce123" table:formula="of:=PV([.C44];3; 22)" office:value-type="currency" office:currency="EUR" office:value="-81.7832647462277" calcext:value-type="currency">
            <text:p>-€81.78</text:p>
          </table:table-cell>
          <table:table-cell table:style-name="ce123" table:formula="of:=PV([.D44];3; 22)" office:value-type="currency" office:currency="EUR" office:value="-10.5925925925926" calcext:value-type="currency">
            <text:p>-€10.59</text:p>
          </table:table-cell>
          <table:table-cell table:style-name="ce123" table:formula="of:=PV([.E44];3; 22)" office:value-type="currency" office:currency="EUR" office:value="-66" calcext:value-type="currency">
            <text:p>-€66.00</text:p>
          </table:table-cell>
          <table:table-cell table:style-name="ce123" table:formula="of:=PV([.F44];3; 22)" office:value-type="currency" office:currency="EUR" office:value="-5.456" calcext:value-type="currency">
            <text:p>-€5.46</text:p>
          </table:table-cell>
          <table:table-cell table:style-name="ce123" table:formula="of:=PV([.G44];3; 22)" office:value-type="currency" office:currency="EUR" office:value="-4.37962962962963" calcext:value-type="currency">
            <text:p>-€4.38</text:p>
          </table:table-cell>
          <table:table-cell table:style-name="ce123" table:formula="of:=PV([.H44];3; 22)" office:value-type="currency" office:currency="EUR" office:value="-66" calcext:value-type="currency">
            <text:p>-€66.00</text:p>
          </table:table-cell>
          <table:table-cell table:style-name="ce123" table:formula="of:=PV([.I44];3; 22)" office:value-type="string" office:string-value="" calcext:value-type="error">
            <text:p>#VALUE!</text:p>
          </table:table-cell>
          <table:table-cell table:style-name="ce123" table:formula="of:=PV([.J44];3; 22)" office:value-type="currency" office:currency="EUR" office:value="-19.25" calcext:value-type="currency">
            <text:p>-€19.25</text:p>
          </table:table-cell>
          <table:table-cell table:style-name="ce123" table:formula="of:=PV([.K44];3; 22)" office:value-type="string" office:string-value="" calcext:value-type="error">
            <text:p>#N/A</text:p>
          </table:table-cell>
          <table:table-cell table:style-name="ce123" table:formula="of:=PV([.L44];3; 22)" office:value-type="string" office:string-value="" calcext:value-type="error">
            <text:p>#VALUE!</text:p>
          </table:table-cell>
          <table:table-cell table:style-name="ce123" table:formula="of:=PV([.M44];3; 22)" office:value-type="string" office:string-value="" calcext:value-type="error">
            <text:p>#DIV/0!</text:p>
          </table:table-cell>
          <table:table-cell table:style-name="ce123" table:formula="of:=PV([.N44];3; 22)" office:value-type="string" office:string-value="" calcext:value-type="error">
            <text:p>#NAME?</text:p>
          </table:table-cell>
          <table:table-cell table:style-name="ce123" table:formula="of:=PV([.O44];3; 22)" office:value-type="string" office:string-value="" calcext:value-type="error">
            <text:p>#NULL!</text:p>
          </table:table-cell>
          <table:table-cell table:style-name="ce123" table:formula="of:=PV([.P44];3; 22)" office:value-type="string" office:string-value="" calcext:value-type="error">
            <text:p>#NUM!</text:p>
          </table:table-cell>
          <table:table-cell table:style-name="ce123" table:formula="of:=PV([.Q44];3; 22)" office:value-type="string" office:string-value="" calcext:value-type="error">
            <text:p>#REF!</text:p>
          </table:table-cell>
          <table:table-cell table:number-matrix-columns-spanned="1" table:number-matrix-rows-spanned="1" table:formula="of:=PV([.C44:.G44];3; 22)" office:value-type="float" office:value="-81.7832647462277" calcext:value-type="float">
            <text:p>-81.7832647462277</text:p>
          </table:table-cell>
          <table:table-cell table:number-matrix-columns-spanned="16" table:number-matrix-rows-spanned="1" table:formula="of:=PV([.C44:.G44];3; 22)" office:value-type="float" office:value="-81.7832647462277" calcext:value-type="float">
            <text:p>-81.7832647462277</text:p>
          </table:table-cell>
          <table:table-cell office:value-type="float" office:value="-10.5925925925926" calcext:value-type="float">
            <text:p>-10.5925925925926</text:p>
          </table:table-cell>
          <table:table-cell office:value-type="float" office:value="-66" calcext:value-type="float">
            <text:p>-66</text:p>
          </table:table-cell>
          <table:table-cell office:value-type="float" office:value="-5.456" calcext:value-type="float">
            <text:p>-5.456</text:p>
          </table:table-cell>
          <table:table-cell office:value-type="float" office:value="-4.37962962962963" calcext:value-type="float">
            <text:p>-4.37962962962963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RAT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ECEIVE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RRI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L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Y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BILLE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BILLPRIC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BILL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VDB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2">
            <text:p>XIR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XNP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YIEL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YIELDDISC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YIELDMAT</text:p>
          </table:table-cell>
          <table:table-cell table:number-columns-repeated="1023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ATION" table:style-name="ta1">
        <table:table-column table:style-name="co58" table:default-cell-style-name="ce45"/>
        <table:table-column table:style-name="co7" table:default-cell-style-name="ce44"/>
        <table:table-column table:style-name="co8" table:number-columns-repeated="2" table:default-cell-style-name="ce5"/>
        <table:table-column table:style-name="co10" table:default-cell-style-name="ce5"/>
        <table:table-column table:style-name="co59" table:default-cell-style-name="ce5"/>
        <table:table-column table:style-name="co63" table:default-cell-style-name="ce5"/>
        <table:table-column table:style-name="co12" table:default-cell-style-name="ce5"/>
        <table:table-column table:style-name="co64" table:default-cell-style-name="ce5"/>
        <table:table-column table:style-name="co34" table:default-cell-style-name="ce5"/>
        <table:table-column table:style-name="co5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27" table:number-columns-repeated="5" table:default-cell-style-name="ce5"/>
        <table:table-column table:style-name="co12" table:default-cell-style-name="ce5"/>
        <table:table-column table:style-name="co15" table:number-columns-repeated="3" table:default-cell-style-name="ce5"/>
        <table:table-column table:style-name="co27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27" table:default-cell-style-name="ce5"/>
        <table:table-column table:style-name="co19" table:default-cell-style-name="ce5"/>
        <table:table-column table:style-name="co18" table:default-cell-style-name="ce5"/>
        <table:table-column table:style-name="co15" table:number-columns-repeated="15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78];&quot;=DONE&quot;)/COUNTA([.A3:.A278])" office:value-type="percentage" office:value="0.0454545454545455" calcext:value-type="percentage">
            <text:p>5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4">
          <table:table-cell table:style-name="ce42" office:value-type="string" calcext:value-type="string">
            <text:p>CELL</text:p>
          </table:table-cell>
          <table:table-cell table:number-columns-repeated="7"/>
          <table:table-cell table:style-name="ce36"/>
          <table:table-cell/>
          <table:table-cell table:style-name="ce29"/>
          <table:table-cell/>
          <table:table-cell table:style-name="ce35"/>
          <table:table-cell table:number-columns-repeated="1011"/>
        </table:table-row>
        <table:table-row table:style-name="ro3">
          <table:table-cell table:style-name="ce42" office:value-type="string" calcext:value-type="string">
            <text:p>ERROR.TYP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NFO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SBLANK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ISER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ISERRO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EVEN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ISFORMULA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92"/>
        </table:table-row>
        <table:table-row table:style-name="ro1">
          <table:table-cell table:style-name="ce108" office:value-type="string" calcext:value-type="string">
            <text:p>ISLOGICAL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N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NONTEX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NUMB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ISOD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ISOMITTED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ISREF</text:p>
          </table:table-cell>
          <table:table-cell/>
          <table:table-cell table:style-name="ce23" table:number-columns-repeated="5"/>
          <table:table-cell table:style-name="ce11" table:number-columns-repeated="25"/>
          <table:table-cell table:number-columns-repeated="992"/>
        </table:table-row>
        <table:table-row table:style-name="ro1">
          <table:table-cell table:style-name="ce108" office:value-type="string" calcext:value-type="string">
            <text:p>ISTEX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N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NA</text:p>
          </table:table-cell>
          <table:table-cell table:style-name="ce38" office:value-type="string" calcext:value-type="string">
            <text:p>DONE</text:p>
          </table:table-cell>
          <table:table-cell table:number-columns-repeated="20"/>
          <table:table-cell table:formula="of:=NA()" office:value-type="string" office:string-value="" calcext:value-type="error">
            <text:p>#N/A</text:p>
          </table:table-cell>
          <table:table-cell table:number-columns-repeated="10"/>
          <table:table-cell table:number-matrix-columns-spanned="16" table:number-matrix-rows-spanned="1" table:formula="of:=NA()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42" office:value-type="string" calcext:value-type="string">
            <text:p>SHEE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HEET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TOCKHISTOR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YPE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ICAL" table:style-name="ta1">
        <table:table-column table:style-name="co51" table:default-cell-style-name="ce45"/>
        <table:table-column table:style-name="co7" table:default-cell-style-name="ce44"/>
        <table:table-column table:style-name="co8" table:number-columns-repeated="2" table:default-cell-style-name="ce5"/>
        <table:table-column table:style-name="co10" table:default-cell-style-name="ce5"/>
        <table:table-column table:style-name="co59" table:default-cell-style-name="ce5"/>
        <table:table-column table:style-name="co63" table:default-cell-style-name="ce5"/>
        <table:table-column table:style-name="co12" table:default-cell-style-name="ce5"/>
        <table:table-column table:style-name="co16" table:default-cell-style-name="ce5"/>
        <table:table-column table:style-name="co32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default-cell-style-name="ce5"/>
        <table:table-column table:style-name="co27" table:number-columns-repeated="2" table:default-cell-style-name="ce5"/>
        <table:table-column table:style-name="co14" table:number-columns-repeated="2" table:default-cell-style-name="ce5"/>
        <table:table-column table:style-name="co15" table:number-columns-repeated="4" table:default-cell-style-name="ce5"/>
        <table:table-column table:style-name="co7" table:default-cell-style-name="ce5"/>
        <table:table-column table:style-name="co15" table:number-columns-repeated="2" table:default-cell-style-name="ce5"/>
        <table:table-column table:style-name="co16" table:number-columns-repeated="2" table:default-cell-style-name="ce5"/>
        <table:table-column table:style-name="co17" table:default-cell-style-name="ce5"/>
        <table:table-column table:style-name="co19" table:default-cell-style-name="ce5"/>
        <table:table-column table:style-name="co23" table:default-cell-style-name="ce5"/>
        <table:table-column table:style-name="co18" table:default-cell-style-name="ce5"/>
        <table:table-column table:style-name="co24" table:default-cell-style-name="ce5"/>
        <table:table-column table:style-name="co18" table:default-cell-style-name="ce5"/>
        <table:table-column table:style-name="co65" table:default-cell-style-name="ce5"/>
        <table:table-column table:style-name="co15" table:default-cell-style-name="ce5"/>
        <table:table-column table:style-name="co66" table:default-cell-style-name="ce5"/>
        <table:table-column table:style-name="co65" table:default-cell-style-name="ce5"/>
        <table:table-column table:style-name="co24" table:default-cell-style-name="ce5"/>
        <table:table-column table:style-name="co27" table:default-cell-style-name="ce5"/>
        <table:table-column table:style-name="co18" table:number-columns-repeated="3" table:default-cell-style-name="ce5"/>
        <table:table-column table:style-name="co7" table:default-cell-style-name="ce5"/>
        <table:table-column table:style-name="co15" table:default-cell-style-name="ce5"/>
        <table:table-column table:style-name="co65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76];&quot;=DONE&quot;)/COUNTA([.A3:.A276])" office:value-type="percentage" office:value="0.263157894736842" calcext:value-type="percentage">
            <text:p>26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AND</text:p>
          </table:table-cell>
          <table:table-cell table:style-name="Default" table:number-columns-repeated="45"/>
          <table:table-cell table:number-columns-repeated="978"/>
        </table:table-row>
        <table:table-row table:style-name="ro3">
          <table:table-cell table:style-name="ce42" office:value-type="string" calcext:value-type="string">
            <text:p>BYCO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BYROW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37" office:value-type="string" calcext:value-type="string">
            <text:p>FALSE</text:p>
          </table:table-cell>
          <table:table-cell table:style-name="ce38" office:value-type="string" calcext:value-type="string">
            <text:p>DONE</text:p>
          </table:table-cell>
          <table:table-cell table:number-columns-repeated="7"/>
          <table:table-cell table:style-name="ce111" office:value-type="boolean" office:boolean-value="false" calcext:value-type="boolean">
            <text:p>FALSE</text:p>
          </table:table-cell>
          <table:table-cell table:number-columns-repeated="12"/>
          <table:table-cell table:style-name="ce111" table:formula="of:=FALSE()" office:value-type="boolean" office:boolean-value="false" calcext:value-type="boolean">
            <text:p>FALSE</text:p>
          </table:table-cell>
          <table:table-cell table:number-columns-repeated="10"/>
          <table:table-cell table:style-name="ce111" table:number-matrix-columns-spanned="8" table:number-matrix-rows-spanned="1" table:formula="of:=FALSE()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table:number-matrix-columns-spanned="8" table:number-matrix-rows-spanned="1" table:formula="of:=FALSE()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style-name="ce111" office:value-type="boolean" office:boolean-value="false" calcext:value-type="boolean">
            <text:p>FALSE</text:p>
          </table:table-cell>
          <table:table-cell table:number-columns-repeated="975"/>
        </table:table-row>
        <table:table-row table:style-name="ro3">
          <table:table-cell table:style-name="ce37" office:value-type="string" calcext:value-type="string">
            <text:p>IF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IF([.C7];1)" office:value-type="float" office:value="0" calcext:value-type="float">
            <text:p>0.0</text:p>
          </table:table-cell>
          <table:table-cell table:style-name="ce18" table:formula="of:=IF([.D7];1)" office:value-type="float" office:value="1" calcext:value-type="float">
            <text:p>1.0</text:p>
          </table:table-cell>
          <table:table-cell table:style-name="ce18" table:formula="of:=IF([.E7]=1;1)" office:value-type="float" office:value="0" calcext:value-type="float">
            <text:p>0.0</text:p>
          </table:table-cell>
          <table:table-cell table:style-name="ce18" table:formula="of:=IF([.F7];1)" office:value-type="float" office:value="1" calcext:value-type="float">
            <text:p>1.0</text:p>
          </table:table-cell>
          <table:table-cell table:style-name="ce18" table:formula="of:=IF([.G7];1)" office:value-type="float" office:value="1" calcext:value-type="float">
            <text:p>1.0</text:p>
          </table:table-cell>
          <table:table-cell table:style-name="ce18" table:formula="of:=IF([.H7];1;2)" office:value-type="float" office:value="2" calcext:value-type="float">
            <text:p>2.0</text:p>
          </table:table-cell>
          <table:table-cell table:style-name="ce18" table:formula="of:=IF([.I7];1)" office:value-type="string" office:string-value="" calcext:value-type="error">
            <text:p>#VALUE!</text:p>
          </table:table-cell>
          <table:table-cell table:style-name="ce18" table:formula="of:=IF([.J7];1)" office:value-type="float" office:value="1" calcext:value-type="float">
            <text:p>1.0</text:p>
          </table:table-cell>
          <table:table-cell table:style-name="ce18" table:formula="of:=IF([.K7];1)" office:value-type="string" office:string-value="" calcext:value-type="error">
            <text:p>#VALUE!</text:p>
          </table:table-cell>
          <table:table-cell table:style-name="ce18" table:formula="of:=IF([.L7];1)" office:value-type="string" office:string-value="" calcext:value-type="error">
            <text:p>#N/A</text:p>
          </table:table-cell>
          <table:table-cell table:style-name="ce18" table:formula="of:=IF([.M7];1)" office:value-type="string" office:string-value="" calcext:value-type="error">
            <text:p>#DIV/0!</text:p>
          </table:table-cell>
          <table:table-cell table:style-name="ce18" table:formula="of:=IF([.N7];1)" office:value-type="string" office:string-value="" calcext:value-type="error">
            <text:p>#NAME?</text:p>
          </table:table-cell>
          <table:table-cell table:style-name="ce18" table:formula="of:=IF([.O7];1)" office:value-type="string" office:string-value="" calcext:value-type="error">
            <text:p>#NULL!</text:p>
          </table:table-cell>
          <table:table-cell table:style-name="ce18" table:formula="of:=IF([.P7];1)" office:value-type="string" office:string-value="" calcext:value-type="error">
            <text:p>#NUM!</text:p>
          </table:table-cell>
          <table:table-cell table:style-name="ce18" table:formula="of:=IF([.Q7];1)" office:value-type="string" office:string-value="" calcext:value-type="error">
            <text:p>#REF!</text:p>
          </table:table-cell>
          <table:table-cell table:style-name="ce18" table:number-matrix-columns-spanned="1" table:number-matrix-rows-spanned="1" table:formula="of:=IF([.C7:.G7];1)" office:value-type="float" office:value="0" calcext:value-type="float">
            <text:p>0.0</text:p>
          </table:table-cell>
          <table:table-cell table:style-name="ce18" table:number-matrix-columns-spanned="2" table:number-matrix-rows-spanned="1" table:formula="of:=IF([.C7:.D7];[.D7:.E7])" office:value-type="float" office:value="0" calcext:value-type="float">
            <text:p>0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table:number-matrix-columns-spanned="2" table:number-matrix-rows-spanned="1" table:formula="of:=IF([.C7:.D7];2;[.D7:.E7])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table:number-matrix-columns-spanned="2" table:number-matrix-rows-spanned="1" table:formula="of:=IF([.C7:.D7];[.D7:.E7];[.F7:.G7])" office:value-type="float" office:value="10" calcext:value-type="float">
            <text:p>10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table:number-matrix-columns-spanned="3" table:number-matrix-rows-spanned="1" table:formula="of:=IF([.I7:.K7];[.D7:.F7];[.F7:.H7])" office:value-type="string" office:string-value="" calcext:value-type="error">
            <text:p>#VALUE!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table:number-matrix-columns-spanned="3" table:number-matrix-rows-spanned="1" table:formula="of:=IF([.C7:.E7];[.D7:.F7];[.E7:.G7])" office:value-type="float" office:value="2.3" calcext:value-type="float">
            <text:p>2.3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table:number-matrix-columns-spanned="4" table:number-matrix-rows-spanned="1" table:formula="of:=IF([.C7:.D7];[.D7:.E7])" office:value-type="float" office:value="0" calcext:value-type="float">
            <text:p>0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7" office:value-type="string" calcext:value-type="string">
            <text:p>IFERROR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IFERROR([.C8];[.D8])" office:value-type="float" office:value="0" calcext:value-type="float">
            <text:p>0</text:p>
          </table:table-cell>
          <table:table-cell table:formula="of:=IFERROR([.D8];[.E8])" office:value-type="float" office:value="1" calcext:value-type="float">
            <text:p>1</text:p>
          </table:table-cell>
          <table:table-cell table:formula="of:=IFERROR([.E8];[.F8])" office:value-type="float" office:value="2.3" calcext:value-type="float">
            <text:p>2.3</text:p>
          </table:table-cell>
          <table:table-cell table:formula="of:=IFERROR([.F8];[.G8])" office:value-type="float" office:value="10" calcext:value-type="float">
            <text:p>10</text:p>
          </table:table-cell>
          <table:table-cell table:formula="of:=IFERROR([.G8];[.H8])" office:value-type="float" office:value="-1" calcext:value-type="float">
            <text:p>-1</text:p>
          </table:table-cell>
          <table:table-cell table:style-name="ce18" table:formula="of:=IFERROR([.H8];[.I8])" office:value-type="float" office:value="0" calcext:value-type="float">
            <text:p>0.0</text:p>
          </table:table-cell>
          <table:table-cell table:formula="of:=IFERROR([.I8];[.J8])" office:value-type="string" office:string-value="ciao" calcext:value-type="string">
            <text:p>ciao</text:p>
          </table:table-cell>
          <table:table-cell table:style-name="ce111" table:formula="of:=IFERROR([.J8];[.K8])" office:value-type="boolean" office:boolean-value="true" calcext:value-type="boolean">
            <text:p>TRUE</text:p>
          </table:table-cell>
          <table:table-cell table:formula="of:=IFERROR([.K8];[.L8])" office:value-type="string" office:string-value="" calcext:value-type="error">
            <text:p>#N/A</text:p>
          </table:table-cell>
          <table:table-cell table:formula="of:=IFERROR([.L8];[.M8])" office:value-type="string" office:string-value="" calcext:value-type="error">
            <text:p>#DIV/0!</text:p>
          </table:table-cell>
          <table:table-cell table:formula="of:=IFERROR([.M8];[.N8])" office:value-type="string" office:string-value="" calcext:value-type="error">
            <text:p>#NAME?</text:p>
          </table:table-cell>
          <table:table-cell table:formula="of:=IFERROR([.N8];[.O8])" office:value-type="string" office:string-value="" calcext:value-type="error">
            <text:p>#NULL!</text:p>
          </table:table-cell>
          <table:table-cell table:formula="of:=IFERROR([.O8];[.P8])" office:value-type="string" office:string-value="" calcext:value-type="error">
            <text:p>#NUM!</text:p>
          </table:table-cell>
          <table:table-cell table:formula="of:=IFERROR([.P8];[.Q8])" office:value-type="string" office:string-value="" calcext:value-type="error">
            <text:p>#REF!</text:p>
          </table:table-cell>
          <table:table-cell table:formula="of:=IFERROR([.Q8];[.R8])" office:value-type="float" office:value="0" calcext:value-type="float">
            <text:p>0</text:p>
          </table:table-cell>
          <table:table-cell table:number-matrix-columns-spanned="1" table:number-matrix-rows-spanned="1" table:formula="of:=IFERROR([.D8:.E8];[.U8])" office:value-type="float" office:value="1" calcext:value-type="float">
            <text:p>1</text:p>
          </table:table-cell>
          <table:table-cell table:number-matrix-columns-spanned="2" table:number-matrix-rows-spanned="1" table:formula="of:=IFERROR([.K8:.L8];[.I8:.J8])" office:value-type="string" office:string-value="ciao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number-matrix-columns-spanned="2" table:number-matrix-rows-spanned="1" table:formula="of:=IFERROR([.D8:.E8];[.R8])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matrix-columns-spanned="12" table:number-matrix-rows-spanned="1" table:formula="of:=IFERROR([.G8:.Q8];[.R8])" office:value-type="float" office:value="-1" calcext:value-type="float">
            <text:p>-1</text:p>
          </table:table-cell>
          <table:table-cell office:value-type="float" office:value="0" calcext:value-type="float">
            <text:p/>
          </table:table-cell>
          <table:table-cell office:value-type="string" office:string-value="ciao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7" office:value-type="string" calcext:value-type="string">
            <text:p>IFNA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IFNA([.C9];[.D9])" office:value-type="float" office:value="0" calcext:value-type="float">
            <text:p>0</text:p>
          </table:table-cell>
          <table:table-cell table:formula="of:=IFNA([.D9];[.E9])" office:value-type="float" office:value="1" calcext:value-type="float">
            <text:p>1</text:p>
          </table:table-cell>
          <table:table-cell table:formula="of:=IFNA([.E9];[.F9])" office:value-type="float" office:value="2.3" calcext:value-type="float">
            <text:p>2.3</text:p>
          </table:table-cell>
          <table:table-cell table:formula="of:=IFNA([.F9];[.G9])" office:value-type="float" office:value="10" calcext:value-type="float">
            <text:p>10</text:p>
          </table:table-cell>
          <table:table-cell table:formula="of:=IFNA([.G9];[.H9])" office:value-type="float" office:value="-1" calcext:value-type="float">
            <text:p>-1</text:p>
          </table:table-cell>
          <table:table-cell table:style-name="ce18" table:formula="of:=IFNA([.H9];[.I9])" office:value-type="float" office:value="0" calcext:value-type="float">
            <text:p>0.0</text:p>
          </table:table-cell>
          <table:table-cell table:formula="of:=IFNA([.I9];[.J9])" office:value-type="string" office:string-value="ciao" calcext:value-type="string">
            <text:p>ciao</text:p>
          </table:table-cell>
          <table:table-cell table:style-name="ce111" table:formula="of:=IFNA([.J9];[.K9])" office:value-type="boolean" office:boolean-value="true" calcext:value-type="boolean">
            <text:p>TRUE</text:p>
          </table:table-cell>
          <table:table-cell table:formula="of:=IFNA([.K9];[.L9])" office:value-type="string" office:string-value="" calcext:value-type="error">
            <text:p>#VALUE!</text:p>
          </table:table-cell>
          <table:table-cell table:formula="of:=IFNA([.L9];[.M9])" office:value-type="string" office:string-value="" calcext:value-type="error">
            <text:p>#DIV/0!</text:p>
          </table:table-cell>
          <table:table-cell table:formula="of:=IFNA([.M9];[.N9])" office:value-type="string" office:string-value="" calcext:value-type="error">
            <text:p>#DIV/0!</text:p>
          </table:table-cell>
          <table:table-cell table:formula="of:=IFNA([.N9];[.O9])" office:value-type="string" office:string-value="" calcext:value-type="error">
            <text:p>#NAME?</text:p>
          </table:table-cell>
          <table:table-cell table:formula="of:=IFNA([.O9];[.P9])" office:value-type="string" office:string-value="" calcext:value-type="error">
            <text:p>#NULL!</text:p>
          </table:table-cell>
          <table:table-cell table:formula="of:=IFNA([.P9];[.Q9])" office:value-type="string" office:string-value="" calcext:value-type="error">
            <text:p>#NUM!</text:p>
          </table:table-cell>
          <table:table-cell table:formula="of:=IFNA([.Q9];[.R9])" office:value-type="string" office:string-value="" calcext:value-type="error">
            <text:p>#REF!</text:p>
          </table:table-cell>
          <table:table-cell table:number-matrix-columns-spanned="1" table:number-matrix-rows-spanned="1" table:formula="of:=IFNA([.E9:.F9];[.R9])" office:value-type="float" office:value="2.3" calcext:value-type="float">
            <text:p>2.3</text:p>
          </table:table-cell>
          <table:table-cell table:number-matrix-columns-spanned="2" table:number-matrix-rows-spanned="1" table:formula="of:=IFNA([.K9:.L9];[.I9:.J9])" office:value-type="string" office:string-value="" calcext:value-type="error">
            <text:p>#VALUE!</text:p>
          </table:table-cell>
          <table:table-cell table:style-name="ce111" office:value-type="boolean" office:boolean-value="true" calcext:value-type="boolean">
            <text:p>TRUE</text:p>
          </table:table-cell>
          <table:table-cell table:number-matrix-columns-spanned="2" table:number-matrix-rows-spanned="1" table:formula="of:=IFNA([.D9:.E9];[.R9])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matrix-columns-spanned="12" table:number-matrix-rows-spanned="1" table:formula="of:=IFNA([.G9:.Q9];[.R9])" office:value-type="float" office:value="-1" calcext:value-type="float">
            <text:p>-1</text:p>
          </table:table-cell>
          <table:table-cell office:value-type="float" office:value="0" calcext:value-type="float">
            <text:p/>
          </table:table-cell>
          <table:table-cell office:value-type="string" office:string-value="ciao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style-name="ce18" table:number-columns-repeated="14"/>
          <table:table-cell table:number-columns-repeated="961"/>
        </table:table-row>
        <table:table-row table:style-name="ro1">
          <table:table-cell table:style-name="ce108" office:value-type="string" calcext:value-type="string">
            <text:p>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LAMBDA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LE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MAKEARRAY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MAP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NO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OR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EDUC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SCAN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SWITC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TRUE</text:p>
          </table:table-cell>
          <table:table-cell table:style-name="ce38" office:value-type="string" calcext:value-type="string">
            <text:p>DONE</text:p>
          </table:table-cell>
          <table:table-cell table:number-columns-repeated="7"/>
          <table:table-cell table:style-name="ce111" office:value-type="boolean" office:boolean-value="true" calcext:value-type="boolean">
            <text:p>TRUE</text:p>
          </table:table-cell>
          <table:table-cell table:number-columns-repeated="12"/>
          <table:table-cell table:style-name="ce111" table:formula="of:=TRUE()" office:value-type="boolean" office:boolean-value="true" calcext:value-type="boolean">
            <text:p>TRUE</text:p>
          </table:table-cell>
          <table:table-cell table:number-columns-repeated="10"/>
          <table:table-cell table:style-name="ce111" table:number-matrix-columns-spanned="8" table:number-matrix-rows-spanned="1" table:formula="of:=TRUE()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table:number-matrix-columns-spanned="8" table:number-matrix-rows-spanned="1" table:formula="of:=TRUE()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1" office:value-type="boolean" office:boolean-value="true" calcext:value-type="boolean">
            <text:p>TRUE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XOR</text:p>
          </table:table-cell>
          <table:table-cell table:style-name="Default" table:number-columns-repeated="45"/>
          <table:table-cell table:number-columns-repeated="978"/>
        </table:table-row>
        <table:table-row table:style-name="ro3" table:number-rows-repeated="4">
          <table:table-cell table:style-name="ce42"/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OKUP" table:style-name="ta1">
        <table:table-column table:style-name="co67" table:default-cell-style-name="ce45"/>
        <table:table-column table:style-name="co7" table:default-cell-style-name="ce44"/>
        <table:table-column table:style-name="co11" table:default-cell-style-name="ce5"/>
        <table:table-column table:style-name="co10" table:default-cell-style-name="ce5"/>
        <table:table-column table:style-name="co8" table:default-cell-style-name="ce5"/>
        <table:table-column table:style-name="co12" table:default-cell-style-name="ce5"/>
        <table:table-column table:style-name="co15" table:number-columns-repeated="2" table:default-cell-style-name="ce5"/>
        <table:table-column table:style-name="co16" table:default-cell-style-name="ce5"/>
        <table:table-column table:style-name="co3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number-columns-repeated="2" table:default-cell-style-name="ce5"/>
        <table:table-column table:style-name="co52" table:default-cell-style-name="ce5"/>
        <table:table-column table:style-name="co15" table:number-columns-repeated="6" table:default-cell-style-name="ce5"/>
        <table:table-column table:style-name="co7" table:default-cell-style-name="ce5"/>
        <table:table-column table:style-name="co15" table:number-columns-repeated="2" table:default-cell-style-name="ce5"/>
        <table:table-column table:style-name="co16" table:number-columns-repeated="2" table:default-cell-style-name="ce5"/>
        <table:table-column table:style-name="co17" table:default-cell-style-name="ce5"/>
        <table:table-column table:style-name="co19" table:default-cell-style-name="ce5"/>
        <table:table-column table:style-name="co14" table:number-columns-repeated="3" table:default-cell-style-name="ce5"/>
        <table:table-column table:style-name="co17" table:default-cell-style-name="ce5"/>
        <table:table-column table:style-name="co15" table:number-columns-repeated="4" table:default-cell-style-name="ce5"/>
        <table:table-column table:style-name="co18" table:default-cell-style-name="ce5"/>
        <table:table-column table:style-name="co7" table:default-cell-style-name="ce5"/>
        <table:table-column table:style-name="co15" table:default-cell-style-name="ce5"/>
        <table:table-column table:style-name="co18" table:default-cell-style-name="ce5"/>
        <table:table-column table:style-name="co16" table:default-cell-style-name="ce5"/>
        <table:table-column table:style-name="co20" table:default-cell-style-name="ce5"/>
        <table:table-column table:style-name="co27" table:default-cell-style-name="ce5"/>
        <table:table-column table:style-name="co21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68];&quot;=DONE&quot;)/COUNTA([.A3:.A268])" office:value-type="percentage" office:value="0.025" calcext:value-type="percentage">
            <text:p>3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ADDRES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AREA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OOSE</text:p>
          </table:table-cell>
          <table:table-cell table:number-columns-repeated="18"/>
          <table:table-cell table:formula="of:=3229 -726" office:value-type="float" office:value="2503" calcext:value-type="float">
            <text:p>2503</text:p>
          </table:table-cell>
          <table:table-cell table:number-columns-repeated="1004"/>
        </table:table-row>
        <table:table-row table:style-name="ro3">
          <table:table-cell table:style-name="ce42" office:value-type="string" calcext:value-type="string">
            <text:p>CHOOSECOLS</text:p>
          </table:table-cell>
          <table:table-cell table:style-name="ce42" table:number-columns-repeated="1023"/>
        </table:table-row>
        <table:table-row table:style-name="ro3">
          <table:table-cell table:style-name="ce42" office:value-type="string" calcext:value-type="string">
            <text:p>CHOOSEROWS</text:p>
          </table:table-cell>
          <table:table-cell table:style-name="ce42"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3">
            <text:p>COLUM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COLUMNS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6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number-columns-repeated="961"/>
        </table:table-row>
        <table:table-row table:style-name="ro3">
          <table:table-cell table:style-name="ce42" office:value-type="string" calcext:value-type="string">
            <text:p>DROP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EXPAND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FILTER</text:p>
          </table:table-cell>
          <table:table-cell table:style-name="Default" table:number-columns-repeated="48"/>
          <table:table-cell table:style-name="ce18" table:number-columns-repeated="14"/>
          <table:table-cell table:number-columns-repeated="961"/>
        </table:table-row>
        <table:table-row table:style-name="ro3">
          <table:table-cell table:style-name="ce42" office:value-type="string" calcext:value-type="string">
            <text:p>FORMULATEX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GETPIVOTDATA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ROUPBY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3">
            <text:p>HLOOKU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HSTACK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HYPERLINK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MAGE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 table:number-columns-spanned="1" table:number-rows-spanned="3">
            <text:p>INDEX</text:p>
          </table:table-cell>
          <table:table-cell table:style-name="Default" table:number-columns-repeated="46"/>
          <table:table-cell table:number-columns-repeated="977"/>
        </table:table-row>
        <table:table-row table:style-name="ro1">
          <table:covered-table-cell/>
          <table:table-cell table:style-name="Default" table:number-columns-repeated="46"/>
          <table:table-cell table:number-columns-repeated="977"/>
        </table:table-row>
        <table:table-row table:style-name="ro1">
          <table:covered-table-cell/>
          <table:table-cell table:style-name="Default" table:number-columns-repeated="46"/>
          <table:table-cell table:number-columns-repeated="977"/>
        </table:table-row>
        <table:table-row table:style-name="ro3">
          <table:table-cell table:style-name="ce42" office:value-type="string" calcext:value-type="string">
            <text:p>INDIRECT</text:p>
          </table:table-cell>
          <table:table-cell table:number-columns-repeated="16"/>
          <table:table-cell table:style-name="ce18"/>
          <table:table-cell table:number-columns-repeated="1006"/>
        </table:table-row>
        <table:table-row table:style-name="ro1">
          <table:table-cell table:style-name="ce108" office:value-type="string" calcext:value-type="string" table:number-columns-spanned="1" table:number-rows-spanned="9">
            <text:p>LOOKU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 table:number-columns-spanned="1" table:number-rows-spanned="27">
            <text:p>MATCH</text:p>
          </table:table-cell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1">
          <table:covered-table-cell/>
          <table:table-cell table:style-name="Default" table:number-columns-repeated="1023"/>
        </table:table-row>
        <table:table-row table:style-name="ro3">
          <table:table-cell table:style-name="ce42" office:value-type="string" calcext:value-type="string">
            <text:p>OFFSET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5"/>
          <table:table-cell table:style-name="ce18" table:number-columns-repeated="10"/>
          <table:table-cell table:number-columns-repeated="992"/>
        </table:table-row>
        <table:table-row table:style-name="ro3">
          <table:table-cell table:style-name="ce42" office:value-type="string" calcext:value-type="string">
            <text:p>PIVOTBY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5"/>
          <table:table-cell table:style-name="ce18" table:number-columns-repeated="10"/>
          <table:table-cell table:number-columns-repeated="992"/>
        </table:table-row>
        <table:table-row table:style-name="ro1">
          <table:table-cell table:style-name="ce108" office:value-type="string" calcext:value-type="string" table:number-columns-spanned="1" table:number-rows-spanned="3">
            <text:p>ROW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OWS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RTD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SORT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SORTBY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TAK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3">
          <table:table-cell table:style-name="ce42" office:value-type="string" calcext:value-type="string">
            <text:p>TOCOL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TOROW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37" office:value-type="string" calcext:value-type="string">
            <text:p>TRANSPOSE</text:p>
          </table:table-cell>
          <table:table-cell table:style-name="ce40" office:value-type="string" calcext:value-type="string">
            <text:p>DONE</text:p>
          </table:table-cell>
          <table:table-cell table:style-name="ce14" office:value-type="float" office:value="-1.1" calcext:value-type="float">
            <text:p>-1.1</text:p>
          </table:table-cell>
          <table:table-cell table:style-name="ce14" office:value-type="float" office:value="2.1" calcext:value-type="float">
            <text:p>2.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.1" calcext:value-type="float">
            <text:p>4.1</text:p>
          </table:table-cell>
          <table:table-cell table:style-name="ce15"/>
          <table:table-cell table:style-name="ce15" office:value-type="string" calcext:value-type="string">
            <text:p>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5" table:formula="of:=#VALUE!" office:value-type="string" office:string-value="" calcext:value-type="error">
            <text:p>#VALUE!</text:p>
          </table:table-cell>
          <table:table-cell table:style-name="ce15" table:formula="of:=#N/A" office:value-type="string" office:string-value="" calcext:value-type="error">
            <text:p>#N/A</text:p>
          </table:table-cell>
          <table:table-cell table:style-name="ce16" table:formula="of:=#DIV/0!" office:value-type="string" office:string-value="" calcext:value-type="error">
            <text:p>#DIV/0!</text:p>
          </table:table-cell>
          <table:table-cell table:style-name="ce16" table:formula="of:=#NAME?" office:value-type="string" office:string-value="" calcext:value-type="error">
            <text:p>#NAME?</text:p>
          </table:table-cell>
          <table:table-cell table:style-name="ce16" table:formula="of:=#NULL!" office:value-type="string" office:string-value="" calcext:value-type="error">
            <text:p>#NULL!</text:p>
          </table:table-cell>
          <table:table-cell table:style-name="ce16" table:formula="of:=#NUM!" office:value-type="string" office:string-value="" calcext:value-type="error">
            <text:p>#NUM!</text:p>
          </table:table-cell>
          <table:table-cell table:style-name="ce16" table:formula="of:=#REF!" office:value-type="string" office:string-value="" calcext:value-type="error">
            <text:p>#REF!</text:p>
          </table:table-cell>
          <table:table-cell table:style-name="ce18" table:number-matrix-columns-spanned="1" table:number-matrix-rows-spanned="1" table:formula="of:=TRANSPOSE(2)" office:value-type="float" office:value="2" calcext:value-type="float">
            <text:p>2.0</text:p>
          </table:table-cell>
          <table:table-cell table:style-name="ce18" table:number-matrix-columns-spanned="1" table:number-matrix-rows-spanned="1" table:formula="of:=TRANSPOSE([.D76])" office:value-type="float" office:value="2.1" calcext:value-type="float">
            <text:p>2.1</text:p>
          </table:table-cell>
          <table:table-cell table:style-name="ce18" table:number-matrix-columns-spanned="1" table:number-matrix-rows-spanned="1" table:formula="of:=TRANSPOSE([.E76:.E79]![.D76:.F79])" office:value-type="float" office:value="3" calcext:value-type="float">
            <text:p>3.0</text:p>
          </table:table-cell>
          <table:table-cell table:style-name="ce18"/>
          <table:table-cell table:style-name="ce18" table:number-matrix-columns-spanned="1" table:number-matrix-rows-spanned="1" table:formula="of:=TRANSPOSE([.E76:.G76])" office:value-type="float" office:value="3" calcext:value-type="float">
            <text:p>3.0</text:p>
          </table:table-cell>
          <table:table-cell table:style-name="ce18" table:number-matrix-columns-spanned="1" table:number-matrix-rows-spanned="1" table:formula="of:=TRANSPOSE([.F76:.H76])" office:value-type="float" office:value="4" calcext:value-type="float">
            <text:p>4.0</text:p>
          </table:table-cell>
          <table:table-cell table:style-name="ce18" table:number-matrix-columns-spanned="1" table:number-matrix-rows-spanned="1" table:formula="of:=TRANSPOSE([.G76:.I76])" office:value-type="float" office:value="4.1" calcext:value-type="float">
            <text:p>4.1</text:p>
          </table:table-cell>
          <table:table-cell table:style-name="ce18" table:number-matrix-columns-spanned="1" table:number-matrix-rows-spanned="1" table:formula="of:=TRANSPOSE([.H76:.J76])" office:value-type="float" office:value="0" calcext:value-type="float">
            <text:p/>
          </table:table-cell>
          <table:table-cell table:style-name="ce18" table:number-matrix-columns-spanned="1" table:number-matrix-rows-spanned="1" table:formula="of:=TRANSPOSE([.I76:.K76])" office:value-type="string" office:string-value="b" calcext:value-type="string">
            <text:p>b</text:p>
          </table:table-cell>
          <table:table-cell table:style-name="ce18" table:number-matrix-columns-spanned="1" table:number-matrix-rows-spanned="1" table:formula="of:=TRANSPOSE([.J76:.L76])" office:value-type="float" office:value="1" calcext:value-type="float">
            <text:p>1.0</text:p>
          </table:table-cell>
          <table:table-cell table:style-name="ce18" table:number-matrix-columns-spanned="1" table:number-matrix-rows-spanned="1" table:formula="of:=TRANSPOSE([.K76:.M76])" office:value-type="string" office:string-value="" calcext:value-type="error">
            <text:p>#VALUE!</text:p>
          </table:table-cell>
          <table:table-cell table:style-name="ce18" table:number-matrix-columns-spanned="1" table:number-matrix-rows-spanned="1" table:formula="of:=TRANSPOSE([.L76:.N76])" office:value-type="string" office:string-value="" calcext:value-type="error">
            <text:p>#N/A</text:p>
          </table:table-cell>
          <table:table-cell table:style-name="ce18" table:number-matrix-columns-spanned="1" table:number-matrix-rows-spanned="1" table:formula="of:=TRANSPOSE([.M76:.O76])" office:value-type="string" office:string-value="" calcext:value-type="error">
            <text:p>#DIV/0!</text:p>
          </table:table-cell>
          <table:table-cell table:style-name="ce18" table:number-matrix-columns-spanned="1" table:number-matrix-rows-spanned="1" table:formula="of:=TRANSPOSE([.N76:.P76])" office:value-type="string" office:string-value="" calcext:value-type="error">
            <text:p>#NAME?</text:p>
          </table:table-cell>
          <table:table-cell table:style-name="ce18" table:number-matrix-columns-spanned="1" table:number-matrix-rows-spanned="1" table:formula="of:=TRANSPOSE([.O76:.Q76])" office:value-type="string" office:string-value="" calcext:value-type="error">
            <text:p>#NULL!</text:p>
          </table:table-cell>
          <table:table-cell table:number-matrix-columns-spanned="1" table:number-matrix-rows-spanned="1" table:formula="of:=TRANSPOSE([.C76:.K81])" office:value-type="float" office:value="-1.1" calcext:value-type="float">
            <text:p>-1.1</text:p>
          </table:table-cell>
          <table:table-cell table:number-matrix-columns-spanned="16" table:number-matrix-rows-spanned="1" table:formula="of:=TRANSPOSE([.E76:.E81])" office:value-type="float" office:value="3" calcext:value-type="float">
            <text:p>3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42" office:value-type="string" calcext:value-type="string">
            <text:p>TRIMRANGE</text:p>
          </table:table-cell>
          <table:table-cell table:style-name="ce49"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UNIQUE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1">
          <table:table-cell table:style-name="ce108" office:value-type="string" calcext:value-type="string" table:number-columns-spanned="1" table:number-rows-spanned="3">
            <text:p>VLOOKUP</text:p>
          </table:table-cell>
          <table:table-cell table:style-name="Default" table:number-columns-repeated="31"/>
          <table:table-cell table:number-columns-repeated="992"/>
        </table:table-row>
        <table:table-row table:style-name="ro1">
          <table:covered-table-cell/>
          <table:table-cell table:style-name="Default" table:number-columns-repeated="31"/>
          <table:table-cell table:number-columns-repeated="992"/>
        </table:table-row>
        <table:table-row table:style-name="ro1">
          <table:covered-table-cell/>
          <table:table-cell table:style-name="Default" table:number-columns-repeated="31"/>
          <table:table-cell table:number-columns-repeated="992"/>
        </table:table-row>
        <table:table-row table:style-name="ro3">
          <table:table-cell table:style-name="ce42" office:value-type="string" calcext:value-type="string">
            <text:p>VSTACK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number-columns-repeated="1007"/>
        </table:table-row>
        <table:table-row table:style-name="ro3">
          <table:table-cell office:value-type="string" calcext:value-type="string">
            <text:p>WRAPCOLS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office:value-type="string" calcext:value-type="string">
            <text:p>WRAPROWS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15"/>
          <table:table-cell table:number-columns-repeated="992"/>
        </table:table-row>
        <table:table-row table:style-name="ro3">
          <table:table-cell table:style-name="ce42" office:value-type="string" calcext:value-type="string">
            <text:p>XLOOKUP</text:p>
          </table:table-cell>
          <table:table-cell/>
          <table:table-cell table:style-name="ce14" table:number-columns-repeated="5"/>
          <table:table-cell table:style-name="ce15" table:number-columns-repeated="5"/>
          <table:table-cell table:style-name="ce16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office:value-type="string" calcext:value-type="string">
            <text:p>XMATCH</text:p>
          </table:table-cell>
          <table:table-cell table:number-columns-repeated="1023"/>
        </table:table-row>
        <table:table-row table:style-name="ro3">
          <table:table-cell table:style-name="ce44"/>
          <table:table-cell table:number-columns-repeated="1023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H_&amp;_TRIG" table:style-name="ta1">
        <table:table-column table:style-name="co68" table:default-cell-style-name="ce45"/>
        <table:table-column table:style-name="co7" table:default-cell-style-name="ce44"/>
        <table:table-column table:style-name="co22" table:default-cell-style-name="ce5"/>
        <table:table-column table:style-name="co7" table:default-cell-style-name="ce5"/>
        <table:table-column table:style-name="co17" table:default-cell-style-name="ce5"/>
        <table:table-column table:style-name="co11" table:default-cell-style-name="ce5"/>
        <table:table-column table:style-name="co65" table:default-cell-style-name="ce5"/>
        <table:table-column table:style-name="co12" table:default-cell-style-name="ce5"/>
        <table:table-column table:style-name="co15" table:default-cell-style-name="ce5"/>
        <table:table-column table:style-name="co3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default-cell-style-name="ce5"/>
        <table:table-column table:style-name="co20" table:default-cell-style-name="ce5"/>
        <table:table-column table:style-name="co16" table:default-cell-style-name="ce5"/>
        <table:table-column table:style-name="co15" table:number-columns-repeated="6" table:default-cell-style-name="ce5"/>
        <table:table-column table:style-name="co7" table:default-cell-style-name="ce5"/>
        <table:table-column table:style-name="co15" table:number-columns-repeated="2" table:default-cell-style-name="ce5"/>
        <table:table-column table:style-name="co16" table:number-columns-repeated="3" table:default-cell-style-name="ce5"/>
        <table:table-column table:style-name="co19" table:default-cell-style-name="ce5"/>
        <table:table-column table:style-name="co15" table:number-columns-repeated="16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19];&quot;=DONE&quot;)/COUNTA([.A3:.A219])" office:value-type="percentage" office:value="0.3" calcext:value-type="percentage">
            <text:p>30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39" office:value-type="string" calcext:value-type="string">
            <text:p>AB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BS([.C3])" office:value-type="float" office:value="0" calcext:value-type="float">
            <text:p>0.0</text:p>
          </table:table-cell>
          <table:table-cell table:style-name="ce18" table:formula="of:=ABS([.D3])" office:value-type="float" office:value="1" calcext:value-type="float">
            <text:p>1.0</text:p>
          </table:table-cell>
          <table:table-cell table:style-name="ce18" table:formula="of:=ABS([.E3])" office:value-type="float" office:value="2.3" calcext:value-type="float">
            <text:p>2.3</text:p>
          </table:table-cell>
          <table:table-cell table:style-name="ce18" table:formula="of:=ABS([.F3])" office:value-type="float" office:value="10" calcext:value-type="float">
            <text:p>10.0</text:p>
          </table:table-cell>
          <table:table-cell table:style-name="ce18" table:formula="of:=ABS([.G3])" office:value-type="float" office:value="1" calcext:value-type="float">
            <text:p>1.0</text:p>
          </table:table-cell>
          <table:table-cell table:style-name="ce18" table:formula="of:=ABS([.H3])" office:value-type="float" office:value="0" calcext:value-type="float">
            <text:p>0.0</text:p>
          </table:table-cell>
          <table:table-cell table:style-name="ce18" table:formula="of:=ABS([.I3])" office:value-type="string" office:string-value="" calcext:value-type="error">
            <text:p>#VALUE!</text:p>
          </table:table-cell>
          <table:table-cell table:style-name="ce18" table:formula="of:=ABS([.J3])" office:value-type="float" office:value="1" calcext:value-type="float">
            <text:p>1.0</text:p>
          </table:table-cell>
          <table:table-cell table:style-name="ce18" table:formula="of:=ABS([.K3])" office:value-type="string" office:string-value="" calcext:value-type="error">
            <text:p>#VALUE!</text:p>
          </table:table-cell>
          <table:table-cell table:style-name="ce18" table:formula="of:=ABS([.L3])" office:value-type="string" office:string-value="" calcext:value-type="error">
            <text:p>#N/A</text:p>
          </table:table-cell>
          <table:table-cell table:style-name="ce18" table:formula="of:=ABS([.M3])" office:value-type="string" office:string-value="" calcext:value-type="error">
            <text:p>#DIV/0!</text:p>
          </table:table-cell>
          <table:table-cell table:style-name="ce18" table:formula="of:=ABS([.N3])" office:value-type="string" office:string-value="" calcext:value-type="error">
            <text:p>#NAME?</text:p>
          </table:table-cell>
          <table:table-cell table:style-name="ce18" table:formula="of:=ABS([.O3])" office:value-type="string" office:string-value="" calcext:value-type="error">
            <text:p>#NULL!</text:p>
          </table:table-cell>
          <table:table-cell table:style-name="ce18" table:formula="of:=ABS([.P3])" office:value-type="string" office:string-value="" calcext:value-type="error">
            <text:p>#NUM!</text:p>
          </table:table-cell>
          <table:table-cell table:style-name="ce18" table:formula="of:=ABS([.Q3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BS([.C3:.Q3])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ACO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COS([.C4])" office:value-type="float" office:value="1.5707963267949" calcext:value-type="float">
            <text:p>1.6</text:p>
          </table:table-cell>
          <table:table-cell table:style-name="ce18" table:formula="of:=ACOS([.D4])" office:value-type="float" office:value="0" calcext:value-type="float">
            <text:p>0.0</text:p>
          </table:table-cell>
          <table:table-cell table:style-name="ce18" table:formula="of:=ACOS([.E4])" office:value-type="string" office:string-value="" calcext:value-type="error">
            <text:p>#NUM!</text:p>
          </table:table-cell>
          <table:table-cell table:style-name="ce18" table:formula="of:=ACOS([.F4])" office:value-type="string" office:string-value="" calcext:value-type="error">
            <text:p>#NUM!</text:p>
          </table:table-cell>
          <table:table-cell table:style-name="ce18" table:formula="of:=ACOS([.G4])" office:value-type="float" office:value="3.14159265358979" calcext:value-type="float">
            <text:p>3.1</text:p>
          </table:table-cell>
          <table:table-cell table:style-name="ce18" table:formula="of:=ACOS([.H4])" office:value-type="float" office:value="1.5707963267949" calcext:value-type="float">
            <text:p>1.6</text:p>
          </table:table-cell>
          <table:table-cell table:style-name="ce18" table:formula="of:=ACOS([.I4])" office:value-type="string" office:string-value="" calcext:value-type="error">
            <text:p>#VALUE!</text:p>
          </table:table-cell>
          <table:table-cell table:style-name="ce18" table:formula="of:=ACOS([.J4])" office:value-type="float" office:value="0" calcext:value-type="float">
            <text:p>0.0</text:p>
          </table:table-cell>
          <table:table-cell table:style-name="ce18" table:formula="of:=ACOS([.K4])" office:value-type="string" office:string-value="" calcext:value-type="error">
            <text:p>#VALUE!</text:p>
          </table:table-cell>
          <table:table-cell table:style-name="ce18" table:formula="of:=ACOS([.L4])" office:value-type="string" office:string-value="" calcext:value-type="error">
            <text:p>#N/A</text:p>
          </table:table-cell>
          <table:table-cell table:style-name="ce18" table:formula="of:=ACOS([.M4])" office:value-type="string" office:string-value="" calcext:value-type="error">
            <text:p>#DIV/0!</text:p>
          </table:table-cell>
          <table:table-cell table:style-name="ce18" table:formula="of:=ACOS([.N4])" office:value-type="string" office:string-value="" calcext:value-type="error">
            <text:p>#NAME?</text:p>
          </table:table-cell>
          <table:table-cell table:style-name="ce18" table:formula="of:=ACOS([.O4])" office:value-type="string" office:string-value="" calcext:value-type="error">
            <text:p>#NULL!</text:p>
          </table:table-cell>
          <table:table-cell table:style-name="ce18" table:formula="of:=ACOS([.P4])" office:value-type="string" office:string-value="" calcext:value-type="error">
            <text:p>#NUM!</text:p>
          </table:table-cell>
          <table:table-cell table:style-name="ce18" table:formula="of:=ACOS([.Q4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COS([.C4:.Q4])" office:value-type="float" office:value="1.5707963267949" calcext:value-type="float">
            <text:p>1.6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ACOS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ACO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COT([.C6])" office:value-type="float" office:value="1.5707963267949" calcext:value-type="float">
            <text:p>1.6</text:p>
          </table:table-cell>
          <table:table-cell table:style-name="ce18" table:formula="of:=ACOT([.D6])" office:value-type="float" office:value="0.785398163397448" calcext:value-type="float">
            <text:p>0.8</text:p>
          </table:table-cell>
          <table:table-cell table:style-name="ce18" table:formula="of:=ACOT([.E6])" office:value-type="float" office:value="0.410127340541491" calcext:value-type="float">
            <text:p>0.4</text:p>
          </table:table-cell>
          <table:table-cell table:style-name="ce18" table:formula="of:=ACOT([.F6])" office:value-type="float" office:value="0.0996686524911621" calcext:value-type="float">
            <text:p>0.1</text:p>
          </table:table-cell>
          <table:table-cell table:style-name="ce18" table:formula="of:=ACOT([.G6])" office:value-type="float" office:value="2.35619449019234" calcext:value-type="float">
            <text:p>2.4</text:p>
          </table:table-cell>
          <table:table-cell table:style-name="ce18" table:formula="of:=ACOT([.H6])" office:value-type="float" office:value="1.5707963267949" calcext:value-type="float">
            <text:p>1.6</text:p>
          </table:table-cell>
          <table:table-cell table:style-name="ce18" table:formula="of:=ACOT([.I6])" office:value-type="string" office:string-value="" calcext:value-type="error">
            <text:p>#VALUE!</text:p>
          </table:table-cell>
          <table:table-cell table:style-name="ce18" table:formula="of:=ACOT([.J6])" office:value-type="float" office:value="0.785398163397448" calcext:value-type="float">
            <text:p>0.8</text:p>
          </table:table-cell>
          <table:table-cell table:style-name="ce18" table:formula="of:=ACOT([.K6])" office:value-type="string" office:string-value="" calcext:value-type="error">
            <text:p>#VALUE!</text:p>
          </table:table-cell>
          <table:table-cell table:style-name="ce18" table:formula="of:=ACOT([.L6])" office:value-type="string" office:string-value="" calcext:value-type="error">
            <text:p>#N/A</text:p>
          </table:table-cell>
          <table:table-cell table:style-name="ce18" table:formula="of:=ACOT([.M6])" office:value-type="string" office:string-value="" calcext:value-type="error">
            <text:p>#DIV/0!</text:p>
          </table:table-cell>
          <table:table-cell table:style-name="ce18" table:formula="of:=ACOT([.N6])" office:value-type="string" office:string-value="" calcext:value-type="error">
            <text:p>#NAME?</text:p>
          </table:table-cell>
          <table:table-cell table:style-name="ce18" table:formula="of:=ACOT([.O6])" office:value-type="string" office:string-value="" calcext:value-type="error">
            <text:p>#NULL!</text:p>
          </table:table-cell>
          <table:table-cell table:style-name="ce18" table:formula="of:=ACOT([.P6])" office:value-type="string" office:string-value="" calcext:value-type="error">
            <text:p>#NUM!</text:p>
          </table:table-cell>
          <table:table-cell table:style-name="ce18" table:formula="of:=ACOT([.Q6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COT([.C6:.Q6])" office:value-type="float" office:value="1.5707963267949" calcext:value-type="float">
            <text:p>1.6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float" office:value="0.410127340541491" calcext:value-type="float">
            <text:p>0.4</text:p>
          </table:table-cell>
          <table:table-cell table:style-name="ce18" office:value-type="float" office:value="0.0996686524911621" calcext:value-type="float">
            <text:p>0.1</text:p>
          </table:table-cell>
          <table:table-cell table:style-name="ce18" office:value-type="float" office:value="2.35619449019234" calcext:value-type="float">
            <text:p>2.4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ACO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AGGREGA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ARABI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ASI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SIN([.C10])" office:value-type="float" office:value="0" calcext:value-type="float">
            <text:p>0.0</text:p>
          </table:table-cell>
          <table:table-cell table:style-name="ce18" table:formula="of:=ASIN([.D10])" office:value-type="float" office:value="1.5707963267949" calcext:value-type="float">
            <text:p>1.6</text:p>
          </table:table-cell>
          <table:table-cell table:style-name="ce18" table:formula="of:=ASIN([.E10])" office:value-type="string" office:string-value="" calcext:value-type="error">
            <text:p>#NUM!</text:p>
          </table:table-cell>
          <table:table-cell table:style-name="ce18" table:formula="of:=ASIN([.F10])" office:value-type="string" office:string-value="" calcext:value-type="error">
            <text:p>#NUM!</text:p>
          </table:table-cell>
          <table:table-cell table:style-name="ce18" table:formula="of:=ASIN([.G10])" office:value-type="float" office:value="-1.5707963267949" calcext:value-type="float">
            <text:p>-1.6</text:p>
          </table:table-cell>
          <table:table-cell table:style-name="ce18" table:formula="of:=ASIN([.H10])" office:value-type="float" office:value="0" calcext:value-type="float">
            <text:p>0.0</text:p>
          </table:table-cell>
          <table:table-cell table:style-name="ce18" table:formula="of:=ASIN([.I10])" office:value-type="string" office:string-value="" calcext:value-type="error">
            <text:p>#VALUE!</text:p>
          </table:table-cell>
          <table:table-cell table:style-name="ce18" table:formula="of:=ASIN([.J10])" office:value-type="float" office:value="1.5707963267949" calcext:value-type="float">
            <text:p>1.6</text:p>
          </table:table-cell>
          <table:table-cell table:style-name="ce18" table:formula="of:=ASIN([.K10])" office:value-type="string" office:string-value="" calcext:value-type="error">
            <text:p>#VALUE!</text:p>
          </table:table-cell>
          <table:table-cell table:style-name="ce18" table:formula="of:=ASIN([.L10])" office:value-type="string" office:string-value="" calcext:value-type="error">
            <text:p>#N/A</text:p>
          </table:table-cell>
          <table:table-cell table:style-name="ce18" table:formula="of:=ASIN([.M10])" office:value-type="string" office:string-value="" calcext:value-type="error">
            <text:p>#DIV/0!</text:p>
          </table:table-cell>
          <table:table-cell table:style-name="ce18" table:formula="of:=ASIN([.N10])" office:value-type="string" office:string-value="" calcext:value-type="error">
            <text:p>#NAME?</text:p>
          </table:table-cell>
          <table:table-cell table:style-name="ce18" table:formula="of:=ASIN([.O10])" office:value-type="string" office:string-value="" calcext:value-type="error">
            <text:p>#NULL!</text:p>
          </table:table-cell>
          <table:table-cell table:style-name="ce18" table:formula="of:=ASIN([.P10])" office:value-type="string" office:string-value="" calcext:value-type="error">
            <text:p>#NUM!</text:p>
          </table:table-cell>
          <table:table-cell table:style-name="ce18" table:formula="of:=ASIN([.Q10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SIN([.C10:.Q10])" office:value-type="float" office:value="0" calcext:value-type="float">
            <text:p>0.0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float" office:value="-1.5707963267949" calcext:value-type="float">
            <text:p>-1.6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57079632679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ASIN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SINH([.C11])" office:value-type="float" office:value="0" calcext:value-type="float">
            <text:p>0.0</text:p>
          </table:table-cell>
          <table:table-cell table:style-name="ce18" table:formula="of:=ASINH([.D11])" office:value-type="float" office:value="0.881373587019543" calcext:value-type="float">
            <text:p>0.9</text:p>
          </table:table-cell>
          <table:table-cell table:style-name="ce18" table:formula="of:=ASINH([.E11])" office:value-type="float" office:value="1.57027854348498" calcext:value-type="float">
            <text:p>1.6</text:p>
          </table:table-cell>
          <table:table-cell table:style-name="ce18" table:formula="of:=ASINH([.F11])" office:value-type="float" office:value="2.99822295029797" calcext:value-type="float">
            <text:p>3.0</text:p>
          </table:table-cell>
          <table:table-cell table:style-name="ce18" table:formula="of:=ASINH([.G11])" office:value-type="float" office:value="-0.881373587019543" calcext:value-type="float">
            <text:p>-0.9</text:p>
          </table:table-cell>
          <table:table-cell table:style-name="ce18" table:formula="of:=ASINH([.H11])" office:value-type="float" office:value="0" calcext:value-type="float">
            <text:p>0.0</text:p>
          </table:table-cell>
          <table:table-cell table:style-name="ce18" table:formula="of:=ASINH([.I11])" office:value-type="string" office:string-value="" calcext:value-type="error">
            <text:p>#VALUE!</text:p>
          </table:table-cell>
          <table:table-cell table:style-name="ce18" table:formula="of:=ASINH([.J11])" office:value-type="float" office:value="0.881373587019543" calcext:value-type="float">
            <text:p>0.9</text:p>
          </table:table-cell>
          <table:table-cell table:style-name="ce18" table:formula="of:=ASINH([.K11])" office:value-type="string" office:string-value="" calcext:value-type="error">
            <text:p>#VALUE!</text:p>
          </table:table-cell>
          <table:table-cell table:style-name="ce18" table:formula="of:=ASINH([.L11])" office:value-type="string" office:string-value="" calcext:value-type="error">
            <text:p>#N/A</text:p>
          </table:table-cell>
          <table:table-cell table:style-name="ce18" table:formula="of:=ASINH([.M11])" office:value-type="string" office:string-value="" calcext:value-type="error">
            <text:p>#DIV/0!</text:p>
          </table:table-cell>
          <table:table-cell table:style-name="ce18" table:formula="of:=ASINH([.N11])" office:value-type="string" office:string-value="" calcext:value-type="error">
            <text:p>#NAME?</text:p>
          </table:table-cell>
          <table:table-cell table:style-name="ce18" table:formula="of:=ASINH([.O11])" office:value-type="string" office:string-value="" calcext:value-type="error">
            <text:p>#NULL!</text:p>
          </table:table-cell>
          <table:table-cell table:style-name="ce18" table:formula="of:=ASINH([.P11])" office:value-type="string" office:string-value="" calcext:value-type="error">
            <text:p>#NUM!</text:p>
          </table:table-cell>
          <table:table-cell table:style-name="ce18" table:formula="of:=ASINH([.Q11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SINH([.C11:.Q11])" office:value-type="float" office:value="0" calcext:value-type="float">
            <text:p>0.0</text:p>
          </table:table-cell>
          <table:table-cell table:style-name="ce18" office:value-type="float" office:value="0.881373587019543" calcext:value-type="float">
            <text:p>0.9</text:p>
          </table:table-cell>
          <table:table-cell table:style-name="ce18" office:value-type="float" office:value="1.57027854348498" calcext:value-type="float">
            <text:p>1.6</text:p>
          </table:table-cell>
          <table:table-cell table:style-name="ce18" office:value-type="float" office:value="2.99822295029797" calcext:value-type="float">
            <text:p>3.0</text:p>
          </table:table-cell>
          <table:table-cell table:style-name="ce18" office:value-type="float" office:value="-0.881373587019543" calcext:value-type="float">
            <text:p>-0.9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881373587019543" calcext:value-type="float">
            <text:p>0.9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ATA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ATAN([.C12])" office:value-type="float" office:value="0" calcext:value-type="float">
            <text:p>0.0</text:p>
          </table:table-cell>
          <table:table-cell table:style-name="ce18" table:formula="of:=ATAN([.D12])" office:value-type="float" office:value="0.785398163397448" calcext:value-type="float">
            <text:p>0.8</text:p>
          </table:table-cell>
          <table:table-cell table:style-name="ce18" table:formula="of:=ATAN([.E12])" office:value-type="float" office:value="1.16066898625341" calcext:value-type="float">
            <text:p>1.2</text:p>
          </table:table-cell>
          <table:table-cell table:style-name="ce18" table:formula="of:=ATAN([.F12])" office:value-type="float" office:value="1.47112767430373" calcext:value-type="float">
            <text:p>1.5</text:p>
          </table:table-cell>
          <table:table-cell table:style-name="ce18" table:formula="of:=ATAN([.G12])" office:value-type="float" office:value="-0.785398163397448" calcext:value-type="float">
            <text:p>-0.8</text:p>
          </table:table-cell>
          <table:table-cell table:style-name="ce18" table:formula="of:=ATAN([.H12])" office:value-type="float" office:value="0" calcext:value-type="float">
            <text:p>0.0</text:p>
          </table:table-cell>
          <table:table-cell table:style-name="ce18" table:formula="of:=ATAN([.I12])" office:value-type="string" office:string-value="" calcext:value-type="error">
            <text:p>#VALUE!</text:p>
          </table:table-cell>
          <table:table-cell table:style-name="ce18" table:formula="of:=ATAN([.J12])" office:value-type="float" office:value="0.785398163397448" calcext:value-type="float">
            <text:p>0.8</text:p>
          </table:table-cell>
          <table:table-cell table:style-name="ce18" table:formula="of:=ATAN([.K12])" office:value-type="string" office:string-value="" calcext:value-type="error">
            <text:p>#VALUE!</text:p>
          </table:table-cell>
          <table:table-cell table:style-name="ce18" table:formula="of:=ATAN([.L12])" office:value-type="string" office:string-value="" calcext:value-type="error">
            <text:p>#N/A</text:p>
          </table:table-cell>
          <table:table-cell table:style-name="ce18" table:formula="of:=ATAN([.M12])" office:value-type="string" office:string-value="" calcext:value-type="error">
            <text:p>#DIV/0!</text:p>
          </table:table-cell>
          <table:table-cell table:style-name="ce18" table:formula="of:=ATAN([.N12])" office:value-type="string" office:string-value="" calcext:value-type="error">
            <text:p>#NAME?</text:p>
          </table:table-cell>
          <table:table-cell table:style-name="ce18" table:formula="of:=ATAN([.O12])" office:value-type="string" office:string-value="" calcext:value-type="error">
            <text:p>#NULL!</text:p>
          </table:table-cell>
          <table:table-cell table:style-name="ce18" table:formula="of:=ATAN([.P12])" office:value-type="string" office:string-value="" calcext:value-type="error">
            <text:p>#NUM!</text:p>
          </table:table-cell>
          <table:table-cell table:style-name="ce18" table:formula="of:=ATAN([.Q12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ATAN([.C12:.Q12])" office:value-type="float" office:value="0" calcext:value-type="float">
            <text:p>0.0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float" office:value="1.16066898625341" calcext:value-type="float">
            <text:p>1.2</text:p>
          </table:table-cell>
          <table:table-cell table:style-name="ce18" office:value-type="float" office:value="1.47112767430373" calcext:value-type="float">
            <text:p>1.5</text:p>
          </table:table-cell>
          <table:table-cell table:style-name="ce18" office:value-type="float" office:value="-0.785398163397448" calcext:value-type="float">
            <text:p>-0.8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785398163397448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ATAN2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ATANH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BAS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CEILING.MA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EILING.PRECIS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COMBIN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COMBINA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CO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S([.C20])" office:value-type="float" office:value="1" calcext:value-type="float">
            <text:p>1.0</text:p>
          </table:table-cell>
          <table:table-cell table:style-name="ce18" table:formula="of:=COS([.D20])" office:value-type="float" office:value="0.54030230586814" calcext:value-type="float">
            <text:p>0.5</text:p>
          </table:table-cell>
          <table:table-cell table:style-name="ce18" table:formula="of:=COS([.E20])" office:value-type="float" office:value="-0.666276021279824" calcext:value-type="float">
            <text:p>-0.7</text:p>
          </table:table-cell>
          <table:table-cell table:style-name="ce18" table:formula="of:=COS([.F20])" office:value-type="float" office:value="-0.839071529076452" calcext:value-type="float">
            <text:p>-0.8</text:p>
          </table:table-cell>
          <table:table-cell table:style-name="ce18" table:formula="of:=COS([.G20])" office:value-type="float" office:value="0.54030230586814" calcext:value-type="float">
            <text:p>0.5</text:p>
          </table:table-cell>
          <table:table-cell table:style-name="ce18" table:formula="of:=COS([.H20])" office:value-type="float" office:value="1" calcext:value-type="float">
            <text:p>1.0</text:p>
          </table:table-cell>
          <table:table-cell table:style-name="ce18" table:formula="of:=COS([.I20])" office:value-type="string" office:string-value="" calcext:value-type="error">
            <text:p>#VALUE!</text:p>
          </table:table-cell>
          <table:table-cell table:style-name="ce18" table:formula="of:=COS([.J20])" office:value-type="float" office:value="0.54030230586814" calcext:value-type="float">
            <text:p>0.5</text:p>
          </table:table-cell>
          <table:table-cell table:style-name="ce18" table:formula="of:=COS([.K20])" office:value-type="string" office:string-value="" calcext:value-type="error">
            <text:p>#VALUE!</text:p>
          </table:table-cell>
          <table:table-cell table:style-name="ce18" table:formula="of:=COS([.L20])" office:value-type="string" office:string-value="" calcext:value-type="error">
            <text:p>#N/A</text:p>
          </table:table-cell>
          <table:table-cell table:style-name="ce18" table:formula="of:=COS([.M20])" office:value-type="string" office:string-value="" calcext:value-type="error">
            <text:p>#DIV/0!</text:p>
          </table:table-cell>
          <table:table-cell table:style-name="ce18" table:formula="of:=COS([.N20])" office:value-type="string" office:string-value="" calcext:value-type="error">
            <text:p>#NAME?</text:p>
          </table:table-cell>
          <table:table-cell table:style-name="ce18" table:formula="of:=COS([.O20])" office:value-type="string" office:string-value="" calcext:value-type="error">
            <text:p>#NULL!</text:p>
          </table:table-cell>
          <table:table-cell table:style-name="ce18" table:formula="of:=COS([.P20])" office:value-type="string" office:string-value="" calcext:value-type="error">
            <text:p>#NUM!</text:p>
          </table:table-cell>
          <table:table-cell table:style-name="ce18" table:formula="of:=COS([.Q20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COS([.C20:.Q20])" office:value-type="float" office:value="1" calcext:value-type="float">
            <text:p>1.0</text:p>
          </table:table-cell>
          <table:table-cell table:style-name="ce18" office:value-type="float" office:value="0.54030230586814" calcext:value-type="float">
            <text:p>0.5</text:p>
          </table:table-cell>
          <table:table-cell table:style-name="ce18" office:value-type="float" office:value="-0.666276021279824" calcext:value-type="float">
            <text:p>-0.7</text:p>
          </table:table-cell>
          <table:table-cell table:style-name="ce18" office:value-type="float" office:value="-0.839071529076452" calcext:value-type="float">
            <text:p>-0.8</text:p>
          </table:table-cell>
          <table:table-cell table:style-name="ce18" office:value-type="float" office:value="0.54030230586814" calcext:value-type="float">
            <text:p>0.5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54030230586814" calcext:value-type="float">
            <text:p>0.5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COS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SH([.C21])" office:value-type="float" office:value="1" calcext:value-type="float">
            <text:p>1.0</text:p>
          </table:table-cell>
          <table:table-cell table:style-name="ce18" table:formula="of:=COSH([.D21])" office:value-type="float" office:value="1.54308063481524" calcext:value-type="float">
            <text:p>1.5</text:p>
          </table:table-cell>
          <table:table-cell table:style-name="ce18" table:formula="of:=COSH([.E21])" office:value-type="float" office:value="5.03722064926876" calcext:value-type="float">
            <text:p>5.0</text:p>
          </table:table-cell>
          <table:table-cell table:style-name="ce18" table:formula="of:=COSH([.F21])" office:value-type="float" office:value="11013.2329201033" calcext:value-type="float">
            <text:p>11013.2</text:p>
          </table:table-cell>
          <table:table-cell table:style-name="ce18" table:formula="of:=COSH([.G21])" office:value-type="float" office:value="1.54308063481524" calcext:value-type="float">
            <text:p>1.5</text:p>
          </table:table-cell>
          <table:table-cell table:style-name="ce18" table:formula="of:=COSH([.H21])" office:value-type="float" office:value="1" calcext:value-type="float">
            <text:p>1.0</text:p>
          </table:table-cell>
          <table:table-cell table:style-name="ce18" table:formula="of:=COSH([.I21])" office:value-type="string" office:string-value="" calcext:value-type="error">
            <text:p>#VALUE!</text:p>
          </table:table-cell>
          <table:table-cell table:style-name="ce18" table:formula="of:=COSH([.J21])" office:value-type="float" office:value="1.54308063481524" calcext:value-type="float">
            <text:p>1.5</text:p>
          </table:table-cell>
          <table:table-cell table:style-name="ce18" table:formula="of:=COSH([.K21])" office:value-type="string" office:string-value="" calcext:value-type="error">
            <text:p>#VALUE!</text:p>
          </table:table-cell>
          <table:table-cell table:style-name="ce18" table:formula="of:=COSH([.L21])" office:value-type="string" office:string-value="" calcext:value-type="error">
            <text:p>#N/A</text:p>
          </table:table-cell>
          <table:table-cell table:style-name="ce18" table:formula="of:=COSH([.M21])" office:value-type="string" office:string-value="" calcext:value-type="error">
            <text:p>#DIV/0!</text:p>
          </table:table-cell>
          <table:table-cell table:style-name="ce18" table:formula="of:=COSH([.N21])" office:value-type="string" office:string-value="" calcext:value-type="error">
            <text:p>#NAME?</text:p>
          </table:table-cell>
          <table:table-cell table:style-name="ce18" table:formula="of:=COSH([.O21])" office:value-type="string" office:string-value="" calcext:value-type="error">
            <text:p>#NULL!</text:p>
          </table:table-cell>
          <table:table-cell table:style-name="ce18" table:formula="of:=COSH([.P21])" office:value-type="string" office:string-value="" calcext:value-type="error">
            <text:p>#NUM!</text:p>
          </table:table-cell>
          <table:table-cell table:style-name="ce18" table:formula="of:=COSH([.Q21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COSH([.C21:.Q21])" office:value-type="float" office:value="1" calcext:value-type="float">
            <text:p>1.0</text:p>
          </table:table-cell>
          <table:table-cell table:style-name="ce18" office:value-type="float" office:value="1.54308063481524" calcext:value-type="float">
            <text:p>1.5</text:p>
          </table:table-cell>
          <table:table-cell table:style-name="ce18" office:value-type="float" office:value="5.03722064926876" calcext:value-type="float">
            <text:p>5.0</text:p>
          </table:table-cell>
          <table:table-cell table:style-name="ce18" office:value-type="float" office:value="11013.2329201033" calcext:value-type="float">
            <text:p>11013.2</text:p>
          </table:table-cell>
          <table:table-cell table:style-name="ce18" office:value-type="float" office:value="1.54308063481524" calcext:value-type="float">
            <text:p>1.5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54308063481524" calcext:value-type="float">
            <text:p>1.5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CO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O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SC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CSC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DECIMAL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DEGREE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DEGREES([.C27])" office:value-type="float" office:value="0" calcext:value-type="float">
            <text:p>0.0</text:p>
          </table:table-cell>
          <table:table-cell table:style-name="ce18" table:formula="of:=DEGREES([.D27])" office:value-type="float" office:value="57.2957795130823" calcext:value-type="float">
            <text:p>57.3</text:p>
          </table:table-cell>
          <table:table-cell table:style-name="ce18" table:formula="of:=DEGREES([.E27])" office:value-type="float" office:value="131.780292880089" calcext:value-type="float">
            <text:p>131.8</text:p>
          </table:table-cell>
          <table:table-cell table:style-name="ce18" table:formula="of:=DEGREES([.F27])" office:value-type="float" office:value="572.957795130823" calcext:value-type="float">
            <text:p>573.0</text:p>
          </table:table-cell>
          <table:table-cell table:style-name="ce18" table:formula="of:=DEGREES([.G27])" office:value-type="float" office:value="-57.2957795130823" calcext:value-type="float">
            <text:p>-57.3</text:p>
          </table:table-cell>
          <table:table-cell table:style-name="ce18" table:formula="of:=DEGREES([.H27])" office:value-type="float" office:value="0" calcext:value-type="float">
            <text:p>0.0</text:p>
          </table:table-cell>
          <table:table-cell table:style-name="ce18" table:formula="of:=DEGREES([.I27])" office:value-type="string" office:string-value="" calcext:value-type="error">
            <text:p>#VALUE!</text:p>
          </table:table-cell>
          <table:table-cell table:style-name="ce18" table:formula="of:=DEGREES([.J27])" office:value-type="float" office:value="57.2957795130823" calcext:value-type="float">
            <text:p>57.3</text:p>
          </table:table-cell>
          <table:table-cell table:style-name="ce18" table:formula="of:=DEGREES([.K27])" office:value-type="string" office:string-value="" calcext:value-type="error">
            <text:p>#VALUE!</text:p>
          </table:table-cell>
          <table:table-cell table:style-name="ce18" table:formula="of:=DEGREES([.L27])" office:value-type="string" office:string-value="" calcext:value-type="error">
            <text:p>#N/A</text:p>
          </table:table-cell>
          <table:table-cell table:style-name="ce18" table:formula="of:=DEGREES([.M27])" office:value-type="string" office:string-value="" calcext:value-type="error">
            <text:p>#DIV/0!</text:p>
          </table:table-cell>
          <table:table-cell table:style-name="ce18" table:formula="of:=DEGREES([.N27])" office:value-type="string" office:string-value="" calcext:value-type="error">
            <text:p>#NAME?</text:p>
          </table:table-cell>
          <table:table-cell table:style-name="ce18" table:formula="of:=DEGREES([.O27])" office:value-type="string" office:string-value="" calcext:value-type="error">
            <text:p>#NULL!</text:p>
          </table:table-cell>
          <table:table-cell table:style-name="ce18" table:formula="of:=DEGREES([.P27])" office:value-type="string" office:string-value="" calcext:value-type="error">
            <text:p>#NUM!</text:p>
          </table:table-cell>
          <table:table-cell table:style-name="ce18" table:formula="of:=DEGREES([.Q27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DEGREES([.C27:.Q27])" office:value-type="float" office:value="0" calcext:value-type="float">
            <text:p>0.0</text:p>
          </table:table-cell>
          <table:table-cell table:style-name="ce18" office:value-type="float" office:value="57.2957795130823" calcext:value-type="float">
            <text:p>57.3</text:p>
          </table:table-cell>
          <table:table-cell table:style-name="ce18" office:value-type="float" office:value="131.780292880089" calcext:value-type="float">
            <text:p>131.8</text:p>
          </table:table-cell>
          <table:table-cell table:style-name="ce18" office:value-type="float" office:value="572.957795130823" calcext:value-type="float">
            <text:p>573.0</text:p>
          </table:table-cell>
          <table:table-cell table:style-name="ce18" office:value-type="float" office:value="-57.2957795130823" calcext:value-type="float">
            <text:p>-57.3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57.2957795130823" calcext:value-type="float">
            <text:p>57.3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EVE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EVEN([.C28])" office:value-type="float" office:value="0" calcext:value-type="float">
            <text:p>0.0</text:p>
          </table:table-cell>
          <table:table-cell table:style-name="ce18" table:formula="of:=EVEN([.D28])" office:value-type="float" office:value="2" calcext:value-type="float">
            <text:p>2.0</text:p>
          </table:table-cell>
          <table:table-cell table:style-name="ce18" table:formula="of:=EVEN([.E28])" office:value-type="float" office:value="4" calcext:value-type="float">
            <text:p>4.0</text:p>
          </table:table-cell>
          <table:table-cell table:style-name="ce18" table:formula="of:=EVEN([.F28])" office:value-type="float" office:value="-2" calcext:value-type="float">
            <text:p>-2.0</text:p>
          </table:table-cell>
          <table:table-cell table:style-name="ce18" table:formula="of:=EVEN([.G28])" office:value-type="float" office:value="-2" calcext:value-type="float">
            <text:p>-2.0</text:p>
          </table:table-cell>
          <table:table-cell table:style-name="ce18" table:formula="of:=EVEN([.H28])" office:value-type="float" office:value="0" calcext:value-type="float">
            <text:p>0.0</text:p>
          </table:table-cell>
          <table:table-cell table:style-name="ce18" table:formula="of:=EVEN([.I28])" office:value-type="string" office:string-value="" calcext:value-type="error">
            <text:p>#VALUE!</text:p>
          </table:table-cell>
          <table:table-cell table:style-name="ce18" table:formula="of:=EVEN([.J28])" office:value-type="float" office:value="2" calcext:value-type="float">
            <text:p>2.0</text:p>
          </table:table-cell>
          <table:table-cell table:style-name="ce18" table:formula="of:=EVEN([.K28])" office:value-type="string" office:string-value="" calcext:value-type="error">
            <text:p>#VALUE!</text:p>
          </table:table-cell>
          <table:table-cell table:style-name="ce18" table:formula="of:=EVEN([.L28])" office:value-type="string" office:string-value="" calcext:value-type="error">
            <text:p>#N/A</text:p>
          </table:table-cell>
          <table:table-cell table:style-name="ce18" table:formula="of:=EVEN([.M28])" office:value-type="string" office:string-value="" calcext:value-type="error">
            <text:p>#DIV/0!</text:p>
          </table:table-cell>
          <table:table-cell table:style-name="ce18" table:formula="of:=EVEN([.N28])" office:value-type="string" office:string-value="" calcext:value-type="error">
            <text:p>#NAME?</text:p>
          </table:table-cell>
          <table:table-cell table:style-name="ce18" table:formula="of:=EVEN([.O28])" office:value-type="string" office:string-value="" calcext:value-type="error">
            <text:p>#NULL!</text:p>
          </table:table-cell>
          <table:table-cell table:style-name="ce18" table:formula="of:=EVEN([.P28])" office:value-type="string" office:string-value="" calcext:value-type="error">
            <text:p>#NUM!</text:p>
          </table:table-cell>
          <table:table-cell table:style-name="ce18" table:formula="of:=EVEN([.Q28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EVEN([.C28:.Q28])" office:value-type="float" office:value="0" calcext:value-type="float">
            <text:p>0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-2" calcext:value-type="float">
            <text:p>-2.0</text:p>
          </table:table-cell>
          <table:table-cell table:style-name="ce18" office:value-type="float" office:value="-2" calcext:value-type="float">
            <text:p>-2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EXP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EXP([.C29])" office:value-type="float" office:value="1" calcext:value-type="float">
            <text:p>1.0</text:p>
          </table:table-cell>
          <table:table-cell table:style-name="ce18" table:formula="of:=EXP([.D29])" office:value-type="float" office:value="2.71828182845904" calcext:value-type="float">
            <text:p>2.7</text:p>
          </table:table-cell>
          <table:table-cell table:style-name="ce18" table:formula="of:=EXP([.E29])" office:value-type="float" office:value="9.97418245481472" calcext:value-type="float">
            <text:p>10.0</text:p>
          </table:table-cell>
          <table:table-cell table:style-name="ce18" table:formula="of:=EXP([.F29])" office:value-type="float" office:value="22026.4657948067" calcext:value-type="float">
            <text:p>22026.5</text:p>
          </table:table-cell>
          <table:table-cell table:style-name="ce18" table:formula="of:=EXP([.G29])" office:value-type="float" office:value="0.367879441171442" calcext:value-type="float">
            <text:p>0.4</text:p>
          </table:table-cell>
          <table:table-cell table:style-name="ce18" table:formula="of:=EXP([.H29])" office:value-type="float" office:value="1" calcext:value-type="float">
            <text:p>1.0</text:p>
          </table:table-cell>
          <table:table-cell table:style-name="ce18" table:formula="of:=EXP([.I29])" office:value-type="string" office:string-value="" calcext:value-type="error">
            <text:p>#VALUE!</text:p>
          </table:table-cell>
          <table:table-cell table:style-name="ce18" table:formula="of:=EXP([.J29])" office:value-type="float" office:value="2.71828182845904" calcext:value-type="float">
            <text:p>2.7</text:p>
          </table:table-cell>
          <table:table-cell table:style-name="ce18" table:formula="of:=EXP([.K29])" office:value-type="string" office:string-value="" calcext:value-type="error">
            <text:p>#VALUE!</text:p>
          </table:table-cell>
          <table:table-cell table:style-name="ce18" table:formula="of:=EXP([.L29])" office:value-type="string" office:string-value="" calcext:value-type="error">
            <text:p>#N/A</text:p>
          </table:table-cell>
          <table:table-cell table:style-name="ce18" table:formula="of:=EXP([.M29])" office:value-type="string" office:string-value="" calcext:value-type="error">
            <text:p>#DIV/0!</text:p>
          </table:table-cell>
          <table:table-cell table:style-name="ce18" table:formula="of:=EXP([.N29])" office:value-type="string" office:string-value="" calcext:value-type="error">
            <text:p>#NAME?</text:p>
          </table:table-cell>
          <table:table-cell table:style-name="ce18" table:formula="of:=EXP([.O29])" office:value-type="string" office:string-value="" calcext:value-type="error">
            <text:p>#NULL!</text:p>
          </table:table-cell>
          <table:table-cell table:style-name="ce18" table:formula="of:=EXP([.P29])" office:value-type="string" office:string-value="" calcext:value-type="error">
            <text:p>#NUM!</text:p>
          </table:table-cell>
          <table:table-cell table:style-name="ce18" table:formula="of:=EXP([.Q29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EXP([.C29:.Q29])" office:value-type="float" office:value="1" calcext:value-type="float">
            <text:p>1.0</text:p>
          </table:table-cell>
          <table:table-cell table:style-name="ce18" office:value-type="float" office:value="2.71828182845904" calcext:value-type="float">
            <text:p>2.7</text:p>
          </table:table-cell>
          <table:table-cell table:style-name="ce18" office:value-type="float" office:value="9.97418245481472" calcext:value-type="float">
            <text:p>10.0</text:p>
          </table:table-cell>
          <table:table-cell table:style-name="ce18" office:value-type="float" office:value="22026.4657948067" calcext:value-type="float">
            <text:p>22026.5</text:p>
          </table:table-cell>
          <table:table-cell table:style-name="ce18" office:value-type="float" office:value="0.367879441171442" calcext:value-type="float">
            <text:p>0.4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2.71828182845904" calcext:value-type="float">
            <text:p>2.7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FAC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FACTDOUBL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FLOOR.MAT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FLOOR.PRECIS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GC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IN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INT([.C35])" office:value-type="float" office:value="0" calcext:value-type="float">
            <text:p>0.0</text:p>
          </table:table-cell>
          <table:table-cell table:style-name="ce18" table:formula="of:=INT([.D35])" office:value-type="float" office:value="1" calcext:value-type="float">
            <text:p>1.0</text:p>
          </table:table-cell>
          <table:table-cell table:style-name="ce18" table:formula="of:=INT([.E35])" office:value-type="float" office:value="2" calcext:value-type="float">
            <text:p>2.0</text:p>
          </table:table-cell>
          <table:table-cell table:style-name="ce18" table:formula="of:=INT([.F35])" office:value-type="float" office:value="10" calcext:value-type="float">
            <text:p>10.0</text:p>
          </table:table-cell>
          <table:table-cell table:style-name="ce18" table:formula="of:=INT([.G35])" office:value-type="float" office:value="-1" calcext:value-type="float">
            <text:p>-1.0</text:p>
          </table:table-cell>
          <table:table-cell table:style-name="ce18" table:formula="of:=INT([.H35])" office:value-type="float" office:value="0" calcext:value-type="float">
            <text:p>0.0</text:p>
          </table:table-cell>
          <table:table-cell table:style-name="ce18" table:formula="of:=INT([.I35])" office:value-type="string" office:string-value="" calcext:value-type="error">
            <text:p>#VALUE!</text:p>
          </table:table-cell>
          <table:table-cell table:style-name="ce18" table:formula="of:=INT([.J35])" office:value-type="float" office:value="1" calcext:value-type="float">
            <text:p>1.0</text:p>
          </table:table-cell>
          <table:table-cell table:style-name="ce18" table:formula="of:=INT([.K35])" office:value-type="string" office:string-value="" calcext:value-type="error">
            <text:p>#VALUE!</text:p>
          </table:table-cell>
          <table:table-cell table:style-name="ce18" table:formula="of:=INT([.L35])" office:value-type="string" office:string-value="" calcext:value-type="error">
            <text:p>#N/A</text:p>
          </table:table-cell>
          <table:table-cell table:style-name="ce18" table:formula="of:=INT([.M35])" office:value-type="string" office:string-value="" calcext:value-type="error">
            <text:p>#DIV/0!</text:p>
          </table:table-cell>
          <table:table-cell table:style-name="ce18" table:formula="of:=INT([.N35])" office:value-type="string" office:string-value="" calcext:value-type="error">
            <text:p>#NAME?</text:p>
          </table:table-cell>
          <table:table-cell table:style-name="ce18" table:formula="of:=INT([.O35])" office:value-type="string" office:string-value="" calcext:value-type="error">
            <text:p>#NULL!</text:p>
          </table:table-cell>
          <table:table-cell table:style-name="ce18" table:formula="of:=INT([.P35])" office:value-type="string" office:string-value="" calcext:value-type="error">
            <text:p>#NUM!</text:p>
          </table:table-cell>
          <table:table-cell table:style-name="ce18" table:formula="of:=INT([.Q35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INT([.C35:.Q35])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ISO.CEILING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2.5" calcext:value-type="float">
            <text:p>2.5</text:p>
          </table:table-cell>
          <table:table-cell office:value-type="float" office:value="-255.5" calcext:value-type="float">
            <text:p>-255.5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0.234" calcext:value-type="float">
            <text:p>0.234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M.MICROSOFT.ISO.CEILING([.C36];1.3)" office:value-type="float" office:value="2.6" calcext:value-type="float">
            <text:p>2.6</text:p>
          </table:table-cell>
          <table:table-cell table:style-name="ce18" table:formula="of:=COM.MICROSOFT.ISO.CEILING([.D36];-2.2)" office:value-type="float" office:value="-255.2" calcext:value-type="float">
            <text:p>-255.2</text:p>
          </table:table-cell>
          <table:table-cell table:style-name="ce18" table:formula="of:=COM.MICROSOFT.ISO.CEILING([.E36];2.3)" office:value-type="float" office:value="-2.3" calcext:value-type="float">
            <text:p>-2.3</text:p>
          </table:table-cell>
          <table:table-cell table:style-name="ce18" table:formula="of:=COM.MICROSOFT.ISO.CEILING([.F36];0)" office:value-type="float" office:value="0" calcext:value-type="float">
            <text:p>0.0</text:p>
          </table:table-cell>
          <table:table-cell table:style-name="ce18" table:formula="of:=COM.MICROSOFT.ISO.CEILING([.G36];0.01)" office:value-type="float" office:value="0.24" calcext:value-type="float">
            <text:p>0.2</text:p>
          </table:table-cell>
          <table:table-cell table:style-name="ce18" table:formula="of:=COM.MICROSOFT.ISO.CEILING([.H36];-2)" office:value-type="float" office:value="0" calcext:value-type="float">
            <text:p>0.0</text:p>
          </table:table-cell>
          <table:table-cell table:style-name="ce18" table:formula="of:=COM.MICROSOFT.ISO.CEILING([.I36];0)" office:value-type="string" office:string-value="" calcext:value-type="error">
            <text:p>#VALUE!</text:p>
          </table:table-cell>
          <table:table-cell table:style-name="ce18" table:formula="of:=COM.MICROSOFT.ISO.CEILING([.J36];0)" office:value-type="float" office:value="0" calcext:value-type="float">
            <text:p>0.0</text:p>
          </table:table-cell>
          <table:table-cell table:style-name="ce18" table:formula="of:=COM.MICROSOFT.ISO.CEILING(2.3;[.K36])" office:value-type="string" office:string-value="" calcext:value-type="error">
            <text:p>#VALUE!</text:p>
          </table:table-cell>
          <table:table-cell table:style-name="ce18" table:formula="of:=COM.MICROSOFT.ISO.CEILING(2.3;[.L36])" office:value-type="string" office:string-value="" calcext:value-type="error">
            <text:p>#N/A</text:p>
          </table:table-cell>
          <table:table-cell table:style-name="ce18" table:formula="of:=COM.MICROSOFT.ISO.CEILING(2.3;[.M36])" office:value-type="string" office:string-value="" calcext:value-type="error">
            <text:p>#DIV/0!</text:p>
          </table:table-cell>
          <table:table-cell table:style-name="ce18" table:formula="of:=COM.MICROSOFT.ISO.CEILING(2.3;[.N36])" office:value-type="string" office:string-value="" calcext:value-type="error">
            <text:p>#NAME?</text:p>
          </table:table-cell>
          <table:table-cell table:style-name="ce18" table:formula="of:=COM.MICROSOFT.ISO.CEILING(2.3;[.O36])" office:value-type="string" office:string-value="" calcext:value-type="error">
            <text:p>#NULL!</text:p>
          </table:table-cell>
          <table:table-cell table:style-name="ce18" table:formula="of:=COM.MICROSOFT.ISO.CEILING(2.3;[.P36])" office:value-type="string" office:string-value="" calcext:value-type="error">
            <text:p>#NUM!</text:p>
          </table:table-cell>
          <table:table-cell table:style-name="ce18" table:formula="of:=COM.MICROSOFT.ISO.CEILING(2.3;[.Q36])" office:value-type="string" office:string-value="" calcext:value-type="error">
            <text:p>#REF!</text:p>
          </table:table-cell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LC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L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LOG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LOG10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MDETERM</text:p>
          </table:table-cell>
          <table:table-cell table:style-name="Default" table:number-columns-repeated="31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INVERSE</text:p>
          </table:table-cell>
          <table:table-cell table:style-name="Default" table:number-columns-repeated="31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MULT</text:p>
          </table:table-cell>
          <table:table-cell table:style-name="Default" table:number-columns-repeated="32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O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MROUN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MULTINOMIA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MUNI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ODD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-0.2" calcext:value-type="float">
            <text:p>-0.2</text:p>
          </table:table-cell>
          <table:table-cell office:value-type="float" office:value="-2" calcext:value-type="float">
            <text:p>-2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ODD([.C48])" office:value-type="float" office:value="1" calcext:value-type="float">
            <text:p>1.0</text:p>
          </table:table-cell>
          <table:table-cell table:style-name="ce18" table:formula="of:=ODD([.D48])" office:value-type="float" office:value="3" calcext:value-type="float">
            <text:p>3.0</text:p>
          </table:table-cell>
          <table:table-cell table:style-name="ce18" table:formula="of:=ODD([.E48])" office:value-type="float" office:value="3" calcext:value-type="float">
            <text:p>3.0</text:p>
          </table:table-cell>
          <table:table-cell table:style-name="ce18" table:formula="of:=ODD([.F48])" office:value-type="float" office:value="-1" calcext:value-type="float">
            <text:p>-1.0</text:p>
          </table:table-cell>
          <table:table-cell table:style-name="ce18" table:formula="of:=ODD([.G48])" office:value-type="float" office:value="-3" calcext:value-type="float">
            <text:p>-3.0</text:p>
          </table:table-cell>
          <table:table-cell table:style-name="ce18" table:formula="of:=ODD([.H48])" office:value-type="float" office:value="1" calcext:value-type="float">
            <text:p>1.0</text:p>
          </table:table-cell>
          <table:table-cell table:style-name="ce18" table:formula="of:=ODD([.I48])" office:value-type="string" office:string-value="" calcext:value-type="error">
            <text:p>#VALUE!</text:p>
          </table:table-cell>
          <table:table-cell table:style-name="ce18" table:formula="of:=ODD([.J48])" office:value-type="float" office:value="1" calcext:value-type="float">
            <text:p>1.0</text:p>
          </table:table-cell>
          <table:table-cell table:style-name="ce18" table:formula="of:=ODD([.K48])" office:value-type="string" office:string-value="" calcext:value-type="error">
            <text:p>#VALUE!</text:p>
          </table:table-cell>
          <table:table-cell table:style-name="ce18" table:formula="of:=ODD([.L48])" office:value-type="string" office:string-value="" calcext:value-type="error">
            <text:p>#N/A</text:p>
          </table:table-cell>
          <table:table-cell table:style-name="ce18" table:formula="of:=ODD([.M48])" office:value-type="string" office:string-value="" calcext:value-type="error">
            <text:p>#DIV/0!</text:p>
          </table:table-cell>
          <table:table-cell table:style-name="ce18" table:formula="of:=ODD([.N48])" office:value-type="string" office:string-value="" calcext:value-type="error">
            <text:p>#NAME?</text:p>
          </table:table-cell>
          <table:table-cell table:style-name="ce18" table:formula="of:=ODD([.O48])" office:value-type="string" office:string-value="" calcext:value-type="error">
            <text:p>#NULL!</text:p>
          </table:table-cell>
          <table:table-cell table:style-name="ce18" table:formula="of:=ODD([.P48])" office:value-type="string" office:string-value="" calcext:value-type="error">
            <text:p>#NUM!</text:p>
          </table:table-cell>
          <table:table-cell table:style-name="ce18" table:formula="of:=ODD([.Q48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ODD([.C48:.Q48])" office:value-type="float" office:value="1" calcext:value-type="float">
            <text:p>1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-3" calcext:value-type="float">
            <text:p>-3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PERCENTOF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PI</text:p>
          </table:table-cell>
          <table:table-cell table:style-name="ce38" office:value-type="string" calcext:value-type="string">
            <text:p>DONE</text:p>
          </table:table-cell>
          <table:table-cell table:style-name="ce6" table:number-columns-repeated="5"/>
          <table:table-cell table:style-name="ce9" table:number-columns-repeated="5"/>
          <table:table-cell table:style-name="ce10" table:number-columns-repeated="5"/>
          <table:table-cell table:style-name="ce9" table:number-columns-repeated="5"/>
          <table:table-cell table:style-name="ce18" table:formula="of:=PI()" office:value-type="float" office:value="3.14159265358979" calcext:value-type="float">
            <text:p>3.1</text:p>
          </table:table-cell>
          <table:table-cell table:style-name="ce9" table:number-columns-repeated="10"/>
          <table:table-cell table:style-name="ce18" table:number-matrix-columns-spanned="16" table:number-matrix-rows-spanned="1" table:formula="of:=PI()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style-name="ce18" office:value-type="float" office:value="3.14159265358979" calcext:value-type="float">
            <text:p>3.1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POW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PRODUC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QUOTIENT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RADIANS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RADIANS([.C54])" office:value-type="float" office:value="0" calcext:value-type="float">
            <text:p>0.0</text:p>
          </table:table-cell>
          <table:table-cell table:style-name="ce18" table:formula="of:=RADIANS([.D54])" office:value-type="float" office:value="0.0174532925199433" calcext:value-type="float">
            <text:p>0.0</text:p>
          </table:table-cell>
          <table:table-cell table:style-name="ce18" table:formula="of:=RADIANS([.E54])" office:value-type="float" office:value="0.0401425727958696" calcext:value-type="float">
            <text:p>0.0</text:p>
          </table:table-cell>
          <table:table-cell table:style-name="ce18" table:formula="of:=RADIANS([.F54])" office:value-type="float" office:value="0.174532925199433" calcext:value-type="float">
            <text:p>0.2</text:p>
          </table:table-cell>
          <table:table-cell table:style-name="ce18" table:formula="of:=RADIANS([.G54])" office:value-type="float" office:value="-0.0174532925199433" calcext:value-type="float">
            <text:p>0.0</text:p>
          </table:table-cell>
          <table:table-cell table:style-name="ce18" table:formula="of:=RADIANS([.H54])" office:value-type="float" office:value="0" calcext:value-type="float">
            <text:p>0.0</text:p>
          </table:table-cell>
          <table:table-cell table:style-name="ce18" table:formula="of:=RADIANS([.I54])" office:value-type="string" office:string-value="" calcext:value-type="error">
            <text:p>#VALUE!</text:p>
          </table:table-cell>
          <table:table-cell table:style-name="ce18" table:formula="of:=RADIANS([.J54])" office:value-type="float" office:value="0.0174532925199433" calcext:value-type="float">
            <text:p>0.0</text:p>
          </table:table-cell>
          <table:table-cell table:style-name="ce18" table:formula="of:=RADIANS([.K54])" office:value-type="string" office:string-value="" calcext:value-type="error">
            <text:p>#VALUE!</text:p>
          </table:table-cell>
          <table:table-cell table:style-name="ce18" table:formula="of:=RADIANS([.L54])" office:value-type="string" office:string-value="" calcext:value-type="error">
            <text:p>#N/A</text:p>
          </table:table-cell>
          <table:table-cell table:style-name="ce18" table:formula="of:=RADIANS([.M54])" office:value-type="string" office:string-value="" calcext:value-type="error">
            <text:p>#DIV/0!</text:p>
          </table:table-cell>
          <table:table-cell table:style-name="ce18" table:formula="of:=RADIANS([.N54])" office:value-type="string" office:string-value="" calcext:value-type="error">
            <text:p>#NAME?</text:p>
          </table:table-cell>
          <table:table-cell table:style-name="ce18" table:formula="of:=RADIANS([.O54])" office:value-type="string" office:string-value="" calcext:value-type="error">
            <text:p>#NULL!</text:p>
          </table:table-cell>
          <table:table-cell table:style-name="ce18" table:formula="of:=RADIANS([.P54])" office:value-type="string" office:string-value="" calcext:value-type="error">
            <text:p>#NUM!</text:p>
          </table:table-cell>
          <table:table-cell table:style-name="ce18" table:formula="of:=RADIANS([.Q54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RADIANS([.C54:.Q54])" office:value-type="float" office:value="0" calcext:value-type="float">
            <text:p>0.0</text:p>
          </table:table-cell>
          <table:table-cell table:style-name="ce18" office:value-type="float" office:value="0.0174532925199433" calcext:value-type="float">
            <text:p>0.0</text:p>
          </table:table-cell>
          <table:table-cell table:style-name="ce18" office:value-type="float" office:value="0.0401425727958696" calcext:value-type="float">
            <text:p>0.0</text:p>
          </table:table-cell>
          <table:table-cell table:style-name="ce18" office:value-type="float" office:value="0.174532925199433" calcext:value-type="float">
            <text:p>0.2</text:p>
          </table:table-cell>
          <table:table-cell table:style-name="ce18" office:value-type="float" office:value="-0.0174532925199433" calcext:value-type="float">
            <text:p>0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0174532925199433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RAND</text:p>
          </table:table-cell>
          <table:table-cell table:style-name="ce38" office:value-type="string" calcext:value-type="string">
            <text:p>DONE</text:p>
          </table:table-cell>
          <table:table-cell table:style-name="ce6" table:number-columns-repeated="5"/>
          <table:table-cell table:style-name="ce9" table:number-columns-repeated="5"/>
          <table:table-cell table:style-name="ce10" table:number-columns-repeated="5"/>
          <table:table-cell table:style-name="ce9" table:number-columns-repeated="5"/>
          <table:table-cell table:style-name="ce11" table:formula="of:=RAND()&lt;=1" office:value-type="float" office:value="1" calcext:value-type="float">
            <text:p>1.0</text:p>
          </table:table-cell>
          <table:table-cell table:style-name="ce9" table:number-columns-repeated="25"/>
          <table:table-cell table:style-name="ce6"/>
          <table:table-cell table:number-columns-repeated="975"/>
        </table:table-row>
        <table:table-row table:style-name="ro3">
          <table:table-cell office:value-type="string" calcext:value-type="string">
            <text:p>RANDARRAY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RANDBETWEEN</text:p>
          </table:table-cell>
          <table:table-cell table:style-name="Default" table:number-columns-repeated="31"/>
          <table:table-cell table:style-name="ce9" table:number-columns-repeated="16"/>
          <table:table-cell table:style-name="ce6"/>
          <table:table-cell table:number-columns-repeated="975"/>
        </table:table-row>
        <table:table-row table:style-name="ro1">
          <table:table-cell table:style-name="ce107" office:value-type="string" calcext:value-type="string">
            <text:p>ROMA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ROUN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ROUNDDOW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ROUNDUP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9" office:value-type="string" calcext:value-type="string">
            <text:p>SEC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EC([.C62])" office:value-type="float" office:value="1" calcext:value-type="float">
            <text:p>1.0</text:p>
          </table:table-cell>
          <table:table-cell table:style-name="ce18" table:formula="of:=SEC([.D62])" office:value-type="float" office:value="1.85081571768093" calcext:value-type="float">
            <text:p>1.9</text:p>
          </table:table-cell>
          <table:table-cell table:style-name="ce18" table:formula="of:=SEC([.E62])" office:value-type="float" office:value="-1.50087946746026" calcext:value-type="float">
            <text:p>-1.5</text:p>
          </table:table-cell>
          <table:table-cell table:style-name="ce18" table:formula="of:=SEC([.F62])" office:value-type="float" office:value="-1.1917935066879" calcext:value-type="float">
            <text:p>-1.2</text:p>
          </table:table-cell>
          <table:table-cell table:style-name="ce18" table:formula="of:=SEC([.G62])" office:value-type="float" office:value="1.85081571768093" calcext:value-type="float">
            <text:p>1.9</text:p>
          </table:table-cell>
          <table:table-cell table:style-name="ce18" table:formula="of:=SEC([.H62])" office:value-type="float" office:value="1" calcext:value-type="float">
            <text:p>1.0</text:p>
          </table:table-cell>
          <table:table-cell table:style-name="ce18" table:formula="of:=SEC([.I62])" office:value-type="string" office:string-value="" calcext:value-type="error">
            <text:p>#VALUE!</text:p>
          </table:table-cell>
          <table:table-cell table:style-name="ce18" table:formula="of:=SEC([.J62])" office:value-type="float" office:value="1.85081571768093" calcext:value-type="float">
            <text:p>1.9</text:p>
          </table:table-cell>
          <table:table-cell table:style-name="ce18" table:formula="of:=SEC([.K62])" office:value-type="string" office:string-value="" calcext:value-type="error">
            <text:p>#VALUE!</text:p>
          </table:table-cell>
          <table:table-cell table:style-name="ce18" table:formula="of:=SEC([.L62])" office:value-type="string" office:string-value="" calcext:value-type="error">
            <text:p>#N/A</text:p>
          </table:table-cell>
          <table:table-cell table:style-name="ce18" table:formula="of:=SEC([.M62])" office:value-type="string" office:string-value="" calcext:value-type="error">
            <text:p>#DIV/0!</text:p>
          </table:table-cell>
          <table:table-cell table:style-name="ce18" table:formula="of:=SEC([.N62])" office:value-type="string" office:string-value="" calcext:value-type="error">
            <text:p>#NAME?</text:p>
          </table:table-cell>
          <table:table-cell table:style-name="ce18" table:formula="of:=SEC([.O62])" office:value-type="string" office:string-value="" calcext:value-type="error">
            <text:p>#NULL!</text:p>
          </table:table-cell>
          <table:table-cell table:style-name="ce18" table:formula="of:=SEC([.P62])" office:value-type="string" office:string-value="" calcext:value-type="error">
            <text:p>#NUM!</text:p>
          </table:table-cell>
          <table:table-cell table:style-name="ce18" table:formula="of:=SEC([.Q62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EC([.C62:.Q62])" office:value-type="float" office:value="1" calcext:value-type="float">
            <text:p>1.0</text:p>
          </table:table-cell>
          <table:table-cell table:style-name="ce18" office:value-type="float" office:value="1.85081571768093" calcext:value-type="float">
            <text:p>1.9</text:p>
          </table:table-cell>
          <table:table-cell table:style-name="ce18" office:value-type="float" office:value="-1.50087946746026" calcext:value-type="float">
            <text:p>-1.5</text:p>
          </table:table-cell>
          <table:table-cell table:style-name="ce18" office:value-type="float" office:value="-1.1917935066879" calcext:value-type="float">
            <text:p>-1.2</text:p>
          </table:table-cell>
          <table:table-cell table:style-name="ce18" office:value-type="float" office:value="1.85081571768093" calcext:value-type="float">
            <text:p>1.9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85081571768093" calcext:value-type="float">
            <text:p>1.9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SEC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ECH([.C63])" office:value-type="float" office:value="1" calcext:value-type="float">
            <text:p>1.0</text:p>
          </table:table-cell>
          <table:table-cell table:style-name="ce18" table:formula="of:=SECH([.D63])" office:value-type="float" office:value="0.648054273663885" calcext:value-type="float">
            <text:p>0.6</text:p>
          </table:table-cell>
          <table:table-cell table:style-name="ce18" table:formula="of:=SECH([.E63])" office:value-type="float" office:value="0.198522175149339" calcext:value-type="float">
            <text:p>0.2</text:p>
          </table:table-cell>
          <table:table-cell table:style-name="ce18" table:formula="of:=SECH([.F63])" office:value-type="float" office:value="0.0000907998593378172" calcext:value-type="float">
            <text:p>0.0</text:p>
          </table:table-cell>
          <table:table-cell table:style-name="ce18" table:formula="of:=SECH([.G63])" office:value-type="float" office:value="0.648054273663885" calcext:value-type="float">
            <text:p>0.6</text:p>
          </table:table-cell>
          <table:table-cell table:style-name="ce18" table:formula="of:=SECH([.H63])" office:value-type="float" office:value="1" calcext:value-type="float">
            <text:p>1.0</text:p>
          </table:table-cell>
          <table:table-cell table:style-name="ce18" table:formula="of:=SECH([.I63])" office:value-type="string" office:string-value="" calcext:value-type="error">
            <text:p>#VALUE!</text:p>
          </table:table-cell>
          <table:table-cell table:style-name="ce18" table:formula="of:=SECH([.J63])" office:value-type="float" office:value="0.648054273663885" calcext:value-type="float">
            <text:p>0.6</text:p>
          </table:table-cell>
          <table:table-cell table:style-name="ce18" table:formula="of:=SECH([.K63])" office:value-type="string" office:string-value="" calcext:value-type="error">
            <text:p>#VALUE!</text:p>
          </table:table-cell>
          <table:table-cell table:style-name="ce18" table:formula="of:=SECH([.L63])" office:value-type="string" office:string-value="" calcext:value-type="error">
            <text:p>#N/A</text:p>
          </table:table-cell>
          <table:table-cell table:style-name="ce18" table:formula="of:=SECH([.M63])" office:value-type="string" office:string-value="" calcext:value-type="error">
            <text:p>#DIV/0!</text:p>
          </table:table-cell>
          <table:table-cell table:style-name="ce18" table:formula="of:=SECH([.N63])" office:value-type="string" office:string-value="" calcext:value-type="error">
            <text:p>#NAME?</text:p>
          </table:table-cell>
          <table:table-cell table:style-name="ce18" table:formula="of:=SECH([.O63])" office:value-type="string" office:string-value="" calcext:value-type="error">
            <text:p>#NULL!</text:p>
          </table:table-cell>
          <table:table-cell table:style-name="ce18" table:formula="of:=SECH([.P63])" office:value-type="string" office:string-value="" calcext:value-type="error">
            <text:p>#NUM!</text:p>
          </table:table-cell>
          <table:table-cell table:style-name="ce18" table:formula="of:=SECH([.Q63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ECH([.C63:.Q63])" office:value-type="float" office:value="1" calcext:value-type="float">
            <text:p>1.0</text:p>
          </table:table-cell>
          <table:table-cell table:style-name="ce18" office:value-type="float" office:value="0.648054273663885" calcext:value-type="float">
            <text:p>0.6</text:p>
          </table:table-cell>
          <table:table-cell table:style-name="ce18" office:value-type="float" office:value="0.198522175149339" calcext:value-type="float">
            <text:p>0.2</text:p>
          </table:table-cell>
          <table:table-cell table:style-name="ce18" office:value-type="float" office:value="0.0000907998593378172" calcext:value-type="float">
            <text:p>0.0</text:p>
          </table:table-cell>
          <table:table-cell table:style-name="ce18" office:value-type="float" office:value="0.648054273663885" calcext:value-type="float">
            <text:p>0.6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648054273663885" calcext:value-type="float">
            <text:p>0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SEQUENC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SERIESSUM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SIG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IGN([.C66])" office:value-type="float" office:value="0" calcext:value-type="float">
            <text:p>0.0</text:p>
          </table:table-cell>
          <table:table-cell table:style-name="ce18" table:formula="of:=SIGN([.D66])" office:value-type="float" office:value="1" calcext:value-type="float">
            <text:p>1.0</text:p>
          </table:table-cell>
          <table:table-cell table:style-name="ce18" table:formula="of:=SIGN([.E66])" office:value-type="float" office:value="1" calcext:value-type="float">
            <text:p>1.0</text:p>
          </table:table-cell>
          <table:table-cell table:style-name="ce18" table:formula="of:=SIGN([.F66])" office:value-type="float" office:value="1" calcext:value-type="float">
            <text:p>1.0</text:p>
          </table:table-cell>
          <table:table-cell table:style-name="ce18" table:formula="of:=SIGN([.G66])" office:value-type="float" office:value="-1" calcext:value-type="float">
            <text:p>-1.0</text:p>
          </table:table-cell>
          <table:table-cell table:style-name="ce18" table:formula="of:=SIGN([.H66])" office:value-type="float" office:value="0" calcext:value-type="float">
            <text:p>0.0</text:p>
          </table:table-cell>
          <table:table-cell table:style-name="ce18" table:formula="of:=SIGN([.I66])" office:value-type="string" office:string-value="" calcext:value-type="error">
            <text:p>#VALUE!</text:p>
          </table:table-cell>
          <table:table-cell table:style-name="ce18" table:formula="of:=SIGN([.J66])" office:value-type="float" office:value="1" calcext:value-type="float">
            <text:p>1.0</text:p>
          </table:table-cell>
          <table:table-cell table:style-name="ce18" table:formula="of:=SIGN([.K66])" office:value-type="string" office:string-value="" calcext:value-type="error">
            <text:p>#VALUE!</text:p>
          </table:table-cell>
          <table:table-cell table:style-name="ce18" table:formula="of:=SIGN([.L66])" office:value-type="string" office:string-value="" calcext:value-type="error">
            <text:p>#N/A</text:p>
          </table:table-cell>
          <table:table-cell table:style-name="ce18" table:formula="of:=SIGN([.M66])" office:value-type="string" office:string-value="" calcext:value-type="error">
            <text:p>#DIV/0!</text:p>
          </table:table-cell>
          <table:table-cell table:style-name="ce18" table:formula="of:=SIGN([.N66])" office:value-type="string" office:string-value="" calcext:value-type="error">
            <text:p>#NAME?</text:p>
          </table:table-cell>
          <table:table-cell table:style-name="ce18" table:formula="of:=SIGN([.O66])" office:value-type="string" office:string-value="" calcext:value-type="error">
            <text:p>#NULL!</text:p>
          </table:table-cell>
          <table:table-cell table:style-name="ce18" table:formula="of:=SIGN([.P66])" office:value-type="string" office:string-value="" calcext:value-type="error">
            <text:p>#NUM!</text:p>
          </table:table-cell>
          <table:table-cell table:style-name="ce18" table:formula="of:=SIGN([.Q66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IGN([.C66:.Q66])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SI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IN([.C67])" office:value-type="float" office:value="0" calcext:value-type="float">
            <text:p>0.0</text:p>
          </table:table-cell>
          <table:table-cell table:style-name="ce18" table:formula="of:=SIN([.D67])" office:value-type="float" office:value="0.841470984807896" calcext:value-type="float">
            <text:p>0.8</text:p>
          </table:table-cell>
          <table:table-cell table:style-name="ce18" table:formula="of:=SIN([.E67])" office:value-type="float" office:value="0.74570521217672" calcext:value-type="float">
            <text:p>0.7</text:p>
          </table:table-cell>
          <table:table-cell table:style-name="ce18" table:formula="of:=SIN([.F67])" office:value-type="float" office:value="-0.54402111088937" calcext:value-type="float">
            <text:p>-0.5</text:p>
          </table:table-cell>
          <table:table-cell table:style-name="ce18" table:formula="of:=SIN([.G67])" office:value-type="float" office:value="-0.841470984807896" calcext:value-type="float">
            <text:p>-0.8</text:p>
          </table:table-cell>
          <table:table-cell table:style-name="ce18" table:formula="of:=SIN([.H67])" office:value-type="float" office:value="0" calcext:value-type="float">
            <text:p>0.0</text:p>
          </table:table-cell>
          <table:table-cell table:style-name="ce18" table:formula="of:=SIN([.I67])" office:value-type="string" office:string-value="" calcext:value-type="error">
            <text:p>#VALUE!</text:p>
          </table:table-cell>
          <table:table-cell table:style-name="ce18" table:formula="of:=SIN([.J67])" office:value-type="float" office:value="0.841470984807896" calcext:value-type="float">
            <text:p>0.8</text:p>
          </table:table-cell>
          <table:table-cell table:style-name="ce18" table:formula="of:=SIN([.K67])" office:value-type="string" office:string-value="" calcext:value-type="error">
            <text:p>#VALUE!</text:p>
          </table:table-cell>
          <table:table-cell table:style-name="ce18" table:formula="of:=SIN([.L67])" office:value-type="string" office:string-value="" calcext:value-type="error">
            <text:p>#N/A</text:p>
          </table:table-cell>
          <table:table-cell table:style-name="ce18" table:formula="of:=SIN([.M67])" office:value-type="string" office:string-value="" calcext:value-type="error">
            <text:p>#DIV/0!</text:p>
          </table:table-cell>
          <table:table-cell table:style-name="ce18" table:formula="of:=SIN([.N67])" office:value-type="string" office:string-value="" calcext:value-type="error">
            <text:p>#NAME?</text:p>
          </table:table-cell>
          <table:table-cell table:style-name="ce18" table:formula="of:=SIN([.O67])" office:value-type="string" office:string-value="" calcext:value-type="error">
            <text:p>#NULL!</text:p>
          </table:table-cell>
          <table:table-cell table:style-name="ce18" table:formula="of:=SIN([.P67])" office:value-type="string" office:string-value="" calcext:value-type="error">
            <text:p>#NUM!</text:p>
          </table:table-cell>
          <table:table-cell table:style-name="ce18" table:formula="of:=SIN([.Q67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IN([.C67:.Q67])" office:value-type="float" office:value="0" calcext:value-type="float">
            <text:p>0.0</text:p>
          </table:table-cell>
          <table:table-cell table:style-name="ce18" office:value-type="float" office:value="0.841470984807896" calcext:value-type="float">
            <text:p>0.8</text:p>
          </table:table-cell>
          <table:table-cell table:style-name="ce18" office:value-type="float" office:value="0.74570521217672" calcext:value-type="float">
            <text:p>0.7</text:p>
          </table:table-cell>
          <table:table-cell table:style-name="ce18" office:value-type="float" office:value="-0.54402111088937" calcext:value-type="float">
            <text:p>-0.5</text:p>
          </table:table-cell>
          <table:table-cell table:style-name="ce18" office:value-type="float" office:value="-0.841470984807896" calcext:value-type="float">
            <text:p>-0.8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841470984807896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SIN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SINH([.C68])" office:value-type="float" office:value="0" calcext:value-type="float">
            <text:p>0.0</text:p>
          </table:table-cell>
          <table:table-cell table:style-name="ce18" table:formula="of:=SINH([.D68])" office:value-type="float" office:value="1.1752011936438" calcext:value-type="float">
            <text:p>1.2</text:p>
          </table:table-cell>
          <table:table-cell table:style-name="ce18" table:formula="of:=SINH([.E68])" office:value-type="float" office:value="4.93696180554596" calcext:value-type="float">
            <text:p>4.9</text:p>
          </table:table-cell>
          <table:table-cell table:style-name="ce18" table:formula="of:=SINH([.F68])" office:value-type="float" office:value="11013.2328747034" calcext:value-type="float">
            <text:p>11013.2</text:p>
          </table:table-cell>
          <table:table-cell table:style-name="ce18" table:formula="of:=SINH([.G68])" office:value-type="float" office:value="-1.1752011936438" calcext:value-type="float">
            <text:p>-1.2</text:p>
          </table:table-cell>
          <table:table-cell table:style-name="ce18" table:formula="of:=SINH([.H68])" office:value-type="float" office:value="0" calcext:value-type="float">
            <text:p>0.0</text:p>
          </table:table-cell>
          <table:table-cell table:style-name="ce18" table:formula="of:=SINH([.I68])" office:value-type="string" office:string-value="" calcext:value-type="error">
            <text:p>#VALUE!</text:p>
          </table:table-cell>
          <table:table-cell table:style-name="ce18" table:formula="of:=SINH([.J68])" office:value-type="float" office:value="1.1752011936438" calcext:value-type="float">
            <text:p>1.2</text:p>
          </table:table-cell>
          <table:table-cell table:style-name="ce18" table:formula="of:=SINH([.K68])" office:value-type="string" office:string-value="" calcext:value-type="error">
            <text:p>#VALUE!</text:p>
          </table:table-cell>
          <table:table-cell table:style-name="ce18" table:formula="of:=SINH([.L68])" office:value-type="string" office:string-value="" calcext:value-type="error">
            <text:p>#N/A</text:p>
          </table:table-cell>
          <table:table-cell table:style-name="ce18" table:formula="of:=SINH([.M68])" office:value-type="string" office:string-value="" calcext:value-type="error">
            <text:p>#DIV/0!</text:p>
          </table:table-cell>
          <table:table-cell table:style-name="ce18" table:formula="of:=SINH([.N68])" office:value-type="string" office:string-value="" calcext:value-type="error">
            <text:p>#NAME?</text:p>
          </table:table-cell>
          <table:table-cell table:style-name="ce18" table:formula="of:=SINH([.O68])" office:value-type="string" office:string-value="" calcext:value-type="error">
            <text:p>#NULL!</text:p>
          </table:table-cell>
          <table:table-cell table:style-name="ce18" table:formula="of:=SINH([.P68])" office:value-type="string" office:string-value="" calcext:value-type="error">
            <text:p>#NUM!</text:p>
          </table:table-cell>
          <table:table-cell table:style-name="ce18" table:formula="of:=SINH([.Q68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SINH([.C68:.Q68])" office:value-type="float" office:value="0" calcext:value-type="float">
            <text:p>0.0</text:p>
          </table:table-cell>
          <table:table-cell table:style-name="ce18" office:value-type="float" office:value="1.1752011936438" calcext:value-type="float">
            <text:p>1.2</text:p>
          </table:table-cell>
          <table:table-cell table:style-name="ce18" office:value-type="float" office:value="4.93696180554596" calcext:value-type="float">
            <text:p>4.9</text:p>
          </table:table-cell>
          <table:table-cell table:style-name="ce18" office:value-type="float" office:value="11013.2328747034" calcext:value-type="float">
            <text:p>11013.2</text:p>
          </table:table-cell>
          <table:table-cell table:style-name="ce18" office:value-type="float" office:value="-1.1752011936438" calcext:value-type="float">
            <text:p>-1.2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1752011936438" calcext:value-type="float">
            <text:p>1.2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SQR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QRTPI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SUBTOTAL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1">
          <table:table-cell table:style-name="ce107" office:value-type="string" calcext:value-type="string">
            <text:p>SU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IF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IF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PRODUC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SUMSQ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office:value-type="string" calcext:value-type="string">
            <text:p>SUMX2MY2</text:p>
          </table:table-cell>
          <table:table-cell table:number-columns-repeated="6"/>
          <table:table-cell table:style-name="ce18" table:number-columns-repeated="2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SUMX2PY2</text:p>
          </table:table-cell>
          <table:table-cell table:number-columns-repeated="6"/>
          <table:table-cell table:style-name="ce18" table:number-columns-repeated="2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office:value-type="string" calcext:value-type="string">
            <text:p>SUMXMY2</text:p>
          </table:table-cell>
          <table:table-cell table:number-columns-repeated="6"/>
          <table:table-cell table:style-name="ce18" table:number-columns-repeated="25"/>
          <table:table-cell table:style-name="ce9"/>
          <table:table-cell table:style-name="ce18" table:number-columns-repeated="15"/>
          <table:table-cell table:number-columns-repeated="976"/>
        </table:table-row>
        <table:table-row table:style-name="ro3">
          <table:table-cell table:style-name="ce39" office:value-type="string" calcext:value-type="string">
            <text:p>TAN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TAN([.C80])" office:value-type="float" office:value="0" calcext:value-type="float">
            <text:p>0.0</text:p>
          </table:table-cell>
          <table:table-cell table:style-name="ce18" table:formula="of:=TAN([.D80])" office:value-type="float" office:value="1.5574077246549" calcext:value-type="float">
            <text:p>1.6</text:p>
          </table:table-cell>
          <table:table-cell table:style-name="ce18" table:formula="of:=TAN([.E80])" office:value-type="float" office:value="-1.11921364173413" calcext:value-type="float">
            <text:p>-1.1</text:p>
          </table:table-cell>
          <table:table-cell table:style-name="ce18" table:formula="of:=TAN([.F80])" office:value-type="float" office:value="0.648360827459087" calcext:value-type="float">
            <text:p>0.6</text:p>
          </table:table-cell>
          <table:table-cell table:style-name="ce18" table:formula="of:=TAN([.G80])" office:value-type="float" office:value="-1.5574077246549" calcext:value-type="float">
            <text:p>-1.6</text:p>
          </table:table-cell>
          <table:table-cell table:style-name="ce18" table:formula="of:=TAN([.H80])" office:value-type="float" office:value="0" calcext:value-type="float">
            <text:p>0.0</text:p>
          </table:table-cell>
          <table:table-cell table:style-name="ce18" table:formula="of:=TAN([.I80])" office:value-type="string" office:string-value="" calcext:value-type="error">
            <text:p>#VALUE!</text:p>
          </table:table-cell>
          <table:table-cell table:style-name="ce18" table:formula="of:=TAN([.J80])" office:value-type="float" office:value="1.5574077246549" calcext:value-type="float">
            <text:p>1.6</text:p>
          </table:table-cell>
          <table:table-cell table:style-name="ce18" table:formula="of:=TAN([.K80])" office:value-type="string" office:string-value="" calcext:value-type="error">
            <text:p>#VALUE!</text:p>
          </table:table-cell>
          <table:table-cell table:style-name="ce18" table:formula="of:=TAN([.L80])" office:value-type="string" office:string-value="" calcext:value-type="error">
            <text:p>#N/A</text:p>
          </table:table-cell>
          <table:table-cell table:style-name="ce18" table:formula="of:=TAN([.M80])" office:value-type="string" office:string-value="" calcext:value-type="error">
            <text:p>#DIV/0!</text:p>
          </table:table-cell>
          <table:table-cell table:style-name="ce18" table:formula="of:=TAN([.N80])" office:value-type="string" office:string-value="" calcext:value-type="error">
            <text:p>#NAME?</text:p>
          </table:table-cell>
          <table:table-cell table:style-name="ce18" table:formula="of:=TAN([.O80])" office:value-type="string" office:string-value="" calcext:value-type="error">
            <text:p>#NULL!</text:p>
          </table:table-cell>
          <table:table-cell table:style-name="ce18" table:formula="of:=TAN([.P80])" office:value-type="string" office:string-value="" calcext:value-type="error">
            <text:p>#NUM!</text:p>
          </table:table-cell>
          <table:table-cell table:style-name="ce18" table:formula="of:=TAN([.Q80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TAN([.C80:.Q80])" office:value-type="float" office:value="0" calcext:value-type="float">
            <text:p>0.0</text:p>
          </table:table-cell>
          <table:table-cell table:style-name="ce18" office:value-type="float" office:value="1.5574077246549" calcext:value-type="float">
            <text:p>1.6</text:p>
          </table:table-cell>
          <table:table-cell table:style-name="ce18" office:value-type="float" office:value="-1.11921364173413" calcext:value-type="float">
            <text:p>-1.1</text:p>
          </table:table-cell>
          <table:table-cell table:style-name="ce18" office:value-type="float" office:value="0.648360827459087" calcext:value-type="float">
            <text:p>0.6</text:p>
          </table:table-cell>
          <table:table-cell table:style-name="ce18" office:value-type="float" office:value="-1.5574077246549" calcext:value-type="float">
            <text:p>-1.6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1.5574077246549" calcext:value-type="float">
            <text:p>1.6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9" office:value-type="string" calcext:value-type="string">
            <text:p>TANH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TANH([.C81])" office:value-type="float" office:value="0" calcext:value-type="float">
            <text:p>0.0</text:p>
          </table:table-cell>
          <table:table-cell table:style-name="ce18" table:formula="of:=TANH([.D81])" office:value-type="float" office:value="0.761594155955765" calcext:value-type="float">
            <text:p>0.8</text:p>
          </table:table-cell>
          <table:table-cell table:style-name="ce18" table:formula="of:=TANH([.E81])" office:value-type="float" office:value="0.980096396266191" calcext:value-type="float">
            <text:p>1.0</text:p>
          </table:table-cell>
          <table:table-cell table:style-name="ce18" table:formula="of:=TANH([.F81])" office:value-type="float" office:value="0.999999995877693" calcext:value-type="float">
            <text:p>1.0</text:p>
          </table:table-cell>
          <table:table-cell table:style-name="ce18" table:formula="of:=TANH([.G81])" office:value-type="float" office:value="-0.761594155955765" calcext:value-type="float">
            <text:p>-0.8</text:p>
          </table:table-cell>
          <table:table-cell table:style-name="ce18" table:formula="of:=TANH([.H81])" office:value-type="float" office:value="0" calcext:value-type="float">
            <text:p>0.0</text:p>
          </table:table-cell>
          <table:table-cell table:style-name="ce18" table:formula="of:=TANH([.I81])" office:value-type="string" office:string-value="" calcext:value-type="error">
            <text:p>#VALUE!</text:p>
          </table:table-cell>
          <table:table-cell table:style-name="ce18" table:formula="of:=TANH([.J81])" office:value-type="float" office:value="0.761594155955765" calcext:value-type="float">
            <text:p>0.8</text:p>
          </table:table-cell>
          <table:table-cell table:style-name="ce18" table:formula="of:=TANH([.K81])" office:value-type="string" office:string-value="" calcext:value-type="error">
            <text:p>#VALUE!</text:p>
          </table:table-cell>
          <table:table-cell table:style-name="ce18" table:formula="of:=TANH([.L81])" office:value-type="string" office:string-value="" calcext:value-type="error">
            <text:p>#N/A</text:p>
          </table:table-cell>
          <table:table-cell table:style-name="ce18" table:formula="of:=TANH([.M81])" office:value-type="string" office:string-value="" calcext:value-type="error">
            <text:p>#DIV/0!</text:p>
          </table:table-cell>
          <table:table-cell table:style-name="ce18" table:formula="of:=TANH([.N81])" office:value-type="string" office:string-value="" calcext:value-type="error">
            <text:p>#NAME?</text:p>
          </table:table-cell>
          <table:table-cell table:style-name="ce18" table:formula="of:=TANH([.O81])" office:value-type="string" office:string-value="" calcext:value-type="error">
            <text:p>#NULL!</text:p>
          </table:table-cell>
          <table:table-cell table:style-name="ce18" table:formula="of:=TANH([.P81])" office:value-type="string" office:string-value="" calcext:value-type="error">
            <text:p>#NUM!</text:p>
          </table:table-cell>
          <table:table-cell table:style-name="ce18" table:formula="of:=TANH([.Q81])" office:value-type="string" office:string-value="" calcext:value-type="error">
            <text:p>#REF!</text:p>
          </table:table-cell>
          <table:table-cell table:style-name="ce9"/>
          <table:table-cell table:style-name="ce18" table:number-matrix-columns-spanned="16" table:number-matrix-rows-spanned="1" table:formula="of:=TANH([.C81:.Q81])" office:value-type="float" office:value="0" calcext:value-type="float">
            <text:p>0.0</text:p>
          </table:table-cell>
          <table:table-cell table:style-name="ce18" office:value-type="float" office:value="0.761594155955765" calcext:value-type="float">
            <text:p>0.8</text:p>
          </table:table-cell>
          <table:table-cell table:style-name="ce18" office:value-type="float" office:value="0.980096396266191" calcext:value-type="float">
            <text:p>1.0</text:p>
          </table:table-cell>
          <table:table-cell table:style-name="ce18" office:value-type="float" office:value="0.999999995877693" calcext:value-type="float">
            <text:p>1.0</text:p>
          </table:table-cell>
          <table:table-cell table:style-name="ce18" office:value-type="float" office:value="-0.761594155955765" calcext:value-type="float">
            <text:p>-0.8</text:p>
          </table:table-cell>
          <table:table-cell table:style-name="ce18" office:value-type="float" office:value="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0.761594155955765" calcext:value-type="float">
            <text:p>0.8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7" office:value-type="string" calcext:value-type="string">
            <text:p>TRUNC</text:p>
          </table:table-cell>
          <table:table-cell table:style-name="Default" table:number-columns-repeated="48"/>
          <table:table-cell table:number-columns-repeated="975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CAL" table:style-name="ta1">
        <table:table-column table:style-name="co69" table:default-cell-style-name="ce45"/>
        <table:table-column table:style-name="co48" table:default-cell-style-name="ce44"/>
        <table:table-column table:style-name="co70" table:default-cell-style-name="ce5"/>
        <table:table-column table:style-name="co42" table:number-columns-repeated="4" table:default-cell-style-name="ce5"/>
        <table:table-column table:style-name="co12" table:default-cell-style-name="ce5"/>
        <table:table-column table:style-name="co58" table:default-cell-style-name="ce5"/>
        <table:table-column table:style-name="co34" table:default-cell-style-name="ce5"/>
        <table:table-column table:style-name="co18" table:default-cell-style-name="ce5"/>
        <table:table-column table:style-name="co21" table:default-cell-style-name="ce5"/>
        <table:table-column table:style-name="co48" table:default-cell-style-name="ce5"/>
        <table:table-column table:style-name="co18" table:number-columns-repeated="2" table:default-cell-style-name="ce5"/>
        <table:table-column table:style-name="co20" table:default-cell-style-name="ce5"/>
        <table:table-column table:style-name="co27" table:default-cell-style-name="ce5"/>
        <table:table-column table:style-name="co18" table:number-columns-repeated="5" table:default-cell-style-name="ce5"/>
        <table:table-column table:style-name="co15" table:default-cell-style-name="ce5"/>
        <table:table-column table:style-name="co18" table:number-columns-repeated="3" table:default-cell-style-name="ce5"/>
        <table:table-column table:style-name="co48" table:default-cell-style-name="ce5"/>
        <table:table-column table:style-name="co18" table:number-columns-repeated="3" table:default-cell-style-name="ce5"/>
        <table:table-column table:style-name="co15" table:default-cell-style-name="ce5"/>
        <table:table-column table:style-name="co20" table:default-cell-style-name="ce5"/>
        <table:table-column table:style-name="co56" table:default-cell-style-name="ce5"/>
        <table:table-column table:style-name="co18" table:number-columns-repeated="6" table:default-cell-style-name="ce5"/>
        <table:table-column table:style-name="co24" table:number-columns-repeated="2" table:default-cell-style-name="ce5"/>
        <table:table-column table:style-name="co18" table:number-columns-repeated="8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189];&quot;=DONE&quot;)/COUNTA([.A3:.A189])" office:value-type="percentage" office:value="0.018018018018018" calcext:value-type="percentage">
            <text:p>2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42" office:value-type="string" calcext:value-type="string">
            <text:p>AVEDEV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AVERAG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AVERAGE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AVERAGEIF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AVERAGE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BETA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ETA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INOM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INOM.DIST.RANG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BINOM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DIST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INV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HISQ.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CONFIDENCE.NORM</text:p>
          </table:table-cell>
          <table:table-cell table:number-columns-repeated="16"/>
          <table:table-cell table:style-name="ce28"/>
          <table:table-cell table:number-columns-repeated="1006"/>
        </table:table-row>
        <table:table-row table:style-name="ro3">
          <table:table-cell table:style-name="ce42" office:value-type="string" calcext:value-type="string">
            <text:p>CONFIDENCE.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CORREL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UN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COUNTA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 table:style-name="ce18" office:value-type="string" calcext:value-type="string">
            <text:p>29/02/1900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COUNTA([.C22:.D22];[.D22:.E22];[.E22:.F22];TRUE();&quot;26/08&quot;)" office:value-type="float" office:value="8" calcext:value-type="float">
            <text:p>8.0</text:p>
          </table:table-cell>
          <table:table-cell table:style-name="ce18" table:formula="of:=COUNTA([.D22:.E22];[.E22:.F22];[.F22:.G22])" office:value-type="float" office:value="6" calcext:value-type="float">
            <text:p>6.0</text:p>
          </table:table-cell>
          <table:table-cell table:style-name="ce18" table:formula="of:=COUNTA([.E22:.F22];[.F22:.G22];[.G22:.H22])" office:value-type="float" office:value="5" calcext:value-type="float">
            <text:p>5.0</text:p>
          </table:table-cell>
          <table:table-cell table:style-name="ce18" table:formula="of:=COUNTA([.H22])" office:value-type="float" office:value="0" calcext:value-type="float">
            <text:p>0.0</text:p>
          </table:table-cell>
          <table:table-cell table:style-name="ce18" table:formula="of:=COUNTA([.G22:.H22];[.H22:.I22];[.I22:.J22])" office:value-type="float" office:value="4" calcext:value-type="float">
            <text:p>4.0</text:p>
          </table:table-cell>
          <table:table-cell table:style-name="ce18" table:formula="of:=COUNTA([.G22:.H22])" office:value-type="float" office:value="1" calcext:value-type="float">
            <text:p>1.0</text:p>
          </table:table-cell>
          <table:table-cell table:style-name="ce18" table:formula="of:=COUNTA([.I22];[.G22])" office:value-type="float" office:value="2" calcext:value-type="float">
            <text:p>2.0</text:p>
          </table:table-cell>
          <table:table-cell table:style-name="ce18" table:formula="of:=COUNTA([.J22];[.H22])" office:value-type="float" office:value="1" calcext:value-type="float">
            <text:p>1.0</text:p>
          </table:table-cell>
          <table:table-cell table:style-name="ce18" table:formula="of:=COUNTA([.K22];[.I22])" office:value-type="float" office:value="2" calcext:value-type="float">
            <text:p>2.0</text:p>
          </table:table-cell>
          <table:table-cell table:style-name="ce18" table:formula="of:=COUNTA([.L22];[.J22])" office:value-type="float" office:value="2" calcext:value-type="float">
            <text:p>2.0</text:p>
          </table:table-cell>
          <table:table-cell table:style-name="ce18" table:formula="of:=COUNTA([.M22];[.K22])" office:value-type="float" office:value="2" calcext:value-type="float">
            <text:p>2.0</text:p>
          </table:table-cell>
          <table:table-cell table:style-name="ce18" table:formula="of:=COUNTA([.N22];[.L22])" office:value-type="float" office:value="2" calcext:value-type="float">
            <text:p>2.0</text:p>
          </table:table-cell>
          <table:table-cell table:style-name="ce18" table:formula="of:=COUNTA([.O22];[.M22])" office:value-type="float" office:value="2" calcext:value-type="float">
            <text:p>2.0</text:p>
          </table:table-cell>
          <table:table-cell table:style-name="ce18" table:formula="of:=COUNTA([.P22];[.N22])" office:value-type="float" office:value="2" calcext:value-type="float">
            <text:p>2.0</text:p>
          </table:table-cell>
          <table:table-cell table:style-name="ce18" table:formula="of:=COUNTA([.Q22];[.O22])" office:value-type="float" office:value="2" calcext:value-type="float">
            <text:p>2.0</text:p>
          </table:table-cell>
          <table:table-cell table:style-name="ce18" table:formula="of:=COUNTA([.H22:.J22])" office:value-type="float" office:value="2" calcext:value-type="float">
            <text:p>2.0</text:p>
          </table:table-cell>
          <table:table-cell table:style-name="ce18" table:number-matrix-columns-spanned="6" table:number-matrix-rows-spanned="1" table:formula="of:=COUNTA([.C22:.J22])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" calcext:value-type="float">
            <text:p>7.0</text:p>
          </table:table-cell>
          <table:table-cell table:style-name="ce18" table:number-matrix-columns-spanned="10" table:number-matrix-rows-spanned="1" table:formula="of:=COUNTA([.J22:.Q22])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" calcext:value-type="float">
            <text:p>8.0</text:p>
          </table:table-cell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COUNTBLANK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UNTIF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UNT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COVARIANCE.P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COVARIANCE.S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DEVS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EXPON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DIST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INV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.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ISHER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ISHERINV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FORECA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42" office:value-type="string" calcext:value-type="string">
            <text:p>FORECAST.ETS</text:p>
          </table:table-cell>
          <table:table-cell table:number-columns-repeated="16"/>
          <table:table-cell table:style-name="Default"/>
          <table:table-cell table:number-columns-repeated="1006"/>
        </table:table-row>
        <table:table-row table:style-name="ro3">
          <table:table-cell table:style-name="ce42" office:value-type="string" calcext:value-type="string">
            <text:p>FORECAST.ETS.CONFIN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ORECAST.ETS.SEASONALIT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FORECAST.ETS.STA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FORECAST.LINEAR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FREQUENCY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MMA.INV</text:p>
          </table:table-cell>
          <table:table-cell table:number-columns-repeated="1023"/>
        </table:table-row>
        <table:table-row table:style-name="ro5">
          <table:table-cell table:style-name="ce42" office:value-type="string" calcext:value-type="string">
            <text:p>GAMMALN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3">
          <table:table-cell table:style-name="ce42" office:value-type="string" calcext:value-type="string">
            <text:p>GAMMALN.PRECISE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AUSS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EOMEA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GROWTH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HARMEAN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HYPGEOM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INTERCEP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KURT</text:p>
          </table:table-cell>
          <table:table-cell table:number-columns-repeated="32"/>
          <table:table-cell table:style-name="ce23" table:number-columns-repeated="5"/>
          <table:table-cell table:style-name="ce11" table:number-columns-repeated="5"/>
          <table:table-cell table:style-name="ce8" table:number-columns-repeated="5"/>
          <table:table-cell table:number-columns-repeated="976"/>
        </table:table-row>
        <table:table-row table:style-name="ro1">
          <table:table-cell table:style-name="ce108" office:value-type="string" calcext:value-type="string">
            <text:p>LARG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LIN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NORM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LOGNORM.INV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MAX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AX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AXIF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EDIA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NIFS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108" office:value-type="string" calcext:value-type="string">
            <text:p>MODE.MULT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MODE.SNGL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NEGBINOM.DIST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NORM.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NORM.S.DIS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NORM.S.INV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7" office:value-type="string" calcext:value-type="string">
            <text:p>NORMINV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EARSON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PERCENTILE.EXC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PERCENTILE.IN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ERCENTRANK.EXC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>
          <table:table-cell table:style-name="ce42" office:value-type="string" calcext:value-type="string">
            <text:p>PERCENTRANK.INC</text:p>
          </table:table-cell>
          <table:table-cell/>
          <table:table-cell table:style-name="ce23" table:number-columns-repeated="5"/>
          <table:table-cell table:style-name="ce11" table:number-columns-repeated="41"/>
          <table:table-cell table:style-name="ce23"/>
          <table:table-cell table:number-columns-repeated="975"/>
        </table:table-row>
        <table:table-row table:style-name="ro3">
          <table:table-cell table:style-name="ce42" office:value-type="string" calcext:value-type="string">
            <text:p>PERMU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ERMUTATIONA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HI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OISSON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PROB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QUARTILE.EXC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QUARTILE.IN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RANK.AVG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RANK.E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RSQ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KEW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SKEW.P</text:p>
          </table:table-cell>
          <table:table-cell table:number-columns-repeated="1023"/>
        </table:table-row>
        <table:table-row table:style-name="ro3">
          <table:table-cell table:style-name="ce37" office:value-type="string" calcext:value-type="string">
            <text:p>SLOPE</text:p>
          </table:table-cell>
          <table:table-cell table:style-name="ce38" office:value-type="string" calcext:value-type="string">
            <text:p>DONE</text:p>
          </table:table-cell>
          <table:table-cell table:number-columns-repeated="12"/>
          <table:table-cell table:formula="of:=SLOPE({3;4};{8;9}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08" office:value-type="string" calcext:value-type="string">
            <text:p>SMALL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STANDARDIZE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STDEV.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TDEV.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TDEV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TDEVPA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STEYX</text:p>
          </table:table-cell>
          <table:table-cell table:number-columns-repeated="1023"/>
        </table:table-row>
        <table:table-row table:style-name="ro5">
          <table:table-cell table:style-name="ce42" office:value-type="string" calcext:value-type="string">
            <text:p>T.DIST</text:p>
          </table:table-cell>
          <table:table-cell table:number-columns-repeated="19"/>
          <table:table-cell table:style-name="ce27"/>
          <table:table-cell table:number-columns-repeated="1003"/>
        </table:table-row>
        <table:table-row table:style-name="ro3">
          <table:table-cell table:style-name="ce42" office:value-type="string" calcext:value-type="string">
            <text:p>T.DIST.2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DIST.R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INV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INV.2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.TE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REND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TRIMMEAN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VAR.P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R.S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RA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RPA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WEIBULL.DIST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Z.TEST</text:p>
          </table:table-cell>
          <table:table-cell table:number-columns-repeated="1023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XT" table:style-name="ta1">
        <table:table-column table:style-name="co71" table:default-cell-style-name="ce45"/>
        <table:table-column table:style-name="co48" table:default-cell-style-name="ce44"/>
        <table:table-column table:style-name="co15" table:number-columns-repeated="4" table:default-cell-style-name="ce5"/>
        <table:table-column table:style-name="co72" table:default-cell-style-name="ce5"/>
        <table:table-column table:style-name="co15" table:number-columns-repeated="3" table:default-cell-style-name="ce5"/>
        <table:table-column table:style-name="co18" table:default-cell-style-name="ce5"/>
        <table:table-column table:style-name="co27" table:default-cell-style-name="ce5"/>
        <table:table-column table:style-name="co15" table:default-cell-style-name="ce5"/>
        <table:table-column table:style-name="co18" table:default-cell-style-name="ce5"/>
        <table:table-column table:style-name="co16" table:default-cell-style-name="ce5"/>
        <table:table-column table:style-name="co15" table:default-cell-style-name="ce5"/>
        <table:table-column table:style-name="co27" table:default-cell-style-name="ce5"/>
        <table:table-column table:style-name="co73" table:default-cell-style-name="ce5"/>
        <table:table-column table:style-name="co49" table:default-cell-style-name="ce5"/>
        <table:table-column table:style-name="co74" table:number-columns-repeated="3" table:default-cell-style-name="ce5"/>
        <table:table-column table:style-name="co75" table:default-cell-style-name="ce5"/>
        <table:table-column table:style-name="co18" table:default-cell-style-name="ce5"/>
        <table:table-column table:style-name="co15" table:default-cell-style-name="ce5"/>
        <table:table-column table:style-name="co18" table:default-cell-style-name="ce5"/>
        <table:table-column table:style-name="co21" table:default-cell-style-name="ce5"/>
        <table:table-column table:style-name="co15" table:default-cell-style-name="ce5"/>
        <table:table-column table:style-name="co18" table:default-cell-style-name="ce5"/>
        <table:table-column table:style-name="co16" table:default-cell-style-name="ce5"/>
        <table:table-column table:style-name="co20" table:default-cell-style-name="ce5"/>
        <table:table-column table:style-name="co7" table:default-cell-style-name="ce5"/>
        <table:table-column table:style-name="co76" table:default-cell-style-name="ce5"/>
        <table:table-column table:style-name="co18" table:number-columns-repeated="3" table:default-cell-style-name="ce5"/>
        <table:table-column table:style-name="co24" table:number-columns-repeated="7" table:default-cell-style-name="ce5"/>
        <table:table-column table:style-name="co77" table:default-cell-style-name="ce5"/>
        <table:table-column table:style-name="co18" table:default-cell-style-name="ce5"/>
        <table:table-column table:style-name="co7" table:default-cell-style-name="ce5"/>
        <table:table-column table:style-name="co48" table:default-cell-style-name="ce5"/>
        <table:table-column table:style-name="co18" table:default-cell-style-name="ce5"/>
        <table:table-column table:style-name="co7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260];&quot;=DONE&quot;)/COUNTA([.A3:.A260])" office:value-type="percentage" office:value="0.0444444444444444" calcext:value-type="percentage">
            <text:p>4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1">
          <table:table-cell table:style-name="ce108" office:value-type="string" calcext:value-type="string">
            <text:p>ASC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BAHTTEXT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65.8" calcext:value-type="float">
            <text:p>65.8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COM.MICROSOFT.BAHTTEXT([.C4])" office:value-type="string" office:string-value="ศูนย์บาทถ้วน" calcext:value-type="string">
            <text:p>ศูนย์บาทถ้วน</text:p>
          </table:table-cell>
          <table:table-cell table:formula="of:=COM.MICROSOFT.BAHTTEXT([.D4])" office:value-type="string" office:string-value="หนึ่งร้อยห้าสิบเจ็ดบาทถ้วน" calcext:value-type="string">
            <text:p>หนึ่งร้อยห้าสิบเจ็ดบาทถ้วน</text:p>
          </table:table-cell>
          <table:table-cell table:formula="of:=COM.MICROSOFT.BAHTTEXT([.E4])" office:value-type="string" office:string-value="หกสิบห้าบาทถ้วน" calcext:value-type="string">
            <text:p>หกสิบห้าบาทถ้วน</text:p>
          </table:table-cell>
          <table:table-cell table:formula="of:=COM.MICROSOFT.BAHTTEXT([.F4])" office:value-type="string" office:string-value="หกสิบห้าบาทแปดสิบสตางค์" calcext:value-type="string">
            <text:p>หกสิบห้าบาทแปดสิบสตางค์</text:p>
          </table:table-cell>
          <table:table-cell table:formula="of:=COM.MICROSOFT.BAHTTEXT([.G4])" office:value-type="string" office:string-value="ลบหนึ่งบาทถ้วน" calcext:value-type="string">
            <text:p>ลบหนึ่งบาทถ้วน</text:p>
          </table:table-cell>
          <table:table-cell table:formula="of:=COM.MICROSOFT.BAHTTEXT([.H4])" office:value-type="string" office:string-value="ศูนย์บาทถ้วน" calcext:value-type="string">
            <text:p>ศูนย์บาทถ้วน</text:p>
          </table:table-cell>
          <table:table-cell table:formula="of:=COM.MICROSOFT.BAHTTEXT([.I4])" office:value-type="string" office:string-value="" calcext:value-type="error">
            <text:p>#VALUE!</text:p>
          </table:table-cell>
          <table:table-cell table:formula="of:=COM.MICROSOFT.BAHTTEXT([.J4])" office:value-type="string" office:string-value="หนึ่งบาทถ้วน" calcext:value-type="string">
            <text:p>หนึ่งบาทถ้วน</text:p>
          </table:table-cell>
          <table:table-cell table:formula="of:=COM.MICROSOFT.BAHTTEXT([.K4])" office:value-type="string" office:string-value="" calcext:value-type="error">
            <text:p>#VALUE!</text:p>
          </table:table-cell>
          <table:table-cell table:formula="of:=COM.MICROSOFT.BAHTTEXT([.L4])" office:value-type="string" office:string-value="" calcext:value-type="error">
            <text:p>#N/A</text:p>
          </table:table-cell>
          <table:table-cell table:formula="of:=COM.MICROSOFT.BAHTTEXT([.M4])" office:value-type="string" office:string-value="" calcext:value-type="error">
            <text:p>#DIV/0!</text:p>
          </table:table-cell>
          <table:table-cell table:formula="of:=COM.MICROSOFT.BAHTTEXT([.N4])" office:value-type="string" office:string-value="" calcext:value-type="error">
            <text:p>#NAME?</text:p>
          </table:table-cell>
          <table:table-cell table:formula="of:=COM.MICROSOFT.BAHTTEXT([.O4])" office:value-type="string" office:string-value="" calcext:value-type="error">
            <text:p>#NULL!</text:p>
          </table:table-cell>
          <table:table-cell table:formula="of:=COM.MICROSOFT.BAHTTEXT([.P4])" office:value-type="string" office:string-value="" calcext:value-type="error">
            <text:p>#NUM!</text:p>
          </table:table-cell>
          <table:table-cell table:formula="of:=COM.MICROSOFT.BAHTTEXT([.Q4])" office:value-type="string" office:string-value="" calcext:value-type="error">
            <text:p>#REF!</text:p>
          </table:table-cell>
          <table:table-cell table:number-matrix-columns-spanned="1" table:number-matrix-rows-spanned="1" table:formula="of:=COM.MICROSOFT.BAHTTEXT([.C4:.Q4])" office:value-type="string" office:string-value="ศูนย์บาทถ้วน" calcext:value-type="string">
            <text:p>ศูนย์บาทถ้วน</text:p>
          </table:table-cell>
          <table:table-cell table:number-matrix-columns-spanned="16" table:number-matrix-rows-spanned="1" table:formula="of:=COM.MICROSOFT.BAHTTEXT([.C4:.Q4])" office:value-type="string" office:string-value="ศูนย์บาทถ้วน" calcext:value-type="string">
            <text:p>ศูนย์บาทถ้วน</text:p>
          </table:table-cell>
          <table:table-cell office:value-type="string" office:string-value="หนึ่งร้อยห้าสิบเจ็ดบาทถ้วน" calcext:value-type="string">
            <text:p>หนึ่งร้อยห้าสิบเจ็ดบาทถ้วน</text:p>
          </table:table-cell>
          <table:table-cell office:value-type="string" office:string-value="หกสิบห้าบาทถ้วน" calcext:value-type="string">
            <text:p>หกสิบห้าบาทถ้วน</text:p>
          </table:table-cell>
          <table:table-cell office:value-type="string" office:string-value="หกสิบห้าบาทแปดสิบสตางค์" calcext:value-type="string">
            <text:p>หกสิบห้าบาทแปดสิบสตางค์</text:p>
          </table:table-cell>
          <table:table-cell office:value-type="string" office:string-value="ลบหนึ่งบาทถ้วน" calcext:value-type="string">
            <text:p>ลบหนึ่งบาทถ้วน</text:p>
          </table:table-cell>
          <table:table-cell office:value-type="string" office:string-value="ศูนย์บาทถ้วน" calcext:value-type="string">
            <text:p>ศูนย์บาทถ้วน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หนึ่งบาทถ้วน" calcext:value-type="string">
            <text:p>หนึ่งบาทถ้วน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office:value-type="string" office:string-value="" calcext:value-type="error">
            <text:p>#NUM!</text:p>
          </table:table-cell>
          <table:table-cell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CH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LEAN</text:p>
          </table:table-cell>
          <table:table-cell table:style-name="Default" table:number-columns-repeated="1023"/>
        </table:table-row>
        <table:table-row table:style-name="ro1">
          <table:table-cell table:style-name="ce108" office:value-type="string" calcext:value-type="string">
            <text:p>CODE</text:p>
          </table:table-cell>
          <table:table-cell table:style-name="Default" table:number-columns-repeated="48"/>
          <table:table-cell table:style-name="ce18" table:number-columns-repeated="14"/>
          <table:table-cell table:number-columns-repeated="961"/>
        </table:table-row>
        <table:table-row table:style-name="ro1">
          <table:table-cell table:style-name="ce108" office:value-type="string" calcext:value-type="string">
            <text:p>CONCA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CONCATENATE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108" office:value-type="string" calcext:value-type="string">
            <text:p>DBCS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DETECTLANGUAGE</text:p>
          </table:table-cell>
          <table:table-cell table:number-columns-repeated="1023"/>
        </table:table-row>
        <table:table-row table:style-name="ro3">
          <table:table-cell table:style-name="ce108" office:value-type="string" calcext:value-type="string">
            <text:p>DOLLAR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EXAC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37" office:value-type="string" calcext:value-type="string">
            <text:p>FIND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formula="of:=FIND(&quot;ia&quot;;[.C14])" office:value-type="string" office:string-value="" calcext:value-type="error">
            <text:p>#VALUE!</text:p>
          </table:table-cell>
          <table:table-cell table:formula="of:=FIND(&quot;ia&quot;;&quot;山田太郎ciao&quot;;[.D14])" office:value-type="float" office:value="6" calcext:value-type="float">
            <text:p>6</text:p>
          </table:table-cell>
          <table:table-cell table:formula="of:=FIND(&quot;ia&quot;;&quot;ciao&quot;;[.E14])" office:value-type="string" office:string-value="" calcext:value-type="error">
            <text:p>#VALUE!</text:p>
          </table:table-cell>
          <table:table-cell table:formula="of:=FIND(&quot;q&quot;;&quot;ciao&quot;;[.F14])" office:value-type="string" office:string-value="" calcext:value-type="error">
            <text:p>#VALUE!</text:p>
          </table:table-cell>
          <table:table-cell table:formula="of:=FIND(&quot;v&quot;;&quot;ciao&quot;;[.G14])" office:value-type="string" office:string-value="" calcext:value-type="error">
            <text:p>#VALUE!</text:p>
          </table:table-cell>
          <table:table-cell table:formula="of:=FIND(&quot;ia&quot;;&quot;ciao&quot;;[.H14])" office:value-type="string" office:string-value="" calcext:value-type="error">
            <text:p>#VALUE!</text:p>
          </table:table-cell>
          <table:table-cell table:formula="of:=FIND(&quot;ia&quot;;&quot;ciao&quot;;[.I14])" office:value-type="string" office:string-value="" calcext:value-type="error">
            <text:p>#VALUE!</text:p>
          </table:table-cell>
          <table:table-cell table:formula="of:=FIND(&quot;ia&quot;;&quot;ciao&quot;;[.J14])" office:value-type="float" office:value="2" calcext:value-type="float">
            <text:p>2</text:p>
          </table:table-cell>
          <table:table-cell table:formula="of:=FIND(&quot;ia&quot;;&quot;ciao&quot;;[.K14])" office:value-type="string" office:string-value="" calcext:value-type="error">
            <text:p>#VALUE!</text:p>
          </table:table-cell>
          <table:table-cell table:formula="of:=FIND(&quot;ia&quot;;&quot;ciao&quot;;[.L14])" office:value-type="string" office:string-value="" calcext:value-type="error">
            <text:p>#N/A</text:p>
          </table:table-cell>
          <table:table-cell table:formula="of:=FIND(&quot;ia&quot;;&quot;ciao&quot;;[.M14])" office:value-type="string" office:string-value="" calcext:value-type="error">
            <text:p>#DIV/0!</text:p>
          </table:table-cell>
          <table:table-cell table:formula="of:=FIND(&quot;ia&quot;;&quot;ciao&quot;;[.N14])" office:value-type="string" office:string-value="" calcext:value-type="error">
            <text:p>#NAME?</text:p>
          </table:table-cell>
          <table:table-cell table:formula="of:=FIND(&quot;ia&quot;;&quot;ciao&quot;;[.O14])" office:value-type="string" office:string-value="" calcext:value-type="error">
            <text:p>#NULL!</text:p>
          </table:table-cell>
          <table:table-cell table:formula="of:=FIND(&quot;ia&quot;;&quot;ciao&quot;;[.P14])" office:value-type="string" office:string-value="" calcext:value-type="error">
            <text:p>#NUM!</text:p>
          </table:table-cell>
          <table:table-cell table:formula="of:=FIND(&quot;ia&quot;;&quot;ciao&quot;;[.Q14])" office:value-type="string" office:string-value="" calcext:value-type="error">
            <text:p>#REF!</text:p>
          </table:table-cell>
          <table:table-cell table:number-matrix-columns-spanned="1" table:number-matrix-rows-spanned="1" table:formula="of:=FIND(&quot;ia&quot;;{&quot;ciao&quot;;&quot;bau&quot;};1)" office:value-type="float" office:value="2" calcext:value-type="float">
            <text:p>2</text:p>
          </table:table-cell>
          <table:table-cell table:number-matrix-columns-spanned="3" table:number-matrix-rows-spanned="1" table:formula="of:=FIND({&quot;a&quot;;&quot;b&quot;};{&quot;ciao&quot;;&quot;bau&quot;}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office:string-value="" calcext:value-type="error">
            <text:p>#N/A</text:p>
          </table:table-cell>
          <table:table-cell table:number-matrix-columns-spanned="13" table:number-matrix-rows-spanned="1" table:formula="of:=FIND(&quot;ia&quot;; &quot;ciao&quot;;[.C14:.Q14])"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float" office:value="2" calcext:value-type="float">
            <text:p>2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DIV/0!</text:p>
          </table:table-cell>
          <table:table-cell office:value-type="string" office:string-value="" calcext:value-type="error">
            <text:p>#NAME?</text:p>
          </table:table-cell>
          <table:table-cell office:value-type="string" office:string-value="" calcext:value-type="error">
            <text:p>#NULL!</text:p>
          </table:table-cell>
          <table:table-cell table:number-columns-repeated="975"/>
        </table:table-row>
        <table:table-row table:style-name="ro1">
          <table:table-cell table:style-name="ce108" office:value-type="string" calcext:value-type="string">
            <text:p>FIND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FIXED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JI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LEF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EFT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E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EN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LOW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D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MID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37" office:value-type="string" calcext:value-type="string" table:number-columns-spanned="1" table:number-rows-spanned="2">
            <text:p>NUMBERVALU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covered-table-cell/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PHONETIC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PROP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EPLAC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EPLACE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EP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IGH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RIGHT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EARCH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EARCHB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SUBSTITUT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AFT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BEFOR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JOIN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TEXTSPLIT</text:p>
          </table:table-cell>
          <table:table-cell table:style-name="Default" table:number-columns-repeated="48"/>
          <table:table-cell table:number-columns-repeated="975"/>
        </table:table-row>
        <table:table-row table:style-name="ro3">
          <table:table-cell table:style-name="ce42" office:value-type="string" calcext:value-type="string">
            <text:p>TRANSLATE</text:p>
          </table:table-cell>
          <table:table-cell table:number-columns-repeated="6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1">
          <table:table-cell table:style-name="ce108" office:value-type="string" calcext:value-type="string">
            <text:p>TRIM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UNICHA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UNICODE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UPPER</text:p>
          </table:table-cell>
          <table:table-cell table:style-name="Default" table:number-columns-repeated="48"/>
          <table:table-cell table:number-columns-repeated="975"/>
        </table:table-row>
        <table:table-row table:style-name="ro1">
          <table:table-cell table:style-name="ce108" office:value-type="string" calcext:value-type="string">
            <text:p>VALUE</text:p>
          </table:table-cell>
          <table:table-cell table:style-name="Default" table:number-columns-repeated="48"/>
          <table:table-cell table:number-columns-repeated="975"/>
        </table:table-row>
        <table:table-row table:style-name="ro1" table:number-rows-repeated="4">
          <table:table-cell table:style-name="Default" table:number-columns-repeated="49"/>
          <table:table-cell table:number-columns-repeated="97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B" table:style-name="ta1">
        <table:table-column table:style-name="co6" table:default-cell-style-name="ce45"/>
        <table:table-column table:style-name="co7" table:default-cell-style-name="ce44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16" table:default-cell-style-name="ce5"/>
        <table:table-column table:style-name="co18" table:default-cell-style-name="ce5"/>
        <table:table-column table:style-name="co15" table:number-columns-repeated="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0" table:default-cell-style-name="ce5"/>
        <table:table-column table:style-name="co16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52];&quot;=DONE&quot;)/COUNTA([.A3:.A52])" office:value-type="percentage" office:value="0" calcext:value-type="percentage">
            <text:p>0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41" office:value-type="string" calcext:value-type="string">
            <text:p>FUNCTION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4">
          <table:table-cell table:style-name="ce42" office:value-type="string" calcext:value-type="string">
            <text:p>ENCODEURL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number-columns-repeated="1007"/>
        </table:table-row>
        <table:table-row table:style-name="ro4">
          <table:table-cell table:style-name="ce42" office:value-type="string" calcext:value-type="string">
            <text:p>FILTERXML</text:p>
          </table:table-cell>
          <table:table-cell table:style-name="ce48"/>
          <table:table-cell table:number-columns-repeated="7"/>
          <table:table-cell table:style-name="ce18"/>
          <table:table-cell table:number-columns-repeated="1014"/>
        </table:table-row>
        <table:table-row table:style-name="ro4">
          <table:table-cell table:style-name="ce42" office:value-type="string" calcext:value-type="string">
            <text:p>WEBSERVICE</text:p>
          </table:table-cell>
          <table:table-cell table:style-name="ce48"/>
          <table:table-cell table:number-columns-repeated="5"/>
          <table:table-cell table:style-name="ce18" table:number-columns-repeated="5"/>
          <table:table-cell table:style-name="ce8" table:number-columns-repeated="5"/>
          <table:table-cell table:style-name="ce18" table:number-columns-repeated="31"/>
          <table:table-cell table:number-columns-repeated="976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ERATORS" table:style-name="ta1">
        <table:table-column table:style-name="co74" table:default-cell-style-name="ce44"/>
        <table:table-column table:style-name="co7" table:default-cell-style-name="ce44"/>
        <table:table-column table:style-name="co22" table:default-cell-style-name="ce5"/>
        <table:table-column table:style-name="co12" table:default-cell-style-name="ce5"/>
        <table:table-column table:style-name="co17" table:default-cell-style-name="ce5"/>
        <table:table-column table:style-name="co11" table:default-cell-style-name="ce5"/>
        <table:table-column table:style-name="co65" table:default-cell-style-name="ce5"/>
        <table:table-column table:style-name="co12" table:default-cell-style-name="ce5"/>
        <table:table-column table:style-name="co16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5" table:default-cell-style-name="ce5"/>
        <table:table-column table:style-name="co20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15" table:number-columns-repeated="4" table:default-cell-style-name="ce5"/>
        <table:table-column table:style-name="co78" table:default-cell-style-name="ce5"/>
        <table:table-column table:style-name="co15" table:number-columns-repeated="2" table:default-cell-style-name="ce5"/>
        <table:table-column table:style-name="co16" table:number-columns-repeated="3" table:default-cell-style-name="ce5"/>
        <table:table-column table:style-name="co19" table:default-cell-style-name="ce5"/>
        <table:table-column table:style-name="co78" table:number-columns-repeated="16" table:default-cell-style-name="ce5"/>
        <table:table-column table:style-name="co5" table:number-columns-repeated="975" table:default-cell-style-name="ce5"/>
        <table:table-row table:style-name="ro3">
          <table:table-cell office:value-type="string" calcext:value-type="string">
            <text:p>COVERAGE</text:p>
          </table:table-cell>
          <table:table-cell table:style-name="ce43" table:formula="of:=COUNTIF([.B3:.B300];&quot;=DONE&quot;)/COUNTA([.A3:.A300])" office:value-type="percentage" office:value="0.533333333333333" calcext:value-type="percentage">
            <text:p>53%</text:p>
          </table:table-cell>
          <table:table-cell table:style-name="ce75" office:value-type="string" calcext:value-type="string" table:number-columns-spanned="15" table:number-rows-spanned="1">
            <text:p>INPUTS</text:p>
          </table:table-cell>
          <table:covered-table-cell table:number-columns-repeated="14"/>
          <table:table-cell table:style-name="ce75" office:value-type="string" calcext:value-type="string" table:number-columns-spanned="32" table:number-rows-spanned="1">
            <text:p>EVAL</text:p>
          </table:table-cell>
          <table:covered-table-cell table:number-columns-repeated="31"/>
          <table:table-cell table:number-columns-repeated="975"/>
        </table:table-row>
        <table:table-row table:style-name="ro3">
          <table:table-cell table:style-name="ce75" office:value-type="string" calcext:value-type="string">
            <text:p>OPERATOR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 table:number-columns-spanned="5" table:number-rows-spanned="1">
            <text:p>NUMERIC</text:p>
          </table:table-cell>
          <table:covered-table-cell table:number-columns-repeated="4"/>
          <table:table-cell table:style-name="ce75" office:value-type="string" calcext:value-type="string">
            <text:p>EMPTY</text:p>
          </table:table-cell>
          <table:table-cell table:style-name="ce75" office:value-type="string" calcext:value-type="string">
            <text:p>STRING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string" calcext:value-type="string" table:number-columns-spanned="7" table:number-rows-spanned="1">
            <text:p>ERROR</text:p>
          </table:table-cell>
          <table:covered-table-cell table:number-columns-repeated="6"/>
          <table:table-cell table:style-name="ce75" office:value-type="string" calcext:value-type="string">
            <text:p>ARRAY -&gt; VALUE</text:p>
          </table:table-cell>
          <table:table-cell table:style-name="ce75" office:value-type="string" calcext:value-type="string" table:number-columns-spanned="16" table:number-rows-spanned="1">
            <text:p>ARRAY -&gt; ARRAY</text:p>
          </table:table-cell>
          <table:covered-table-cell table:number-columns-repeated="15"/>
          <table:table-cell table:number-columns-repeated="975"/>
        </table:table-row>
        <table:table-row table:style-name="ro3">
          <table:table-cell table:style-name="ce38" office:value-type="string" calcext:value-type="string">
            <text:p>+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3]+[.D3]" office:value-type="float" office:value="1" calcext:value-type="float">
            <text:p>1.0</text:p>
          </table:table-cell>
          <table:table-cell table:style-name="ce18" table:formula="of:=[.D3]+[.E3]" office:value-type="float" office:value="3.3" calcext:value-type="float">
            <text:p>3.3</text:p>
          </table:table-cell>
          <table:table-cell table:style-name="ce18" table:formula="of:=[.E3]+[.F3]" office:value-type="float" office:value="12.3" calcext:value-type="float">
            <text:p>12.3</text:p>
          </table:table-cell>
          <table:table-cell table:style-name="ce18" table:formula="of:=[.F3]+[.G3]" office:value-type="float" office:value="9" calcext:value-type="float">
            <text:p>9.0</text:p>
          </table:table-cell>
          <table:table-cell table:style-name="ce18" table:formula="of:=[.G3]+[.H3]" office:value-type="float" office:value="-1" calcext:value-type="float">
            <text:p>-1.0</text:p>
          </table:table-cell>
          <table:table-cell table:style-name="ce18" table:formula="of:=[.H3]+[.I3]" office:value-type="string" office:string-value="" calcext:value-type="error">
            <text:p>#VALUE!</text:p>
          </table:table-cell>
          <table:table-cell table:style-name="ce18" table:formula="of:=[.I3]+&quot;a&quot;" office:value-type="string" office:string-value="" calcext:value-type="error">
            <text:p>#VALUE!</text:p>
          </table:table-cell>
          <table:table-cell table:style-name="ce18" table:formula="of:=[.J3]+[.D3]" office:value-type="float" office:value="2" calcext:value-type="float">
            <text:p>2.0</text:p>
          </table:table-cell>
          <table:table-cell table:style-name="ce18" table:formula="of:=[.K3]+[.L3]" office:value-type="string" office:string-value="" calcext:value-type="error">
            <text:p>#VALUE!</text:p>
          </table:table-cell>
          <table:table-cell table:style-name="ce18" table:formula="of:=[.L3]+[.M3]" office:value-type="string" office:string-value="" calcext:value-type="error">
            <text:p>#N/A</text:p>
          </table:table-cell>
          <table:table-cell table:style-name="ce18" table:formula="of:=[.M3]+[.N3]" office:value-type="string" office:string-value="" calcext:value-type="error">
            <text:p>#DIV/0!</text:p>
          </table:table-cell>
          <table:table-cell table:style-name="ce18" table:formula="of:=[.N3]+[.O3]" office:value-type="string" office:string-value="" calcext:value-type="error">
            <text:p>#NAME?</text:p>
          </table:table-cell>
          <table:table-cell table:style-name="ce18" table:formula="of:=[.O3]+[.P3]" office:value-type="string" office:string-value="" calcext:value-type="error">
            <text:p>#NULL!</text:p>
          </table:table-cell>
          <table:table-cell table:style-name="ce18" table:formula="of:=[.P3]+[.Q3]" office:value-type="string" office:string-value="" calcext:value-type="error">
            <text:p>#NUM!</text:p>
          </table:table-cell>
          <table:table-cell table:style-name="ce18" table:formula="of:=[.Q3]+[.R3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3:.G3]+[.D3]" office:value-type="float" office:value="1" calcext:value-type="float">
            <text:p>1.0</text:p>
          </table:table-cell>
          <table:table-cell table:style-name="ce9" table:number-matrix-columns-spanned="4" table:number-matrix-rows-spanned="1" table:formula="of:=[.C3:.P3]+3" office:value-type="float" office:value="3" calcext:value-type="float">
            <text:p>3.0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5.3" calcext:value-type="float">
            <text:p>5.3</text:p>
          </table:table-cell>
          <table:table-cell table:style-name="ce18" office:value-type="float" office:value="13" calcext:value-type="float">
            <text:p>13.0</text:p>
          </table:table-cell>
          <table:table-cell table:style-name="ce18" table:number-matrix-columns-spanned="12" table:number-matrix-rows-spanned="1" table:formula="of:=[.F3:.P3]+[.G3:.Q3]" office:value-type="float" office:value="9" calcext:value-type="float">
            <text:p>9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3"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4]-[.D4]" office:value-type="float" office:value="-1" calcext:value-type="float">
            <text:p>-1.0</text:p>
          </table:table-cell>
          <table:table-cell table:style-name="ce18" table:formula="of:=[.D4]-[.E4]" office:value-type="float" office:value="-1.3" calcext:value-type="float">
            <text:p>-1.3</text:p>
          </table:table-cell>
          <table:table-cell table:style-name="ce18" table:formula="of:=[.E4]-[.F4]" office:value-type="float" office:value="-7.7" calcext:value-type="float">
            <text:p>-7.7</text:p>
          </table:table-cell>
          <table:table-cell table:style-name="ce18" table:formula="of:=[.F4]-[.G4]" office:value-type="float" office:value="11" calcext:value-type="float">
            <text:p>11.0</text:p>
          </table:table-cell>
          <table:table-cell table:style-name="ce18" table:formula="of:=[.G4]-[.H4]" office:value-type="float" office:value="-1" calcext:value-type="float">
            <text:p>-1.0</text:p>
          </table:table-cell>
          <table:table-cell table:style-name="ce18" table:formula="of:=[.H4]-[.I4]" office:value-type="string" office:string-value="" calcext:value-type="error">
            <text:p>#VALUE!</text:p>
          </table:table-cell>
          <table:table-cell table:style-name="ce18" table:formula="of:=[.I4]-&quot;a&quot;" office:value-type="string" office:string-value="" calcext:value-type="error">
            <text:p>#VALUE!</text:p>
          </table:table-cell>
          <table:table-cell table:style-name="ce18" table:formula="of:=[.J4]-[.D4]" office:value-type="float" office:value="0" calcext:value-type="float">
            <text:p>0.0</text:p>
          </table:table-cell>
          <table:table-cell table:style-name="ce18" table:formula="of:=[.K4]-[.L4]" office:value-type="string" office:string-value="" calcext:value-type="error">
            <text:p>#VALUE!</text:p>
          </table:table-cell>
          <table:table-cell table:style-name="ce18" table:formula="of:=[.L4]-[.M4]" office:value-type="string" office:string-value="" calcext:value-type="error">
            <text:p>#N/A</text:p>
          </table:table-cell>
          <table:table-cell table:style-name="ce18" table:formula="of:=[.M4]-[.N4]" office:value-type="string" office:string-value="" calcext:value-type="error">
            <text:p>#DIV/0!</text:p>
          </table:table-cell>
          <table:table-cell table:style-name="ce18" table:formula="of:=[.N4]-[.O4]" office:value-type="string" office:string-value="" calcext:value-type="error">
            <text:p>#NAME?</text:p>
          </table:table-cell>
          <table:table-cell table:style-name="ce18" table:formula="of:=[.O4]-[.P4]" office:value-type="string" office:string-value="" calcext:value-type="error">
            <text:p>#NULL!</text:p>
          </table:table-cell>
          <table:table-cell table:style-name="ce18" table:formula="of:=[.P4]-[.Q4]" office:value-type="string" office:string-value="" calcext:value-type="error">
            <text:p>#NUM!</text:p>
          </table:table-cell>
          <table:table-cell table:style-name="ce18" table:formula="of:=[.Q4]-[.R4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4:.G4]-[.D4]" office:value-type="float" office:value="-1" calcext:value-type="float">
            <text:p>-1.0</text:p>
          </table:table-cell>
          <table:table-cell table:style-name="ce9" table:number-matrix-columns-spanned="4" table:number-matrix-rows-spanned="1" table:formula="of:=[.C4:.P4]-3" office:value-type="float" office:value="-3" calcext:value-type="float">
            <text:p>-3.0</text:p>
          </table:table-cell>
          <table:table-cell table:style-name="ce18" office:value-type="float" office:value="-2" calcext:value-type="float">
            <text:p>-2.0</text:p>
          </table:table-cell>
          <table:table-cell table:style-name="ce18" office:value-type="float" office:value="-0.7" calcext:value-type="float">
            <text:p>-0.7</text:p>
          </table:table-cell>
          <table:table-cell table:style-name="ce18" office:value-type="float" office:value="7" calcext:value-type="float">
            <text:p>7.0</text:p>
          </table:table-cell>
          <table:table-cell table:style-name="ce18" table:number-matrix-columns-spanned="12" table:number-matrix-rows-spanned="1" table:formula="of:=[.F4:.P4]-[.G4:.Q4]" office:value-type="float" office:value="11" calcext:value-type="float">
            <text:p>11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U-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-[.C5]" office:value-type="float" office:value="-0" calcext:value-type="float">
            <text:p>0.0</text:p>
          </table:table-cell>
          <table:table-cell table:style-name="ce18" table:formula="of:=-[.D5]" office:value-type="float" office:value="-1" calcext:value-type="float">
            <text:p>-1.0</text:p>
          </table:table-cell>
          <table:table-cell table:style-name="ce18" table:formula="of:=-[.E5]" office:value-type="float" office:value="-2.3" calcext:value-type="float">
            <text:p>-2.3</text:p>
          </table:table-cell>
          <table:table-cell table:style-name="ce18" table:formula="of:=-[.F5]" office:value-type="float" office:value="-10" calcext:value-type="float">
            <text:p>-10.0</text:p>
          </table:table-cell>
          <table:table-cell table:style-name="ce18" table:formula="of:=-[.G5]" office:value-type="float" office:value="1" calcext:value-type="float">
            <text:p>1.0</text:p>
          </table:table-cell>
          <table:table-cell table:style-name="ce18" table:formula="of:=-[.H5]" office:value-type="float" office:value="-0" calcext:value-type="float">
            <text:p>0.0</text:p>
          </table:table-cell>
          <table:table-cell table:style-name="ce18" table:formula="of:=-[.I5]" office:value-type="string" office:string-value="" calcext:value-type="error">
            <text:p>#VALUE!</text:p>
          </table:table-cell>
          <table:table-cell table:style-name="ce18" table:formula="of:=-[.J5]" office:value-type="float" office:value="-1" calcext:value-type="float">
            <text:p>-1.0</text:p>
          </table:table-cell>
          <table:table-cell table:style-name="ce18" table:formula="of:=-[.K5]" office:value-type="string" office:string-value="" calcext:value-type="error">
            <text:p>#VALUE!</text:p>
          </table:table-cell>
          <table:table-cell table:style-name="ce18" table:formula="of:=-[.L5]" office:value-type="string" office:string-value="" calcext:value-type="error">
            <text:p>#N/A</text:p>
          </table:table-cell>
          <table:table-cell table:style-name="ce18" table:formula="of:=-[.M5]" office:value-type="string" office:string-value="" calcext:value-type="error">
            <text:p>#DIV/0!</text:p>
          </table:table-cell>
          <table:table-cell table:style-name="ce18" table:formula="of:=-[.N5]" office:value-type="string" office:string-value="" calcext:value-type="error">
            <text:p>#NAME?</text:p>
          </table:table-cell>
          <table:table-cell table:style-name="ce18" table:formula="of:=-[.O5]" office:value-type="string" office:string-value="" calcext:value-type="error">
            <text:p>#NULL!</text:p>
          </table:table-cell>
          <table:table-cell table:style-name="ce18" table:formula="of:=-[.P5]" office:value-type="string" office:string-value="" calcext:value-type="error">
            <text:p>#NUM!</text:p>
          </table:table-cell>
          <table:table-cell table:style-name="ce18" table:formula="of:=-[.Q5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-[.C5:.G5]" office:value-type="float" office:value="-0" calcext:value-type="float">
            <text:p>0.0</text:p>
          </table:table-cell>
          <table:table-cell table:style-name="ce9" table:number-matrix-columns-spanned="16" table:number-matrix-rows-spanned="1" table:formula="of:=-[.C5:.Q5]" office:value-type="float" office:value="-0" calcext:value-type="float">
            <text:p>0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-2.3" calcext:value-type="float">
            <text:p>-2.3</text:p>
          </table:table-cell>
          <table:table-cell table:style-name="ce18" office:value-type="float" office:value="-10" calcext:value-type="float">
            <text:p>-1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-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U+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+[.C6]" office:value-type="float" office:value="0" calcext:value-type="float">
            <text:p>0.0</text:p>
          </table:table-cell>
          <table:table-cell table:style-name="ce18" table:formula="of:=+[.D6]" office:value-type="float" office:value="1" calcext:value-type="float">
            <text:p>1.0</text:p>
          </table:table-cell>
          <table:table-cell table:style-name="ce18" table:formula="of:=+[.E6]" office:value-type="float" office:value="2.3" calcext:value-type="float">
            <text:p>2.3</text:p>
          </table:table-cell>
          <table:table-cell table:style-name="ce18" table:formula="of:=+[.F6]" office:value-type="float" office:value="10" calcext:value-type="float">
            <text:p>10.0</text:p>
          </table:table-cell>
          <table:table-cell table:style-name="ce18" table:formula="of:=+[.G6]" office:value-type="float" office:value="-1" calcext:value-type="float">
            <text:p>-1.0</text:p>
          </table:table-cell>
          <table:table-cell table:style-name="ce18" table:formula="of:=+[.H6]" office:value-type="float" office:value="0" calcext:value-type="float">
            <text:p>0.0</text:p>
          </table:table-cell>
          <table:table-cell table:style-name="ce18" table:formula="of:=+[.I6]" office:value-type="string" office:string-value="ciao" calcext:value-type="string">
            <text:p>ciao</text:p>
          </table:table-cell>
          <table:table-cell table:style-name="ce18" table:formula="of:=+[.J6]" office:value-type="float" office:value="1" calcext:value-type="float">
            <text:p>1.0</text:p>
          </table:table-cell>
          <table:table-cell table:style-name="ce18" table:formula="of:=+[.K6]" office:value-type="string" office:string-value="" calcext:value-type="error">
            <text:p>#VALUE!</text:p>
          </table:table-cell>
          <table:table-cell table:style-name="ce18" table:formula="of:=+[.L6]" office:value-type="string" office:string-value="" calcext:value-type="error">
            <text:p>#N/A</text:p>
          </table:table-cell>
          <table:table-cell table:style-name="ce18" table:formula="of:=+[.M6]" office:value-type="string" office:string-value="" calcext:value-type="error">
            <text:p>#DIV/0!</text:p>
          </table:table-cell>
          <table:table-cell table:style-name="ce18" table:formula="of:=+[.N6]" office:value-type="string" office:string-value="" calcext:value-type="error">
            <text:p>#NAME?</text:p>
          </table:table-cell>
          <table:table-cell table:style-name="ce18" table:formula="of:=+[.O6]" office:value-type="string" office:string-value="" calcext:value-type="error">
            <text:p>#NULL!</text:p>
          </table:table-cell>
          <table:table-cell table:style-name="ce18" table:formula="of:=+[.P6]" office:value-type="string" office:string-value="" calcext:value-type="error">
            <text:p>#NUM!</text:p>
          </table:table-cell>
          <table:table-cell table:style-name="ce18" table:formula="of:=+[.Q6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+[.C6:.G6]" office:value-type="float" office:value="0" calcext:value-type="float">
            <text:p>0.0</text:p>
          </table:table-cell>
          <table:table-cell table:style-name="ce9" table:number-matrix-columns-spanned="16" table:number-matrix-rows-spanned="1" table:formula="of:=+[.C6:.Q6]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2.3" calcext:value-type="float">
            <text:p>2.3</text:p>
          </table:table-cell>
          <table:table-cell table:style-name="ce18" office:value-type="float" office:value="10" calcext:value-type="float">
            <text:p>10.0</text:p>
          </table:table-cell>
          <table:table-cell table:style-name="ce18" office:value-type="float" office:value="-1" calcext:value-type="float">
            <text:p>-1.0</text:p>
          </table:table-cell>
          <table:table-cell table:style-name="ce18" office:value-type="float" office:value="0" calcext:value-type="float">
            <text:p/>
          </table:table-cell>
          <table:table-cell table:style-name="ce18" office:value-type="string" office:string-value="ciao" calcext:value-type="string">
            <text:p>ciao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table:style-name="ce18" office:value-type="string" office:string-value="" calcext:value-type="error">
            <text:p>#REF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*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7]*[.D7]" office:value-type="float" office:value="0" calcext:value-type="float">
            <text:p>0.0</text:p>
          </table:table-cell>
          <table:table-cell table:style-name="ce18" table:formula="of:=[.D7]*[.E7]" office:value-type="float" office:value="2.3" calcext:value-type="float">
            <text:p>2.3</text:p>
          </table:table-cell>
          <table:table-cell table:style-name="ce18" table:formula="of:=[.E7]*[.F7]" office:value-type="float" office:value="23" calcext:value-type="float">
            <text:p>23.0</text:p>
          </table:table-cell>
          <table:table-cell table:style-name="ce18" table:formula="of:=[.F7]*[.G7]" office:value-type="float" office:value="-10" calcext:value-type="float">
            <text:p>-10.0</text:p>
          </table:table-cell>
          <table:table-cell table:style-name="ce18" table:formula="of:=[.G7]*[.H7]" office:value-type="float" office:value="-0" calcext:value-type="float">
            <text:p>0.0</text:p>
          </table:table-cell>
          <table:table-cell table:style-name="ce18" table:formula="of:=[.H7]*[.I7]" office:value-type="string" office:string-value="" calcext:value-type="error">
            <text:p>#VALUE!</text:p>
          </table:table-cell>
          <table:table-cell table:style-name="ce18" table:formula="of:=[.I7]*&quot;a&quot;" office:value-type="string" office:string-value="" calcext:value-type="error">
            <text:p>#VALUE!</text:p>
          </table:table-cell>
          <table:table-cell table:style-name="ce18" table:formula="of:=[.J7]*[.D7]" office:value-type="float" office:value="1" calcext:value-type="float">
            <text:p>1.0</text:p>
          </table:table-cell>
          <table:table-cell table:style-name="ce18" table:formula="of:=[.K7]*[.L7]" office:value-type="string" office:string-value="" calcext:value-type="error">
            <text:p>#VALUE!</text:p>
          </table:table-cell>
          <table:table-cell table:style-name="ce18" table:formula="of:=[.L7]*[.M7]" office:value-type="string" office:string-value="" calcext:value-type="error">
            <text:p>#N/A</text:p>
          </table:table-cell>
          <table:table-cell table:style-name="ce18" table:formula="of:=[.M7]*[.N7]" office:value-type="string" office:string-value="" calcext:value-type="error">
            <text:p>#DIV/0!</text:p>
          </table:table-cell>
          <table:table-cell table:style-name="ce18" table:formula="of:=[.N7]*[.O7]" office:value-type="string" office:string-value="" calcext:value-type="error">
            <text:p>#NAME?</text:p>
          </table:table-cell>
          <table:table-cell table:style-name="ce18" table:formula="of:=[.O7]*[.P7]" office:value-type="string" office:string-value="" calcext:value-type="error">
            <text:p>#NULL!</text:p>
          </table:table-cell>
          <table:table-cell table:style-name="ce18" table:formula="of:=[.P7]*[.Q7]" office:value-type="string" office:string-value="" calcext:value-type="error">
            <text:p>#NUM!</text:p>
          </table:table-cell>
          <table:table-cell table:style-name="ce18" table:formula="of:=[.Q7]*[.R7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7:.G7]*[.D7]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7:.P7]*3" office:value-type="float" office:value="0" calcext:value-type="float">
            <text:p>0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6.9" calcext:value-type="float">
            <text:p>6.9</text:p>
          </table:table-cell>
          <table:table-cell table:style-name="ce18" office:value-type="float" office:value="30" calcext:value-type="float">
            <text:p>30.0</text:p>
          </table:table-cell>
          <table:table-cell table:style-name="ce18" table:number-matrix-columns-spanned="12" table:number-matrix-rows-spanned="1" table:formula="of:=[.F7:.P7]*[.G7:.Q7]" office:value-type="float" office:value="-10" calcext:value-type="float">
            <text:p>-10.0</text:p>
          </table:table-cell>
          <table:table-cell table:style-name="ce18" office:value-type="float" office:value="-0" calcext:value-type="float">
            <text:p>0.0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/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8]/[.D8]" office:value-type="float" office:value="0" calcext:value-type="float">
            <text:p>0.0</text:p>
          </table:table-cell>
          <table:table-cell table:style-name="ce18" table:formula="of:=[.D8]/[.E8]" office:value-type="float" office:value="0.434782608695652" calcext:value-type="float">
            <text:p>0.4</text:p>
          </table:table-cell>
          <table:table-cell table:style-name="ce18" table:formula="of:=[.E8]/[.F8]" office:value-type="float" office:value="0.23" calcext:value-type="float">
            <text:p>0.2</text:p>
          </table:table-cell>
          <table:table-cell table:style-name="ce18" table:formula="of:=[.F8]/[.G8]" office:value-type="float" office:value="-10" calcext:value-type="float">
            <text:p>-10.0</text:p>
          </table:table-cell>
          <table:table-cell table:style-name="ce18" table:formula="of:=[.G8]/[.H8]" office:value-type="string" office:string-value="" calcext:value-type="error">
            <text:p>#DIV/0!</text:p>
          </table:table-cell>
          <table:table-cell table:style-name="ce18" table:formula="of:=[.H8]/[.I8]" office:value-type="string" office:string-value="" calcext:value-type="error">
            <text:p>#VALUE!</text:p>
          </table:table-cell>
          <table:table-cell table:style-name="ce18" table:formula="of:=[.I8]/&quot;a&quot;" office:value-type="string" office:string-value="" calcext:value-type="error">
            <text:p>#VALUE!</text:p>
          </table:table-cell>
          <table:table-cell table:style-name="ce18" table:formula="of:=[.J8]/[.D8]" office:value-type="float" office:value="1" calcext:value-type="float">
            <text:p>1.0</text:p>
          </table:table-cell>
          <table:table-cell table:style-name="ce18" table:formula="of:=[.K8]/[.L8]" office:value-type="string" office:string-value="" calcext:value-type="error">
            <text:p>#VALUE!</text:p>
          </table:table-cell>
          <table:table-cell table:style-name="ce18" table:formula="of:=[.L8]/[.M8]" office:value-type="string" office:string-value="" calcext:value-type="error">
            <text:p>#N/A</text:p>
          </table:table-cell>
          <table:table-cell table:style-name="ce18" table:formula="of:=[.M8]/[.N8]" office:value-type="string" office:string-value="" calcext:value-type="error">
            <text:p>#DIV/0!</text:p>
          </table:table-cell>
          <table:table-cell table:style-name="ce18" table:formula="of:=[.N8]/[.O8]" office:value-type="string" office:string-value="" calcext:value-type="error">
            <text:p>#NAME?</text:p>
          </table:table-cell>
          <table:table-cell table:style-name="ce18" table:formula="of:=[.O8]/[.P8]" office:value-type="string" office:string-value="" calcext:value-type="error">
            <text:p>#NULL!</text:p>
          </table:table-cell>
          <table:table-cell table:style-name="ce18" table:formula="of:=[.P8]/[.Q8]" office:value-type="string" office:string-value="" calcext:value-type="error">
            <text:p>#NUM!</text:p>
          </table:table-cell>
          <table:table-cell table:style-name="ce18" table:formula="of:=[.Q8]/[.R8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8:.G8]/[.D8]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8:.P8]/3" office:value-type="float" office:value="0" calcext:value-type="float">
            <text:p>0.0</text:p>
          </table:table-cell>
          <table:table-cell table:style-name="ce18" office:value-type="float" office:value="0.333333333333333" calcext:value-type="float">
            <text:p>0.3</text:p>
          </table:table-cell>
          <table:table-cell table:style-name="ce18" office:value-type="float" office:value="0.766666666666667" calcext:value-type="float">
            <text:p>0.8</text:p>
          </table:table-cell>
          <table:table-cell table:style-name="ce18" office:value-type="float" office:value="3.33333333333333" calcext:value-type="float">
            <text:p>3.3</text:p>
          </table:table-cell>
          <table:table-cell table:style-name="ce18" table:number-matrix-columns-spanned="12" table:number-matrix-rows-spanned="1" table:formula="of:=[.F8:.P8]/[.G8:.Q8]" office:value-type="float" office:value="-10" calcext:value-type="float">
            <text:p>-10.0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VALUE!</text:p>
          </table:table-cell>
          <table:table-cell table:style-name="ce18" office:value-type="string" office:string-value="" calcext:value-type="error">
            <text:p>#N/A</text:p>
          </table:table-cell>
          <table:table-cell table:style-name="ce18" office:value-type="string" office:string-value="" calcext:value-type="error">
            <text:p>#DIV/0!</text:p>
          </table:table-cell>
          <table:table-cell table:style-name="ce18" office:value-type="string" office:string-value="" calcext:value-type="error">
            <text:p>#NAME?</text:p>
          </table:table-cell>
          <table:table-cell table:style-name="ce18" office:value-type="string" office:string-value="" calcext:value-type="error">
            <text:p>#NULL!</text:p>
          </table:table-cell>
          <table:table-cell table:style-name="ce18" office:value-type="string" office:string-value="" calcext:value-type="error">
            <text:p>#NUM!</text:p>
          </table:table-cell>
          <table:table-cell office:value-type="string" office:string-value="" calcext:value-type="error">
            <text:p>#N/A</text:p>
          </table:table-cell>
          <table:table-cell table:number-columns-repeated="975"/>
        </table:table-row>
        <table:table-row table:style-name="ro4">
          <table:table-cell table:style-name="ce38" office:value-type="string" calcext:value-type="string">
            <text:p>^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9]^[.D9]" office:value-type="float" office:value="0" calcext:value-type="float">
            <text:p>0.0</text:p>
          </table:table-cell>
          <table:table-cell table:style-name="ce18" table:formula="of:=[.D9]^[.E9]" office:value-type="float" office:value="1" calcext:value-type="float">
            <text:p>1.0</text:p>
          </table:table-cell>
          <table:table-cell table:style-name="ce18" table:formula="of:=[.E9]^[.F9]" office:value-type="float" office:value="4142.6511213649" calcext:value-type="float">
            <text:p>4142.7</text:p>
          </table:table-cell>
          <table:table-cell table:style-name="ce18" table:formula="of:=[.F9]^[.G9]" office:value-type="float" office:value="0.1" calcext:value-type="float">
            <text:p>0.1</text:p>
          </table:table-cell>
          <table:table-cell table:style-name="ce18" table:formula="of:=[.G9]^[.H9]" office:value-type="float" office:value="1" calcext:value-type="float">
            <text:p>1.0</text:p>
          </table:table-cell>
          <table:table-cell table:style-name="ce18" table:formula="of:=[.H9]^[.I9]" office:value-type="string" office:string-value="" calcext:value-type="error">
            <text:p>#VALUE!</text:p>
          </table:table-cell>
          <table:table-cell table:formula="of:=[.I9]^&quot;a&quot;" office:value-type="string" office:string-value="" calcext:value-type="error">
            <text:p>#VALUE!</text:p>
          </table:table-cell>
          <table:table-cell table:style-name="ce18" table:formula="of:=[.J9]^[.D9]" office:value-type="float" office:value="1" calcext:value-type="float">
            <text:p>1.0</text:p>
          </table:table-cell>
          <table:table-cell table:style-name="ce18" table:formula="of:=[.K9]^[.L9]" office:value-type="string" office:string-value="" calcext:value-type="error">
            <text:p>#VALUE!</text:p>
          </table:table-cell>
          <table:table-cell table:style-name="ce18" table:formula="of:=[.L9]^[.M9]" office:value-type="string" office:string-value="" calcext:value-type="error">
            <text:p>#N/A</text:p>
          </table:table-cell>
          <table:table-cell table:style-name="ce18" table:formula="of:=[.M9]^[.N9]" office:value-type="string" office:string-value="" calcext:value-type="error">
            <text:p>#DIV/0!</text:p>
          </table:table-cell>
          <table:table-cell table:style-name="ce18" table:formula="of:=[.N9]^[.O9]" office:value-type="string" office:string-value="" calcext:value-type="error">
            <text:p>#NAME?</text:p>
          </table:table-cell>
          <table:table-cell table:style-name="ce18" table:formula="of:=[.O9]^[.P9]" office:value-type="string" office:string-value="" calcext:value-type="error">
            <text:p>#NULL!</text:p>
          </table:table-cell>
          <table:table-cell table:style-name="ce18" table:formula="of:=[.P9]^[.Q9]" office:value-type="string" office:string-value="" calcext:value-type="error">
            <text:p>#NUM!</text:p>
          </table:table-cell>
          <table:table-cell table:style-name="ce18" table:formula="of:=[.Q9]^[.R9]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9:.G9]^[.D9]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9:.P9]^3" office:value-type="float" office:value="0" calcext:value-type="float">
            <text:p>0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2.167" calcext:value-type="float">
            <text:p>12.2</text:p>
          </table:table-cell>
          <table:table-cell table:style-name="ce18" office:value-type="float" office:value="1000" calcext:value-type="float">
            <text:p>1000.0</text:p>
          </table:table-cell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38" office:value-type="string" calcext:value-type="string">
            <text:p>&lt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lt;=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gt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gt;=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=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lt;&gt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138" office:value-type="string" calcext:value-type="string">
            <text:p>&amp;</text:p>
          </table:table-cell>
          <table:table-cell table:style-name="Default" table:number-columns-repeated="36"/>
          <table:table-cell table:style-name="ce18" table:number-columns-repeated="11"/>
          <table:table-cell table:number-columns-repeated="976"/>
        </table:table-row>
        <table:table-row table:style-name="ro4"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8"/>
          <table:table-cell table:style-name="ce18" office:value-type="string" calcext:value-type="string">
            <text:p>ciao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8" table:formula="of:=#VALUE!" office:value-type="string" office:string-value="" calcext:value-type="error">
            <text:p>#VALUE!</text:p>
          </table:table-cell>
          <table:table-cell table:style-name="ce18" table:formula="of:=#N/A" office:value-type="string" office:string-value="" calcext:value-type="error">
            <text:p>#N/A</text:p>
          </table:table-cell>
          <table:table-cell table:style-name="ce8" table:formula="of:=#DIV/0!" office:value-type="string" office:string-value="" calcext:value-type="error">
            <text:p>#DIV/0!</text:p>
          </table:table-cell>
          <table:table-cell table:style-name="ce8" table:formula="of:=#NAME?" office:value-type="string" office:string-value="" calcext:value-type="error">
            <text:p>#NAME?</text:p>
          </table:table-cell>
          <table:table-cell table:style-name="ce8" table:formula="of:=#NULL!" office:value-type="string" office:string-value="" calcext:value-type="error">
            <text:p>#NULL!</text:p>
          </table:table-cell>
          <table:table-cell table:style-name="ce8" table:formula="of:=#NUM!" office:value-type="string" office:string-value="" calcext:value-type="error">
            <text:p>#NUM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18" table:formula="of:=[.C17]%" office:value-type="float" office:value="0" calcext:value-type="float">
            <text:p>0.0</text:p>
          </table:table-cell>
          <table:table-cell table:style-name="ce18" table:formula="of:=[.D17]%" office:value-type="float" office:value="0.01" calcext:value-type="float">
            <text:p>0.0</text:p>
          </table:table-cell>
          <table:table-cell table:style-name="ce18" table:formula="of:=[.E17]%" office:value-type="float" office:value="0.023" calcext:value-type="float">
            <text:p>0.0</text:p>
          </table:table-cell>
          <table:table-cell table:style-name="ce18" table:formula="of:=[.F17]%" office:value-type="float" office:value="0.1" calcext:value-type="float">
            <text:p>0.1</text:p>
          </table:table-cell>
          <table:table-cell table:style-name="ce18" table:formula="of:=[.G17]%" office:value-type="float" office:value="-0.01" calcext:value-type="float">
            <text:p>0.0</text:p>
          </table:table-cell>
          <table:table-cell table:style-name="ce18" table:formula="of:=[.H17]%" office:value-type="float" office:value="0" calcext:value-type="float">
            <text:p>0.0</text:p>
          </table:table-cell>
          <table:table-cell table:style-name="ce18" table:formula="of:=[.I17]%" office:value-type="string" office:string-value="" calcext:value-type="error">
            <text:p>#VALUE!</text:p>
          </table:table-cell>
          <table:table-cell table:style-name="ce18" table:formula="of:=[.J17]%" office:value-type="float" office:value="0.01" calcext:value-type="float">
            <text:p>0.0</text:p>
          </table:table-cell>
          <table:table-cell table:style-name="ce18" table:formula="of:=[.K17]%" office:value-type="string" office:string-value="" calcext:value-type="error">
            <text:p>#VALUE!</text:p>
          </table:table-cell>
          <table:table-cell table:style-name="ce18" table:formula="of:=[.L17]%" office:value-type="string" office:string-value="" calcext:value-type="error">
            <text:p>#N/A</text:p>
          </table:table-cell>
          <table:table-cell table:style-name="ce18" table:formula="of:=[.M17]%" office:value-type="string" office:string-value="" calcext:value-type="error">
            <text:p>#DIV/0!</text:p>
          </table:table-cell>
          <table:table-cell table:style-name="ce18" table:formula="of:=[.N17]%" office:value-type="string" office:string-value="" calcext:value-type="error">
            <text:p>#NAME?</text:p>
          </table:table-cell>
          <table:table-cell table:style-name="ce18" table:formula="of:=[.O17]%" office:value-type="string" office:string-value="" calcext:value-type="error">
            <text:p>#NULL!</text:p>
          </table:table-cell>
          <table:table-cell table:style-name="ce18" table:formula="of:=[.P17]%" office:value-type="string" office:string-value="" calcext:value-type="error">
            <text:p>#NUM!</text:p>
          </table:table-cell>
          <table:table-cell table:style-name="ce18" table:formula="of:=[.Q17]%" office:value-type="string" office:string-value="" calcext:value-type="error">
            <text:p>#REF!</text:p>
          </table:table-cell>
          <table:table-cell table:style-name="ce9" table:number-matrix-columns-spanned="1" table:number-matrix-rows-spanned="1" table:formula="of:=[.C17:.G17]%" office:value-type="float" office:value="0" calcext:value-type="float">
            <text:p>0.0</text:p>
          </table:table-cell>
          <table:table-cell table:style-name="ce9" table:number-matrix-columns-spanned="4" table:number-matrix-rows-spanned="1" table:formula="of:=[.C17:.P17]%" office:value-type="float" office:value="0" calcext:value-type="float">
            <text:p>0.0</text:p>
          </table:table-cell>
          <table:table-cell table:style-name="ce18" office:value-type="float" office:value="0.01" calcext:value-type="float">
            <text:p>0.0</text:p>
          </table:table-cell>
          <table:table-cell table:style-name="ce18" office:value-type="float" office:value="0.023" calcext:value-type="float">
            <text:p>0.0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table:number-columns-repeated="11"/>
          <table:table-cell table:number-columns-repeated="976"/>
        </table:table-row>
        <table:table-row table:style-name="ro4" table:number-rows-repeated="3">
          <table:table-cell table:number-columns-repeated="7"/>
          <table:table-cell table:style-name="ce18" table:number-columns-repeated="5"/>
          <table:table-cell table:style-name="ce8" table:number-columns-repeated="5"/>
          <table:table-cell table:style-name="ce18" table:number-columns-repeated="15"/>
          <table:table-cell table:style-name="ce9" table:number-columns-repeated="2"/>
          <table:table-cell table:style-name="ce18" table:number-columns-repeated="14"/>
          <table:table-cell table:number-columns-repeated="976"/>
        </table:table-row>
        <table:table-row table:style-name="ro4" table:number-rows-repeated="61">
          <table:table-cell table:number-columns-repeated="1024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E" table:style-name="ta1">
        <table:table-column table:style-name="co79" table:number-columns-repeated="5" table:default-cell-style-name="Default"/>
        <table:table-column table:style-name="co80" table:number-columns-repeated="2" table:default-cell-style-name="Default"/>
        <table:table-column table:style-name="co79" table:number-columns-repeated="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9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9" table:number-columns-repeated="2" table:default-cell-style-name="Default"/>
        <table:table-column table:style-name="co83" table:default-cell-style-name="Default"/>
        <table:table-column table:style-name="co84" table:number-columns-repeated="2" table:default-cell-style-name="Default"/>
        <table:table-column table:style-name="co79" table:number-columns-repeated="40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TRA" table:style-name="ta1">
        <table:table-column table:style-name="co85" table:default-cell-style-name="Default"/>
        <table:table-column table:style-name="co86" table:number-columns-repeated="4" table:default-cell-style-name="Default"/>
        <table:table-column table:style-name="co5" table:number-columns-repeated="2" table:default-cell-style-name="Default"/>
        <table:table-column table:style-name="co87" table:default-cell-style-name="Default"/>
        <table:table-column table:style-name="co5" table:number-columns-repeated="7" table:default-cell-style-name="Default"/>
        <table:table-column table:style-name="co88" table:default-cell-style-name="Default"/>
        <table:table-column table:style-name="co5" table:number-columns-repeated="4" table:default-cell-style-name="Default"/>
        <table:table-column table:style-name="co89" table:default-cell-style-name="Default"/>
        <table:table-column table:style-name="co5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1" table:default-cell-style-name="Default"/>
        <table:table-column table:style-name="co5" table:number-columns-repeated="37" table:default-cell-style-name="Default"/>
        <table:table-row table:style-name="ro1">
          <table:table-cell table:formula="of:={1;2;3|4;5;6}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formula="of:=['file:///Users/vincenzoarcidiacono/PycharmProjects/formulas/test/test_files/test_link.ods'#$Sheet1.A1]" office:value-type="float" office:value="5" calcext:value-type="float">
            <text:p>5</text:p>
          </table:table-cell>
          <table:table-cell table:number-columns-repeated="63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F" table:style-name="ta2">
        <table:table-column table:style-name="co79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3" table:style-name="ta2">
        <table:table-column table:style-name="co5" table:number-columns-repeated="1024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Users/vincenzoarcidiacono/PycharmProjects/formulas/test/test_files/test_link.ods'#Sheet1" table:print="false" table:style-name="ta_extref">
        <table:table-source xlink:type="simple" xlink:href="../test_link.ods" table:table-name="Sheet1" table:mode="copy-results-only"/>
        <table:table-column/>
        <table:table-row>
          <table:table-cell table:style-name="ce2" office:value-type="float" office:value="5">
            <text:p>5</text:p>
          </table:table-cell>
        </table:table-row>
      </table:table>
      <table:named-expressions>
        <table:named-range table:name="a" table:base-cell-address="$CORE.$A$1" table:cell-range-address="CORE.$B$2:CORE.$C$3"/>
        <table:named-range table:name="b" table:base-cell-address="$CORE.$A$1" table:cell-range-address="CORE.$D$2:CORE.$E$3"/>
        <table:named-range table:name="d" table:base-cell-address="$CORE.$A$1" table:cell-range-address="CORE.$B$4:CORE.$C$5"/>
        <table:named-range table:name="e" table:base-cell-address="$CORE.$A$1" table:cell-range-address="CORE.$D$4:CORE.$E$5"/>
        <table:named-range table:name="f" table:base-cell-address="$CORE.$A$1" table:cell-range-address="CORE.$G$2:CORE.$H$5"/>
        <table:named-range table:name="g" table:base-cell-address="$REF.$A$1" table:cell-range-address="REF.$B$2:REF.$B$5"/>
        <table:named-expression table:name="h" table:base-cell-address="$COVERAGE.$A$1" table:expression="[CORE.$K$4:.$K$6]![CORE.$J$5:.$L$5]"/>
        <table:named-expression table:name="i" table:base-cell-address="$COVERAGE.$A$1" table:expression="SUM([CORE.$M$4:.$N$5];h)"/>
        <table:named-expression table:name="l" table:base-cell-address="$COVERAGE.$A$1" table:expression="h+i"/>
        <table:named-expression table:name="NAMEDCELL123" table:base-cell-address="$COVERAGE.$A$1" table:expression="&quot;'ciao&quot;"/>
        <table:named-range table:name="QF_SYS_LISTPRICECURRENCY" table:base-cell-address="$CORE.$A$1" table:cell-range-address="CORE.$F$12"/>
        <table:named-range table:name="_1234\5678\90" table:base-cell-address="$CORE.$A$1" table:cell-range-address="CORE.$G$21"/>
        <table:named-range table:name="_1234\5678\91" table:base-cell-address="$CORE.$A$1" table:cell-range-address="CORE.$F$21"/>
      </table:named-expressions>
      <table:database-ranges>
        <table:database-range table:name="__Anonymous_Sheet_DB__3" table:target-range-address="CUBE.A3:CUBE.A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DATABASE.A3:DATABASE.A14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WEB.A3:WEB.A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Menlo" svg:font-family="Menlo"/>
    <style:font-face style:name="Segoe UI" svg:font-family="'Segoe UI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1">
      <number:month number:textual="true"/>
      <number:text>-</number:text>
      <number:year/>
    </number:dat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47" number:min-decimal-places="47" number:min-integer-digits="1"/>
    </number:number-style>
    <number:number-style style:name="N118">
      <number:scientific-number number:decimal-places="5" number:min-decimal-places="5" number:min-integer-digits="1" number:min-exponent-digits="2" number:exponent-interval="1" number:forced-exponent-sign="true"/>
    </number:number-style>
    <number:percentage-style style:name="N119">
      <number:number number:decimal-places="1" number:min-decimal-places="1" number:min-integer-digits="1"/>
      <number:text>%</number:text>
    </number:percentage-style>
    <number:currency-style style:name="N121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date-style style:name="N10111" number:language="en" number:country="I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12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_20_cent" style:display-name="Per 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7:01:57.517894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initial-creator>Microsoft Office User</meta:initial-creator>
    <meta:creation-date>2017-01-29T15:20:06Z</meta:creation-date>
    <dc:date>2025-08-19T17:05:18.371952921</dc:date>
    <meta:editing-duration>PT9H10M34S</meta:editing-duration>
    <meta:editing-cycles>92</meta:editing-cycles>
    <meta:document-statistic meta:table-count="20" meta:cell-count="2895" meta:object-count="0"/>
  </office:meta>
</office:document-meta>
</file>